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6.042cm" svg:height="20.107cm" svg:x="32.131cm" svg:y="1.275cm">
            <draw:object draw:notify-on-update-of-ranges="Tabelle1.M8:Tabelle1.M108 Tabelle1.N8:Tabelle1.N108 Tabelle1.V51:Tabelle1.V67 Tabelle1.W51:Tabelle1.W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v</text:p>
          </table:table-cell>
          <table:table-cell table:formula="of:=(-[.B2]*[.B3])/2*[.B4]" office:value-type="float" office:value="-481.7903099646" calcext:value-type="float">
            <text:p>-481,79030996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79.106" calcext:value-type="float">
            <text:p>379,106</text:p>
          </table:table-cell>
          <table:table-cell/>
          <table:table-cell office:value-type="string" calcext:value-type="string">
            <text:p>vx</text:p>
          </table:table-cell>
          <table:table-cell table:formula="of:=COS(PI()/180*[.B1])*[.E1]" office:value-type="float" office:value="-8.40840030704705" calcext:value-type="float">
            <text:p>-8,408400307047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518718" calcext:value-type="float">
            <text:p>0,0518718</text:p>
          </table:table-cell>
          <table:table-cell/>
          <table:table-cell office:value-type="string" calcext:value-type="string">
            <text:p>vy</text:p>
          </table:table-cell>
          <table:table-cell table:formula="of:=SIN(PI()/180*[.B1])*[.E1]" office:value-type="float" office:value="-481.716930966789" calcext:value-type="float">
            <text:p>-481,7169309667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imestep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win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0.4757" calcext:value-type="float">
            <text:p>0,475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delta vx</text:p>
          </table:table-cell>
          <table:table-cell office:value-type="string" calcext:value-type="string">
            <text:p>delta vy</text:p>
          </table:table-cell>
          <table:table-cell/>
          <table:table-cell office:value-type="string" calcext:value-type="string">
            <text:p>transformed x</text:p>
          </table:table-cell>
          <table:table-cell office:value-type="string" calcext:value-type="string">
            <text:p>transformed 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office:value-type="float" office:value="884" calcext:value-type="float">
            <text:p>88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E2]" office:value-type="float" office:value="-8.40840030704705" calcext:value-type="float">
            <text:p>-8,40840030704705</text:p>
          </table:table-cell>
          <table:table-cell table:formula="of:=[.E3]" office:value-type="float" office:value="-481.716930966789" calcext:value-type="float">
            <text:p>-481,716930966789</text:p>
          </table:table-cell>
          <table:table-cell table:formula="of:=[.F8]*[.$B$5] + [.D8]/2*[.$B$5]^2" office:value-type="float" office:value="-0.688616030704705" calcext:value-type="float">
            <text:p>-0,688616030704705</text:p>
          </table:table-cell>
          <table:table-cell table:formula="of:=[.G8]*[.$B$5] + [.E8]/2*[.$B$5]^2" office:value-type="float" office:value="-46.2761630966789" calcext:value-type="float">
            <text:p>-46,2761630966789</text:p>
          </table:table-cell>
          <table:table-cell table:formula="of:=[.D8]*[.$B$5]" office:value-type="float" office:value="3.04448" calcext:value-type="float">
            <text:p>3,04448</text:p>
          </table:table-cell>
          <table:table-cell table:formula="of:=[.E8]*[.$B$5]" office:value-type="float" office:value="37.9106" calcext:value-type="float">
            <text:p>37,9106</text:p>
          </table:table-cell>
          <table:table-cell/>
          <table:table-cell table:formula="of:=[.B8]" office:value-type="float" office:value="1795" calcext:value-type="float">
            <text:p>1795</text:p>
          </table:table-cell>
          <table:table-cell table:formula="of:=1080-[.C8]"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8]+[.H8]" office:value-type="float" office:value="1794.3113839693" calcext:value-type="float">
            <text:p>1794,3113839693</text:p>
          </table:table-cell>
          <table:table-cell table:formula="of:=[.C8]+[.I8]" office:value-type="float" office:value="837.723836903321" calcext:value-type="float">
            <text:p>837,72383690332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]+[.J8]" office:value-type="float" office:value="-5.36392030704705" calcext:value-type="float">
            <text:p>-5,36392030704705</text:p>
          </table:table-cell>
          <table:table-cell table:formula="of:=[.G8]+[.K8]" office:value-type="float" office:value="-443.806330966789" calcext:value-type="float">
            <text:p>-443,806330966789</text:p>
          </table:table-cell>
          <table:table-cell table:formula="of:=[.F9]*[.$B$5] + [.D9]/2*[.$B$5]^2" office:value-type="float" office:value="-0.384168030704705" calcext:value-type="float">
            <text:p>-0,384168030704705</text:p>
          </table:table-cell>
          <table:table-cell table:formula="of:=[.G9]*[.$B$5] + [.E9]/2*[.$B$5]^2" office:value-type="float" office:value="-42.4851030966789" calcext:value-type="float">
            <text:p>-42,4851030966789</text:p>
          </table:table-cell>
          <table:table-cell table:formula="of:=[.D9]*[.$B$5]" office:value-type="float" office:value="3.04448" calcext:value-type="float">
            <text:p>3,04448</text:p>
          </table:table-cell>
          <table:table-cell table:formula="of:=[.E9]*[.$B$5]" office:value-type="float" office:value="37.9106" calcext:value-type="float">
            <text:p>37,9106</text:p>
          </table:table-cell>
          <table:table-cell/>
          <table:table-cell table:formula="of:=[.B9]" office:value-type="float" office:value="1794.3113839693" calcext:value-type="float">
            <text:p>1794,3113839693</text:p>
          </table:table-cell>
          <table:table-cell table:formula="of:=1080-[.C9]" office:value-type="float" office:value="242.276163096679" calcext:value-type="float">
            <text:p>242,276163096679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9]+[.H9]" office:value-type="float" office:value="1793.92721593859" calcext:value-type="float">
            <text:p>1793,92721593859</text:p>
          </table:table-cell>
          <table:table-cell table:formula="of:=[.C9]+[.I9]" office:value-type="float" office:value="795.238733806642" calcext:value-type="float">
            <text:p>795,23873380664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]+[.J9]" office:value-type="float" office:value="-2.31944030704705" calcext:value-type="float">
            <text:p>-2,31944030704705</text:p>
          </table:table-cell>
          <table:table-cell table:formula="of:=[.G9]+[.K9]" office:value-type="float" office:value="-405.895730966789" calcext:value-type="float">
            <text:p>-405,895730966789</text:p>
          </table:table-cell>
          <table:table-cell table:formula="of:=[.F10]*[.$B$5] + [.D10]/2*[.$B$5]^2" office:value-type="float" office:value="-0.0797200307047046" calcext:value-type="float">
            <text:p>-0,079720030704705</text:p>
          </table:table-cell>
          <table:table-cell table:formula="of:=[.G10]*[.$B$5] + [.E10]/2*[.$B$5]^2" office:value-type="float" office:value="-38.6940430966789" calcext:value-type="float">
            <text:p>-38,6940430966789</text:p>
          </table:table-cell>
          <table:table-cell table:formula="of:=[.D10]*[.$B$5]" office:value-type="float" office:value="3.04448" calcext:value-type="float">
            <text:p>3,04448</text:p>
          </table:table-cell>
          <table:table-cell table:formula="of:=[.E10]*[.$B$5]" office:value-type="float" office:value="37.9106" calcext:value-type="float">
            <text:p>37,9106</text:p>
          </table:table-cell>
          <table:table-cell/>
          <table:table-cell table:formula="of:=[.B10]" office:value-type="float" office:value="1793.92721593859" calcext:value-type="float">
            <text:p>1793,92721593859</text:p>
          </table:table-cell>
          <table:table-cell table:formula="of:=1080-[.C10]" office:value-type="float" office:value="284.761266193358" calcext:value-type="float">
            <text:p>284,761266193358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10]+[.H10]" office:value-type="float" office:value="1793.84749590789" calcext:value-type="float">
            <text:p>1793,84749590789</text:p>
          </table:table-cell>
          <table:table-cell table:formula="of:=[.C10]+[.I10]" office:value-type="float" office:value="756.544690709963" calcext:value-type="float">
            <text:p>756,54469070996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]+[.J10]" office:value-type="float" office:value="0.725039692952954" calcext:value-type="float">
            <text:p>0,725039692952954</text:p>
          </table:table-cell>
          <table:table-cell table:formula="of:=[.G10]+[.K10]" office:value-type="float" office:value="-367.985130966789" calcext:value-type="float">
            <text:p>-367,985130966789</text:p>
          </table:table-cell>
          <table:table-cell table:formula="of:=[.F11]*[.$B$5] + [.D11]/2*[.$B$5]^2" office:value-type="float" office:value="0.224727969295295" calcext:value-type="float">
            <text:p>0,224727969295295</text:p>
          </table:table-cell>
          <table:table-cell table:formula="of:=[.G11]*[.$B$5] + [.E11]/2*[.$B$5]^2" office:value-type="float" office:value="-34.9029830966789" calcext:value-type="float">
            <text:p>-34,9029830966789</text:p>
          </table:table-cell>
          <table:table-cell table:formula="of:=[.D11]*[.$B$5]" office:value-type="float" office:value="3.04448" calcext:value-type="float">
            <text:p>3,04448</text:p>
          </table:table-cell>
          <table:table-cell table:formula="of:=[.E11]*[.$B$5]" office:value-type="float" office:value="37.9106" calcext:value-type="float">
            <text:p>37,9106</text:p>
          </table:table-cell>
          <table:table-cell/>
          <table:table-cell table:formula="of:=[.B11]" office:value-type="float" office:value="1793.84749590789" calcext:value-type="float">
            <text:p>1793,84749590789</text:p>
          </table:table-cell>
          <table:table-cell table:formula="of:=1080-[.C11]" office:value-type="float" office:value="323.455309290037" calcext:value-type="float">
            <text:p>323,45530929003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11]+[.H11]" office:value-type="float" office:value="1794.07222387718" calcext:value-type="float">
            <text:p>1794,07222387718</text:p>
          </table:table-cell>
          <table:table-cell table:formula="of:=[.C11]+[.I11]" office:value-type="float" office:value="721.641707613285" calcext:value-type="float">
            <text:p>721,64170761328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1]+[.J11]" office:value-type="float" office:value="3.76951969295295" calcext:value-type="float">
            <text:p>3,76951969295295</text:p>
          </table:table-cell>
          <table:table-cell table:formula="of:=[.G11]+[.K11]" office:value-type="float" office:value="-330.074530966789" calcext:value-type="float">
            <text:p>-330,074530966789</text:p>
          </table:table-cell>
          <table:table-cell table:formula="of:=[.F12]*[.$B$5] + [.D12]/2*[.$B$5]^2" office:value-type="float" office:value="0.529175969295296" calcext:value-type="float">
            <text:p>0,529175969295296</text:p>
          </table:table-cell>
          <table:table-cell table:formula="of:=[.G12]*[.$B$5] + [.E12]/2*[.$B$5]^2" office:value-type="float" office:value="-31.1119230966789" calcext:value-type="float">
            <text:p>-31,1119230966789</text:p>
          </table:table-cell>
          <table:table-cell table:formula="of:=[.D12]*[.$B$5]" office:value-type="float" office:value="3.04448" calcext:value-type="float">
            <text:p>3,04448</text:p>
          </table:table-cell>
          <table:table-cell table:formula="of:=[.E12]*[.$B$5]" office:value-type="float" office:value="37.9106" calcext:value-type="float">
            <text:p>37,9106</text:p>
          </table:table-cell>
          <table:table-cell/>
          <table:table-cell table:formula="of:=[.B12]" office:value-type="float" office:value="1794.07222387718" calcext:value-type="float">
            <text:p>1794,07222387718</text:p>
          </table:table-cell>
          <table:table-cell table:formula="of:=1080-[.C12]" office:value-type="float" office:value="358.358292386715" calcext:value-type="float">
            <text:p>358,358292386715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2]+[.H12]" office:value-type="float" office:value="1794.60139984648" calcext:value-type="float">
            <text:p>1794,60139984648</text:p>
          </table:table-cell>
          <table:table-cell table:formula="of:=[.C12]+[.I12]" office:value-type="float" office:value="690.529784516606" calcext:value-type="float">
            <text:p>690,52978451660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2]+[.J12]" office:value-type="float" office:value="6.81399969295295" calcext:value-type="float">
            <text:p>6,81399969295295</text:p>
          </table:table-cell>
          <table:table-cell table:formula="of:=[.G12]+[.K12]" office:value-type="float" office:value="-292.163930966789" calcext:value-type="float">
            <text:p>-292,163930966789</text:p>
          </table:table-cell>
          <table:table-cell table:formula="of:=[.F13]*[.$B$5] + [.D13]/2*[.$B$5]^2" office:value-type="float" office:value="0.833623969295295" calcext:value-type="float">
            <text:p>0,833623969295295</text:p>
          </table:table-cell>
          <table:table-cell table:formula="of:=[.G13]*[.$B$5] + [.E13]/2*[.$B$5]^2" office:value-type="float" office:value="-27.3208630966789" calcext:value-type="float">
            <text:p>-27,3208630966789</text:p>
          </table:table-cell>
          <table:table-cell table:formula="of:=[.D13]*[.$B$5]" office:value-type="float" office:value="3.04448" calcext:value-type="float">
            <text:p>3,04448</text:p>
          </table:table-cell>
          <table:table-cell table:formula="of:=[.E13]*[.$B$5]" office:value-type="float" office:value="37.9106" calcext:value-type="float">
            <text:p>37,9106</text:p>
          </table:table-cell>
          <table:table-cell/>
          <table:table-cell table:formula="of:=[.B13]" office:value-type="float" office:value="1794.60139984648" calcext:value-type="float">
            <text:p>1794,60139984648</text:p>
          </table:table-cell>
          <table:table-cell table:formula="of:=1080-[.C13]" office:value-type="float" office:value="389.470215483394" calcext:value-type="float">
            <text:p>389,47021548339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3]+[.H13]" office:value-type="float" office:value="1795.43502381577" calcext:value-type="float">
            <text:p>1795,43502381577</text:p>
          </table:table-cell>
          <table:table-cell table:formula="of:=[.C13]+[.I13]" office:value-type="float" office:value="663.208921419927" calcext:value-type="float">
            <text:p>663,20892141992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3]+[.J13]" office:value-type="float" office:value="9.85847969295295" calcext:value-type="float">
            <text:p>9,85847969295295</text:p>
          </table:table-cell>
          <table:table-cell table:formula="of:=[.G13]+[.K13]" office:value-type="float" office:value="-254.253330966789" calcext:value-type="float">
            <text:p>-254,253330966789</text:p>
          </table:table-cell>
          <table:table-cell table:formula="of:=[.F14]*[.$B$5] + [.D14]/2*[.$B$5]^2" office:value-type="float" office:value="1.1380719692953" calcext:value-type="float">
            <text:p>1,1380719692953</text:p>
          </table:table-cell>
          <table:table-cell table:formula="of:=[.G14]*[.$B$5] + [.E14]/2*[.$B$5]^2" office:value-type="float" office:value="-23.5298030966789" calcext:value-type="float">
            <text:p>-23,5298030966789</text:p>
          </table:table-cell>
          <table:table-cell table:formula="of:=[.D14]*[.$B$5]" office:value-type="float" office:value="3.04448" calcext:value-type="float">
            <text:p>3,04448</text:p>
          </table:table-cell>
          <table:table-cell table:formula="of:=[.E14]*[.$B$5]" office:value-type="float" office:value="37.9106" calcext:value-type="float">
            <text:p>37,9106</text:p>
          </table:table-cell>
          <table:table-cell/>
          <table:table-cell table:formula="of:=[.B14]" office:value-type="float" office:value="1795.43502381577" calcext:value-type="float">
            <text:p>1795,43502381577</text:p>
          </table:table-cell>
          <table:table-cell table:formula="of:=1080-[.C14]" office:value-type="float" office:value="416.791078580073" calcext:value-type="float">
            <text:p>416,791078580073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4]+[.H14]" office:value-type="float" office:value="1796.57309578507" calcext:value-type="float">
            <text:p>1796,57309578507</text:p>
          </table:table-cell>
          <table:table-cell table:formula="of:=[.C14]+[.I14]" office:value-type="float" office:value="639.679118323248" calcext:value-type="float">
            <text:p>639,67911832324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4]+[.J14]" office:value-type="float" office:value="12.902959692953" calcext:value-type="float">
            <text:p>12,902959692953</text:p>
          </table:table-cell>
          <table:table-cell table:formula="of:=[.G14]+[.K14]" office:value-type="float" office:value="-216.342730966789" calcext:value-type="float">
            <text:p>-216,342730966789</text:p>
          </table:table-cell>
          <table:table-cell table:formula="of:=[.F15]*[.$B$5] + [.D15]/2*[.$B$5]^2" office:value-type="float" office:value="1.4425199692953" calcext:value-type="float">
            <text:p>1,4425199692953</text:p>
          </table:table-cell>
          <table:table-cell table:formula="of:=[.G15]*[.$B$5] + [.E15]/2*[.$B$5]^2" office:value-type="float" office:value="-19.7387430966789" calcext:value-type="float">
            <text:p>-19,7387430966789</text:p>
          </table:table-cell>
          <table:table-cell table:formula="of:=[.D15]*[.$B$5]" office:value-type="float" office:value="3.04448" calcext:value-type="float">
            <text:p>3,04448</text:p>
          </table:table-cell>
          <table:table-cell table:formula="of:=[.E15]*[.$B$5]" office:value-type="float" office:value="37.9106" calcext:value-type="float">
            <text:p>37,9106</text:p>
          </table:table-cell>
          <table:table-cell/>
          <table:table-cell table:formula="of:=[.B15]" office:value-type="float" office:value="1796.57309578507" calcext:value-type="float">
            <text:p>1796,57309578507</text:p>
          </table:table-cell>
          <table:table-cell table:formula="of:=1080-[.C15]" office:value-type="float" office:value="440.320881676752" calcext:value-type="float">
            <text:p>440,320881676752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5]+[.H15]" office:value-type="float" office:value="1798.01561575436" calcext:value-type="float">
            <text:p>1798,01561575436</text:p>
          </table:table-cell>
          <table:table-cell table:formula="of:=[.C15]+[.I15]" office:value-type="float" office:value="619.940375226569" calcext:value-type="float">
            <text:p>619,94037522656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5]+[.J15]" office:value-type="float" office:value="15.947439692953" calcext:value-type="float">
            <text:p>15,947439692953</text:p>
          </table:table-cell>
          <table:table-cell table:formula="of:=[.G15]+[.K15]" office:value-type="float" office:value="-178.432130966789" calcext:value-type="float">
            <text:p>-178,432130966789</text:p>
          </table:table-cell>
          <table:table-cell table:formula="of:=[.F16]*[.$B$5] + [.D16]/2*[.$B$5]^2" office:value-type="float" office:value="1.7469679692953" calcext:value-type="float">
            <text:p>1,7469679692953</text:p>
          </table:table-cell>
          <table:table-cell table:formula="of:=[.G16]*[.$B$5] + [.E16]/2*[.$B$5]^2" office:value-type="float" office:value="-15.9476830966789" calcext:value-type="float">
            <text:p>-15,9476830966789</text:p>
          </table:table-cell>
          <table:table-cell table:formula="of:=[.D16]*[.$B$5]" office:value-type="float" office:value="3.04448" calcext:value-type="float">
            <text:p>3,04448</text:p>
          </table:table-cell>
          <table:table-cell table:formula="of:=[.E16]*[.$B$5]" office:value-type="float" office:value="37.9106" calcext:value-type="float">
            <text:p>37,9106</text:p>
          </table:table-cell>
          <table:table-cell/>
          <table:table-cell table:formula="of:=[.B16]" office:value-type="float" office:value="1798.01561575436" calcext:value-type="float">
            <text:p>1798,01561575436</text:p>
          </table:table-cell>
          <table:table-cell table:formula="of:=1080-[.C16]" office:value-type="float" office:value="460.059624773431" calcext:value-type="float">
            <text:p>460,059624773431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16]+[.H16]" office:value-type="float" office:value="1799.76258372366" calcext:value-type="float">
            <text:p>1799,76258372366</text:p>
          </table:table-cell>
          <table:table-cell table:formula="of:=[.C16]+[.I16]" office:value-type="float" office:value="603.99269212989" calcext:value-type="float">
            <text:p>603,9926921298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6]+[.J16]" office:value-type="float" office:value="18.991919692953" calcext:value-type="float">
            <text:p>18,991919692953</text:p>
          </table:table-cell>
          <table:table-cell table:formula="of:=[.G16]+[.K16]" office:value-type="float" office:value="-140.521530966789" calcext:value-type="float">
            <text:p>-140,521530966789</text:p>
          </table:table-cell>
          <table:table-cell table:formula="of:=[.F17]*[.$B$5] + [.D17]/2*[.$B$5]^2" office:value-type="float" office:value="2.0514159692953" calcext:value-type="float">
            <text:p>2,0514159692953</text:p>
          </table:table-cell>
          <table:table-cell table:formula="of:=[.G17]*[.$B$5] + [.E17]/2*[.$B$5]^2" office:value-type="float" office:value="-12.1566230966789" calcext:value-type="float">
            <text:p>-12,1566230966789</text:p>
          </table:table-cell>
          <table:table-cell table:formula="of:=[.D17]*[.$B$5]" office:value-type="float" office:value="3.04448" calcext:value-type="float">
            <text:p>3,04448</text:p>
          </table:table-cell>
          <table:table-cell table:formula="of:=[.E17]*[.$B$5]" office:value-type="float" office:value="37.9106" calcext:value-type="float">
            <text:p>37,9106</text:p>
          </table:table-cell>
          <table:table-cell/>
          <table:table-cell table:formula="of:=[.B17]" office:value-type="float" office:value="1799.76258372366" calcext:value-type="float">
            <text:p>1799,76258372366</text:p>
          </table:table-cell>
          <table:table-cell table:formula="of:=1080-[.C17]" office:value-type="float" office:value="476.00730787011" calcext:value-type="float">
            <text:p>476,0073078701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H17]" office:value-type="float" office:value="1801.81399969295" calcext:value-type="float">
            <text:p>1801,81399969295</text:p>
          </table:table-cell>
          <table:table-cell table:formula="of:=[.C17]+[.I17]" office:value-type="float" office:value="591.836069033211" calcext:value-type="float">
            <text:p>591,83606903321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7]+[.J17]" office:value-type="float" office:value="22.036399692953" calcext:value-type="float">
            <text:p>22,036399692953</text:p>
          </table:table-cell>
          <table:table-cell table:formula="of:=[.G17]+[.K17]" office:value-type="float" office:value="-102.610930966789" calcext:value-type="float">
            <text:p>-102,610930966789</text:p>
          </table:table-cell>
          <table:table-cell table:formula="of:=[.F18]*[.$B$5] + [.D18]/2*[.$B$5]^2" office:value-type="float" office:value="2.3558639692953" calcext:value-type="float">
            <text:p>2,3558639692953</text:p>
          </table:table-cell>
          <table:table-cell table:formula="of:=[.G18]*[.$B$5] + [.E18]/2*[.$B$5]^2" office:value-type="float" office:value="-8.36556309667888" calcext:value-type="float">
            <text:p>-8,36556309667888</text:p>
          </table:table-cell>
          <table:table-cell table:formula="of:=[.D18]*[.$B$5]" office:value-type="float" office:value="3.04448" calcext:value-type="float">
            <text:p>3,04448</text:p>
          </table:table-cell>
          <table:table-cell table:formula="of:=[.E18]*[.$B$5]" office:value-type="float" office:value="37.9106" calcext:value-type="float">
            <text:p>37,9106</text:p>
          </table:table-cell>
          <table:table-cell/>
          <table:table-cell table:formula="of:=[.B18]" office:value-type="float" office:value="1801.81399969295" calcext:value-type="float">
            <text:p>1801,81399969295</text:p>
          </table:table-cell>
          <table:table-cell table:formula="of:=1080-[.C18]" office:value-type="float" office:value="488.163930966789" calcext:value-type="float">
            <text:p>488,163930966789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[.B18]+[.H18]" office:value-type="float" office:value="1804.16986366225" calcext:value-type="float">
            <text:p>1804,16986366225</text:p>
          </table:table-cell>
          <table:table-cell table:formula="of:=[.C18]+[.I18]" office:value-type="float" office:value="583.470505936532" calcext:value-type="float">
            <text:p>583,47050593653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8]+[.J18]" office:value-type="float" office:value="25.080879692953" calcext:value-type="float">
            <text:p>25,080879692953</text:p>
          </table:table-cell>
          <table:table-cell table:formula="of:=[.G18]+[.K18]" office:value-type="float" office:value="-64.7003309667888" calcext:value-type="float">
            <text:p>-64,7003309667888</text:p>
          </table:table-cell>
          <table:table-cell table:formula="of:=[.F19]*[.$B$5] + [.D19]/2*[.$B$5]^2" office:value-type="float" office:value="2.6603119692953" calcext:value-type="float">
            <text:p>2,6603119692953</text:p>
          </table:table-cell>
          <table:table-cell table:formula="of:=[.G19]*[.$B$5] + [.E19]/2*[.$B$5]^2" office:value-type="float" office:value="-4.57450309667887" calcext:value-type="float">
            <text:p>-4,57450309667887</text:p>
          </table:table-cell>
          <table:table-cell table:formula="of:=[.D19]*[.$B$5]" office:value-type="float" office:value="3.04448" calcext:value-type="float">
            <text:p>3,04448</text:p>
          </table:table-cell>
          <table:table-cell table:formula="of:=[.E19]*[.$B$5]" office:value-type="float" office:value="37.9106" calcext:value-type="float">
            <text:p>37,9106</text:p>
          </table:table-cell>
          <table:table-cell/>
          <table:table-cell table:formula="of:=[.B19]" office:value-type="float" office:value="1804.16986366225" calcext:value-type="float">
            <text:p>1804,16986366225</text:p>
          </table:table-cell>
          <table:table-cell table:formula="of:=1080-[.C19]" office:value-type="float" office:value="496.529494063468" calcext:value-type="float">
            <text:p>496,529494063468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B19]+[.H19]" office:value-type="float" office:value="1806.83017563154" calcext:value-type="float">
            <text:p>1806,83017563154</text:p>
          </table:table-cell>
          <table:table-cell table:formula="of:=[.C19]+[.I19]" office:value-type="float" office:value="578.896002839854" calcext:value-type="float">
            <text:p>578,89600283985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9]+[.J19]" office:value-type="float" office:value="28.125359692953" calcext:value-type="float">
            <text:p>28,125359692953</text:p>
          </table:table-cell>
          <table:table-cell table:formula="of:=[.G19]+[.K19]" office:value-type="float" office:value="-26.7897309667888" calcext:value-type="float">
            <text:p>-26,7897309667888</text:p>
          </table:table-cell>
          <table:table-cell table:formula="of:=[.F20]*[.$B$5] + [.D20]/2*[.$B$5]^2" office:value-type="float" office:value="2.9647599692953" calcext:value-type="float">
            <text:p>2,9647599692953</text:p>
          </table:table-cell>
          <table:table-cell table:formula="of:=[.G20]*[.$B$5] + [.E20]/2*[.$B$5]^2" office:value-type="float" office:value="-0.783443096678875" calcext:value-type="float">
            <text:p>-0,783443096678875</text:p>
          </table:table-cell>
          <table:table-cell table:formula="of:=[.D20]*[.$B$5]" office:value-type="float" office:value="3.04448" calcext:value-type="float">
            <text:p>3,04448</text:p>
          </table:table-cell>
          <table:table-cell table:formula="of:=[.E20]*[.$B$5]" office:value-type="float" office:value="37.9106" calcext:value-type="float">
            <text:p>37,9106</text:p>
          </table:table-cell>
          <table:table-cell/>
          <table:table-cell table:formula="of:=[.B20]" office:value-type="float" office:value="1806.83017563154" calcext:value-type="float">
            <text:p>1806,83017563154</text:p>
          </table:table-cell>
          <table:table-cell table:formula="of:=1080-[.C20]" office:value-type="float" office:value="501.103997160147" calcext:value-type="float">
            <text:p>501,103997160147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[.B20]+[.H20]" office:value-type="float" office:value="1809.79493560084" calcext:value-type="float">
            <text:p>1809,79493560084</text:p>
          </table:table-cell>
          <table:table-cell table:formula="of:=[.C20]+[.I20]" office:value-type="float" office:value="578.112559743175" calcext:value-type="float">
            <text:p>578,11255974317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0]+[.J20]" office:value-type="float" office:value="31.169839692953" calcext:value-type="float">
            <text:p>31,169839692953</text:p>
          </table:table-cell>
          <table:table-cell table:formula="of:=[.G20]+[.K20]" office:value-type="float" office:value="11.1208690332113" calcext:value-type="float">
            <text:p>11,1208690332113</text:p>
          </table:table-cell>
          <table:table-cell table:formula="of:=[.F21]*[.$B$5] + [.D21]/2*[.$B$5]^2" office:value-type="float" office:value="3.2692079692953" calcext:value-type="float">
            <text:p>3,2692079692953</text:p>
          </table:table-cell>
          <table:table-cell table:formula="of:=[.G21]*[.$B$5] + [.E21]/2*[.$B$5]^2" office:value-type="float" office:value="3.00761690332112" calcext:value-type="float">
            <text:p>3,00761690332112</text:p>
          </table:table-cell>
          <table:table-cell table:formula="of:=[.D21]*[.$B$5]" office:value-type="float" office:value="3.04448" calcext:value-type="float">
            <text:p>3,04448</text:p>
          </table:table-cell>
          <table:table-cell table:formula="of:=[.E21]*[.$B$5]" office:value-type="float" office:value="37.9106" calcext:value-type="float">
            <text:p>37,9106</text:p>
          </table:table-cell>
          <table:table-cell/>
          <table:table-cell table:formula="of:=[.B21]" office:value-type="float" office:value="1809.79493560084" calcext:value-type="float">
            <text:p>1809,79493560084</text:p>
          </table:table-cell>
          <table:table-cell table:formula="of:=1080-[.C21]" office:value-type="float" office:value="501.887440256825" calcext:value-type="float">
            <text:p>501,887440256825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B21]+[.H21]" office:value-type="float" office:value="1813.06414357013" calcext:value-type="float">
            <text:p>1813,06414357013</text:p>
          </table:table-cell>
          <table:table-cell table:formula="of:=[.C21]+[.I21]" office:value-type="float" office:value="581.120176646496" calcext:value-type="float">
            <text:p>581,12017664649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1]+[.J21]" office:value-type="float" office:value="34.214319692953" calcext:value-type="float">
            <text:p>34,214319692953</text:p>
          </table:table-cell>
          <table:table-cell table:formula="of:=[.G21]+[.K21]" office:value-type="float" office:value="49.0314690332113" calcext:value-type="float">
            <text:p>49,0314690332113</text:p>
          </table:table-cell>
          <table:table-cell table:formula="of:=[.F22]*[.$B$5] + [.D22]/2*[.$B$5]^2" office:value-type="float" office:value="3.5736559692953" calcext:value-type="float">
            <text:p>3,5736559692953</text:p>
          </table:table-cell>
          <table:table-cell table:formula="of:=[.G22]*[.$B$5] + [.E22]/2*[.$B$5]^2" office:value-type="float" office:value="6.79867690332113" calcext:value-type="float">
            <text:p>6,79867690332113</text:p>
          </table:table-cell>
          <table:table-cell table:formula="of:=[.D22]*[.$B$5]" office:value-type="float" office:value="3.04448" calcext:value-type="float">
            <text:p>3,04448</text:p>
          </table:table-cell>
          <table:table-cell table:formula="of:=[.E22]*[.$B$5]" office:value-type="float" office:value="37.9106" calcext:value-type="float">
            <text:p>37,9106</text:p>
          </table:table-cell>
          <table:table-cell/>
          <table:table-cell table:formula="of:=[.B22]" office:value-type="float" office:value="1813.06414357013" calcext:value-type="float">
            <text:p>1813,06414357013</text:p>
          </table:table-cell>
          <table:table-cell table:formula="of:=1080-[.C22]" office:value-type="float" office:value="498.879823353504" calcext:value-type="float">
            <text:p>498,879823353504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B22]+[.H22]" office:value-type="float" office:value="1816.63779953943" calcext:value-type="float">
            <text:p>1816,63779953943</text:p>
          </table:table-cell>
          <table:table-cell table:formula="of:=[.C22]+[.I22]" office:value-type="float" office:value="587.918853549817" calcext:value-type="float">
            <text:p>587,91885354981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2]+[.J22]" office:value-type="float" office:value="37.258799692953" calcext:value-type="float">
            <text:p>37,258799692953</text:p>
          </table:table-cell>
          <table:table-cell table:formula="of:=[.G22]+[.K22]" office:value-type="float" office:value="86.9420690332113" calcext:value-type="float">
            <text:p>86,9420690332113</text:p>
          </table:table-cell>
          <table:table-cell table:formula="of:=[.F23]*[.$B$5] + [.D23]/2*[.$B$5]^2" office:value-type="float" office:value="3.8781039692953" calcext:value-type="float">
            <text:p>3,8781039692953</text:p>
          </table:table-cell>
          <table:table-cell table:formula="of:=[.G23]*[.$B$5] + [.E23]/2*[.$B$5]^2" office:value-type="float" office:value="10.5897369033211" calcext:value-type="float">
            <text:p>10,5897369033211</text:p>
          </table:table-cell>
          <table:table-cell table:formula="of:=[.D23]*[.$B$5]" office:value-type="float" office:value="3.04448" calcext:value-type="float">
            <text:p>3,04448</text:p>
          </table:table-cell>
          <table:table-cell table:formula="of:=[.E23]*[.$B$5]" office:value-type="float" office:value="37.9106" calcext:value-type="float">
            <text:p>37,9106</text:p>
          </table:table-cell>
          <table:table-cell/>
          <table:table-cell table:formula="of:=[.B23]" office:value-type="float" office:value="1816.63779953943" calcext:value-type="float">
            <text:p>1816,63779953943</text:p>
          </table:table-cell>
          <table:table-cell table:formula="of:=1080-[.C23]" office:value-type="float" office:value="492.081146450183" calcext:value-type="float">
            <text:p>492,081146450183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B23]+[.H23]" office:value-type="float" office:value="1820.51590350872" calcext:value-type="float">
            <text:p>1820,51590350872</text:p>
          </table:table-cell>
          <table:table-cell table:formula="of:=[.C23]+[.I23]" office:value-type="float" office:value="598.508590453138" calcext:value-type="float">
            <text:p>598,50859045313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3]+[.J23]" office:value-type="float" office:value="40.303279692953" calcext:value-type="float">
            <text:p>40,303279692953</text:p>
          </table:table-cell>
          <table:table-cell table:formula="of:=[.G23]+[.K23]" office:value-type="float" office:value="124.852669033211" calcext:value-type="float">
            <text:p>124,852669033211</text:p>
          </table:table-cell>
          <table:table-cell table:formula="of:=[.F24]*[.$B$5] + [.D24]/2*[.$B$5]^2" office:value-type="float" office:value="4.1825519692953" calcext:value-type="float">
            <text:p>4,1825519692953</text:p>
          </table:table-cell>
          <table:table-cell table:formula="of:=[.G24]*[.$B$5] + [.E24]/2*[.$B$5]^2" office:value-type="float" office:value="14.3807969033211" calcext:value-type="float">
            <text:p>14,3807969033211</text:p>
          </table:table-cell>
          <table:table-cell table:formula="of:=[.D24]*[.$B$5]" office:value-type="float" office:value="3.04448" calcext:value-type="float">
            <text:p>3,04448</text:p>
          </table:table-cell>
          <table:table-cell table:formula="of:=[.E24]*[.$B$5]" office:value-type="float" office:value="37.9106" calcext:value-type="float">
            <text:p>37,9106</text:p>
          </table:table-cell>
          <table:table-cell/>
          <table:table-cell table:formula="of:=[.B24]" office:value-type="float" office:value="1820.51590350872" calcext:value-type="float">
            <text:p>1820,51590350872</text:p>
          </table:table-cell>
          <table:table-cell table:formula="of:=1080-[.C24]" office:value-type="float" office:value="481.491409546862" calcext:value-type="float">
            <text:p>481,491409546862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B24]+[.H24]" office:value-type="float" office:value="1824.69845547802" calcext:value-type="float">
            <text:p>1824,69845547802</text:p>
          </table:table-cell>
          <table:table-cell table:formula="of:=[.C24]+[.I24]" office:value-type="float" office:value="612.889387356459" calcext:value-type="float">
            <text:p>612,88938735645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4]+[.J24]" office:value-type="float" office:value="43.347759692953" calcext:value-type="float">
            <text:p>43,347759692953</text:p>
          </table:table-cell>
          <table:table-cell table:formula="of:=[.G24]+[.K24]" office:value-type="float" office:value="162.763269033211" calcext:value-type="float">
            <text:p>162,763269033211</text:p>
          </table:table-cell>
          <table:table-cell table:formula="of:=[.F25]*[.$B$5] + [.D25]/2*[.$B$5]^2" office:value-type="float" office:value="4.4869999692953" calcext:value-type="float">
            <text:p>4,4869999692953</text:p>
          </table:table-cell>
          <table:table-cell table:formula="of:=[.G25]*[.$B$5] + [.E25]/2*[.$B$5]^2" office:value-type="float" office:value="18.1718569033211" calcext:value-type="float">
            <text:p>18,1718569033211</text:p>
          </table:table-cell>
          <table:table-cell table:formula="of:=[.D25]*[.$B$5]" office:value-type="float" office:value="3.04448" calcext:value-type="float">
            <text:p>3,04448</text:p>
          </table:table-cell>
          <table:table-cell table:formula="of:=[.E25]*[.$B$5]" office:value-type="float" office:value="37.9106" calcext:value-type="float">
            <text:p>37,9106</text:p>
          </table:table-cell>
          <table:table-cell/>
          <table:table-cell table:formula="of:=[.B25]" office:value-type="float" office:value="1824.69845547802" calcext:value-type="float">
            <text:p>1824,69845547802</text:p>
          </table:table-cell>
          <table:table-cell table:formula="of:=1080-[.C25]" office:value-type="float" office:value="467.110612643541" calcext:value-type="float">
            <text:p>467,110612643541</text:p>
          </table:table-cell>
          <table:table-cell table:number-columns-repeated="9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B25]+[.H25]" office:value-type="float" office:value="1829.18545544732" calcext:value-type="float">
            <text:p>1829,18545544732</text:p>
          </table:table-cell>
          <table:table-cell table:formula="of:=[.C25]+[.I25]" office:value-type="float" office:value="631.06124425978" calcext:value-type="float">
            <text:p>631,0612442597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5]+[.J25]" office:value-type="float" office:value="46.392239692953" calcext:value-type="float">
            <text:p>46,392239692953</text:p>
          </table:table-cell>
          <table:table-cell table:formula="of:=[.G25]+[.K25]" office:value-type="float" office:value="200.673869033211" calcext:value-type="float">
            <text:p>200,673869033211</text:p>
          </table:table-cell>
          <table:table-cell table:formula="of:=[.F26]*[.$B$5] + [.D26]/2*[.$B$5]^2" office:value-type="float" office:value="4.7914479692953" calcext:value-type="float">
            <text:p>4,7914479692953</text:p>
          </table:table-cell>
          <table:table-cell table:formula="of:=[.G26]*[.$B$5] + [.E26]/2*[.$B$5]^2" office:value-type="float" office:value="21.9629169033211" calcext:value-type="float">
            <text:p>21,9629169033211</text:p>
          </table:table-cell>
          <table:table-cell table:formula="of:=[.D26]*[.$B$5]" office:value-type="float" office:value="3.04448" calcext:value-type="float">
            <text:p>3,04448</text:p>
          </table:table-cell>
          <table:table-cell table:formula="of:=[.E26]*[.$B$5]" office:value-type="float" office:value="37.9106" calcext:value-type="float">
            <text:p>37,9106</text:p>
          </table:table-cell>
          <table:table-cell/>
          <table:table-cell table:formula="of:=[.B26]" office:value-type="float" office:value="1829.18545544732" calcext:value-type="float">
            <text:p>1829,18545544732</text:p>
          </table:table-cell>
          <table:table-cell table:formula="of:=1080-[.C26]" office:value-type="float" office:value="448.93875574022" calcext:value-type="float">
            <text:p>448,93875574022</text:p>
          </table:table-cell>
          <table:table-cell table:number-columns-repeated="9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B26]+[.H26]" office:value-type="float" office:value="1833.97690341661" calcext:value-type="float">
            <text:p>1833,97690341661</text:p>
          </table:table-cell>
          <table:table-cell table:formula="of:=[.C26]+[.I26]" office:value-type="float" office:value="653.024161163101" calcext:value-type="float">
            <text:p>653,02416116310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6]+[.J26]" office:value-type="float" office:value="49.436719692953" calcext:value-type="float">
            <text:p>49,436719692953</text:p>
          </table:table-cell>
          <table:table-cell table:formula="of:=[.G26]+[.K26]" office:value-type="float" office:value="238.584469033211" calcext:value-type="float">
            <text:p>238,584469033211</text:p>
          </table:table-cell>
          <table:table-cell table:formula="of:=[.F27]*[.$B$5] + [.D27]/2*[.$B$5]^2" office:value-type="float" office:value="5.0958959692953" calcext:value-type="float">
            <text:p>5,0958959692953</text:p>
          </table:table-cell>
          <table:table-cell table:formula="of:=[.G27]*[.$B$5] + [.E27]/2*[.$B$5]^2" office:value-type="float" office:value="25.7539769033211" calcext:value-type="float">
            <text:p>25,7539769033211</text:p>
          </table:table-cell>
          <table:table-cell table:formula="of:=[.D27]*[.$B$5]" office:value-type="float" office:value="3.04448" calcext:value-type="float">
            <text:p>3,04448</text:p>
          </table:table-cell>
          <table:table-cell table:formula="of:=[.E27]*[.$B$5]" office:value-type="float" office:value="37.9106" calcext:value-type="float">
            <text:p>37,9106</text:p>
          </table:table-cell>
          <table:table-cell/>
          <table:table-cell table:formula="of:=[.B27]" office:value-type="float" office:value="1833.97690341661" calcext:value-type="float">
            <text:p>1833,97690341661</text:p>
          </table:table-cell>
          <table:table-cell table:formula="of:=1080-[.C27]" office:value-type="float" office:value="426.975838836899" calcext:value-type="float">
            <text:p>426,9758388368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H27]" office:value-type="float" office:value="1839.07279938591" calcext:value-type="float">
            <text:p>1839,07279938591</text:p>
          </table:table-cell>
          <table:table-cell table:formula="of:=[.C27]+[.I27]" office:value-type="float" office:value="678.778138066423" calcext:value-type="float">
            <text:p>678,77813806642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7]+[.J27]" office:value-type="float" office:value="52.481199692953" calcext:value-type="float">
            <text:p>52,481199692953</text:p>
          </table:table-cell>
          <table:table-cell table:formula="of:=[.G27]+[.K27]" office:value-type="float" office:value="276.495069033211" calcext:value-type="float">
            <text:p>276,495069033211</text:p>
          </table:table-cell>
          <table:table-cell table:formula="of:=[.F28]*[.$B$5] + [.D28]/2*[.$B$5]^2" office:value-type="float" office:value="5.4003439692953" calcext:value-type="float">
            <text:p>5,4003439692953</text:p>
          </table:table-cell>
          <table:table-cell table:formula="of:=[.G28]*[.$B$5] + [.E28]/2*[.$B$5]^2" office:value-type="float" office:value="29.5450369033211" calcext:value-type="float">
            <text:p>29,5450369033211</text:p>
          </table:table-cell>
          <table:table-cell table:formula="of:=[.D28]*[.$B$5]" office:value-type="float" office:value="3.04448" calcext:value-type="float">
            <text:p>3,04448</text:p>
          </table:table-cell>
          <table:table-cell table:formula="of:=[.E28]*[.$B$5]" office:value-type="float" office:value="37.9106" calcext:value-type="float">
            <text:p>37,9106</text:p>
          </table:table-cell>
          <table:table-cell/>
          <table:table-cell table:formula="of:=[.B28]" office:value-type="float" office:value="1839.07279938591" calcext:value-type="float">
            <text:p>1839,07279938591</text:p>
          </table:table-cell>
          <table:table-cell table:formula="of:=1080-[.C28]" office:value-type="float" office:value="401.221861933577" calcext:value-type="float">
            <text:p>401,221861933577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B28]+[.H28]" office:value-type="float" office:value="1844.4731433552" calcext:value-type="float">
            <text:p>1844,4731433552</text:p>
          </table:table-cell>
          <table:table-cell table:formula="of:=[.C28]+[.I28]" office:value-type="float" office:value="708.323174969744" calcext:value-type="float">
            <text:p>708,32317496974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8]+[.J28]" office:value-type="float" office:value="55.525679692953" calcext:value-type="float">
            <text:p>55,525679692953</text:p>
          </table:table-cell>
          <table:table-cell table:formula="of:=[.G28]+[.K28]" office:value-type="float" office:value="314.405669033211" calcext:value-type="float">
            <text:p>314,405669033211</text:p>
          </table:table-cell>
          <table:table-cell table:formula="of:=[.F29]*[.$B$5] + [.D29]/2*[.$B$5]^2" office:value-type="float" office:value="5.7047919692953" calcext:value-type="float">
            <text:p>5,7047919692953</text:p>
          </table:table-cell>
          <table:table-cell table:formula="of:=[.G29]*[.$B$5] + [.E29]/2*[.$B$5]^2" office:value-type="float" office:value="33.3360969033211" calcext:value-type="float">
            <text:p>33,3360969033211</text:p>
          </table:table-cell>
          <table:table-cell table:formula="of:=[.D29]*[.$B$5]" office:value-type="float" office:value="3.04448" calcext:value-type="float">
            <text:p>3,04448</text:p>
          </table:table-cell>
          <table:table-cell table:formula="of:=[.E29]*[.$B$5]" office:value-type="float" office:value="37.9106" calcext:value-type="float">
            <text:p>37,9106</text:p>
          </table:table-cell>
          <table:table-cell/>
          <table:table-cell table:formula="of:=[.B29]" office:value-type="float" office:value="1844.4731433552" calcext:value-type="float">
            <text:p>1844,4731433552</text:p>
          </table:table-cell>
          <table:table-cell table:formula="of:=1080-[.C29]" office:value-type="float" office:value="371.676825030256" calcext:value-type="float">
            <text:p>371,676825030256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B29]+[.H29]" office:value-type="float" office:value="1850.1779353245" calcext:value-type="float">
            <text:p>1850,1779353245</text:p>
          </table:table-cell>
          <table:table-cell table:formula="of:=[.C29]+[.I29]" office:value-type="float" office:value="741.659271873065" calcext:value-type="float">
            <text:p>741,65927187306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29]+[.J29]" office:value-type="float" office:value="58.570159692953" calcext:value-type="float">
            <text:p>58,570159692953</text:p>
          </table:table-cell>
          <table:table-cell table:formula="of:=[.G29]+[.K29]" office:value-type="float" office:value="352.316269033211" calcext:value-type="float">
            <text:p>352,316269033211</text:p>
          </table:table-cell>
          <table:table-cell table:formula="of:=[.F30]*[.$B$5] + [.D30]/2*[.$B$5]^2" office:value-type="float" office:value="6.0092399692953" calcext:value-type="float">
            <text:p>6,0092399692953</text:p>
          </table:table-cell>
          <table:table-cell table:formula="of:=[.G30]*[.$B$5] + [.E30]/2*[.$B$5]^2" office:value-type="float" office:value="37.1271569033211" calcext:value-type="float">
            <text:p>37,1271569033211</text:p>
          </table:table-cell>
          <table:table-cell table:formula="of:=[.D30]*[.$B$5]" office:value-type="float" office:value="3.04448" calcext:value-type="float">
            <text:p>3,04448</text:p>
          </table:table-cell>
          <table:table-cell table:formula="of:=[.E30]*[.$B$5]" office:value-type="float" office:value="37.9106" calcext:value-type="float">
            <text:p>37,9106</text:p>
          </table:table-cell>
          <table:table-cell/>
          <table:table-cell table:formula="of:=[.B30]" office:value-type="float" office:value="1850.1779353245" calcext:value-type="float">
            <text:p>1850,1779353245</text:p>
          </table:table-cell>
          <table:table-cell table:formula="of:=1080-[.C30]" office:value-type="float" office:value="338.340728126935" calcext:value-type="float">
            <text:p>338,340728126935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B30]+[.H30]" office:value-type="float" office:value="1856.18717529379" calcext:value-type="float">
            <text:p>1856,18717529379</text:p>
          </table:table-cell>
          <table:table-cell table:formula="of:=[.C30]+[.I30]" office:value-type="float" office:value="778.786428776386" calcext:value-type="float">
            <text:p>778,78642877638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0]+[.J30]" office:value-type="float" office:value="61.614639692953" calcext:value-type="float">
            <text:p>61,614639692953</text:p>
          </table:table-cell>
          <table:table-cell table:formula="of:=[.G30]+[.K30]" office:value-type="float" office:value="390.226869033211" calcext:value-type="float">
            <text:p>390,226869033211</text:p>
          </table:table-cell>
          <table:table-cell table:formula="of:=[.F31]*[.$B$5] + [.D31]/2*[.$B$5]^2" office:value-type="float" office:value="6.3136879692953" calcext:value-type="float">
            <text:p>6,3136879692953</text:p>
          </table:table-cell>
          <table:table-cell table:formula="of:=[.G31]*[.$B$5] + [.E31]/2*[.$B$5]^2" office:value-type="float" office:value="40.9182169033211" calcext:value-type="float">
            <text:p>40,9182169033211</text:p>
          </table:table-cell>
          <table:table-cell table:formula="of:=[.D31]*[.$B$5]" office:value-type="float" office:value="3.04448" calcext:value-type="float">
            <text:p>3,04448</text:p>
          </table:table-cell>
          <table:table-cell table:formula="of:=[.E31]*[.$B$5]" office:value-type="float" office:value="37.9106" calcext:value-type="float">
            <text:p>37,9106</text:p>
          </table:table-cell>
          <table:table-cell/>
          <table:table-cell table:formula="of:=[.B31]" office:value-type="float" office:value="1856.18717529379" calcext:value-type="float">
            <text:p>1856,18717529379</text:p>
          </table:table-cell>
          <table:table-cell table:formula="of:=1080-[.C31]" office:value-type="float" office:value="301.213571223614" calcext:value-type="float">
            <text:p>301,213571223614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B31]+[.H31]" office:value-type="float" office:value="1862.50086326309" calcext:value-type="float">
            <text:p>1862,50086326309</text:p>
          </table:table-cell>
          <table:table-cell table:formula="of:=[.C31]+[.I31]" office:value-type="float" office:value="819.704645679707" calcext:value-type="float">
            <text:p>819,70464567970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1]+[.J31]" office:value-type="float" office:value="64.659119692953" calcext:value-type="float">
            <text:p>64,659119692953</text:p>
          </table:table-cell>
          <table:table-cell table:formula="of:=[.G31]+[.K31]" office:value-type="float" office:value="428.137469033211" calcext:value-type="float">
            <text:p>428,137469033211</text:p>
          </table:table-cell>
          <table:table-cell table:formula="of:=[.F32]*[.$B$5] + [.D32]/2*[.$B$5]^2" office:value-type="float" office:value="6.6181359692953" calcext:value-type="float">
            <text:p>6,6181359692953</text:p>
          </table:table-cell>
          <table:table-cell table:formula="of:=[.G32]*[.$B$5] + [.E32]/2*[.$B$5]^2" office:value-type="float" office:value="44.7092769033211" calcext:value-type="float">
            <text:p>44,7092769033211</text:p>
          </table:table-cell>
          <table:table-cell table:formula="of:=[.D32]*[.$B$5]" office:value-type="float" office:value="3.04448" calcext:value-type="float">
            <text:p>3,04448</text:p>
          </table:table-cell>
          <table:table-cell table:formula="of:=[.E32]*[.$B$5]" office:value-type="float" office:value="37.9106" calcext:value-type="float">
            <text:p>37,9106</text:p>
          </table:table-cell>
          <table:table-cell/>
          <table:table-cell table:formula="of:=[.B32]" office:value-type="float" office:value="1862.50086326309" calcext:value-type="float">
            <text:p>1862,50086326309</text:p>
          </table:table-cell>
          <table:table-cell table:formula="of:=1080-[.C32]" office:value-type="float" office:value="260.295354320293" calcext:value-type="float">
            <text:p>260,29535432029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B32]+[.H32]" office:value-type="float" office:value="1869.11899923238" calcext:value-type="float">
            <text:p>1869,11899923238</text:p>
          </table:table-cell>
          <table:table-cell table:formula="of:=[.C32]+[.I32]" office:value-type="float" office:value="864.413922583028" calcext:value-type="float">
            <text:p>864,41392258302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2]+[.J32]" office:value-type="float" office:value="67.703599692953" calcext:value-type="float">
            <text:p>67,703599692953</text:p>
          </table:table-cell>
          <table:table-cell table:formula="of:=[.G32]+[.K32]" office:value-type="float" office:value="466.048069033211" calcext:value-type="float">
            <text:p>466,048069033211</text:p>
          </table:table-cell>
          <table:table-cell table:formula="of:=[.F33]*[.$B$5] + [.D33]/2*[.$B$5]^2" office:value-type="float" office:value="6.9225839692953" calcext:value-type="float">
            <text:p>6,9225839692953</text:p>
          </table:table-cell>
          <table:table-cell table:formula="of:=[.G33]*[.$B$5] + [.E33]/2*[.$B$5]^2" office:value-type="float" office:value="48.5003369033211" calcext:value-type="float">
            <text:p>48,5003369033211</text:p>
          </table:table-cell>
          <table:table-cell table:formula="of:=[.D33]*[.$B$5]" office:value-type="float" office:value="3.04448" calcext:value-type="float">
            <text:p>3,04448</text:p>
          </table:table-cell>
          <table:table-cell table:formula="of:=[.E33]*[.$B$5]" office:value-type="float" office:value="37.9106" calcext:value-type="float">
            <text:p>37,9106</text:p>
          </table:table-cell>
          <table:table-cell/>
          <table:table-cell table:formula="of:=[.B33]" office:value-type="float" office:value="1869.11899923238" calcext:value-type="float">
            <text:p>1869,11899923238</text:p>
          </table:table-cell>
          <table:table-cell table:formula="of:=1080-[.C33]" office:value-type="float" office:value="215.586077416972" calcext:value-type="float">
            <text:p>215,586077416972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B33]+[.H33]" office:value-type="float" office:value="1876.04158320168" calcext:value-type="float">
            <text:p>1876,04158320168</text:p>
          </table:table-cell>
          <table:table-cell table:formula="of:=[.C33]+[.I33]" office:value-type="float" office:value="912.914259486349" calcext:value-type="float">
            <text:p>912,91425948634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3]+[.J33]" office:value-type="float" office:value="70.748079692953" calcext:value-type="float">
            <text:p>70,748079692953</text:p>
          </table:table-cell>
          <table:table-cell table:formula="of:=[.G33]+[.K33]" office:value-type="float" office:value="503.958669033211" calcext:value-type="float">
            <text:p>503,958669033211</text:p>
          </table:table-cell>
          <table:table-cell table:formula="of:=[.F34]*[.$B$5] + [.D34]/2*[.$B$5]^2" office:value-type="float" office:value="7.2270319692953" calcext:value-type="float">
            <text:p>7,2270319692953</text:p>
          </table:table-cell>
          <table:table-cell table:formula="of:=[.G34]*[.$B$5] + [.E34]/2*[.$B$5]^2" office:value-type="float" office:value="52.2913969033211" calcext:value-type="float">
            <text:p>52,2913969033211</text:p>
          </table:table-cell>
          <table:table-cell table:formula="of:=[.D34]*[.$B$5]" office:value-type="float" office:value="3.04448" calcext:value-type="float">
            <text:p>3,04448</text:p>
          </table:table-cell>
          <table:table-cell table:formula="of:=[.E34]*[.$B$5]" office:value-type="float" office:value="37.9106" calcext:value-type="float">
            <text:p>37,9106</text:p>
          </table:table-cell>
          <table:table-cell/>
          <table:table-cell table:formula="of:=[.B34]" office:value-type="float" office:value="1876.04158320168" calcext:value-type="float">
            <text:p>1876,04158320168</text:p>
          </table:table-cell>
          <table:table-cell table:formula="of:=1080-[.C34]" office:value-type="float" office:value="167.085740513651" calcext:value-type="float">
            <text:p>167,085740513651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B34]+[.H34]" office:value-type="float" office:value="1883.26861517097" calcext:value-type="float">
            <text:p>1883,26861517097</text:p>
          </table:table-cell>
          <table:table-cell table:formula="of:=[.C34]+[.I34]" office:value-type="float" office:value="965.20565638967" calcext:value-type="float">
            <text:p>965,2056563896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4]+[.J34]" office:value-type="float" office:value="73.792559692953" calcext:value-type="float">
            <text:p>73,792559692953</text:p>
          </table:table-cell>
          <table:table-cell table:formula="of:=[.G34]+[.K34]" office:value-type="float" office:value="541.869269033211" calcext:value-type="float">
            <text:p>541,869269033211</text:p>
          </table:table-cell>
          <table:table-cell table:formula="of:=[.F35]*[.$B$5] + [.D35]/2*[.$B$5]^2" office:value-type="float" office:value="7.5314799692953" calcext:value-type="float">
            <text:p>7,5314799692953</text:p>
          </table:table-cell>
          <table:table-cell table:formula="of:=[.G35]*[.$B$5] + [.E35]/2*[.$B$5]^2" office:value-type="float" office:value="56.0824569033211" calcext:value-type="float">
            <text:p>56,0824569033211</text:p>
          </table:table-cell>
          <table:table-cell table:formula="of:=[.D35]*[.$B$5]" office:value-type="float" office:value="3.04448" calcext:value-type="float">
            <text:p>3,04448</text:p>
          </table:table-cell>
          <table:table-cell table:formula="of:=[.E35]*[.$B$5]" office:value-type="float" office:value="37.9106" calcext:value-type="float">
            <text:p>37,9106</text:p>
          </table:table-cell>
          <table:table-cell/>
          <table:table-cell table:formula="of:=[.B35]" office:value-type="float" office:value="1883.26861517097" calcext:value-type="float">
            <text:p>1883,26861517097</text:p>
          </table:table-cell>
          <table:table-cell table:formula="of:=1080-[.C35]" office:value-type="float" office:value="114.79434361033" calcext:value-type="float">
            <text:p>114,79434361033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B35]+[.H35]" office:value-type="float" office:value="1890.80009514027" calcext:value-type="float">
            <text:p>1890,80009514027</text:p>
          </table:table-cell>
          <table:table-cell table:formula="of:=[.C35]+[.I35]" office:value-type="float" office:value="1021.28811329299" calcext:value-type="float">
            <text:p>1021,2881132929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5]+[.J35]" office:value-type="float" office:value="76.8370396929529" calcext:value-type="float">
            <text:p>76,8370396929529</text:p>
          </table:table-cell>
          <table:table-cell table:formula="of:=[.G35]+[.K35]" office:value-type="float" office:value="579.779869033211" calcext:value-type="float">
            <text:p>579,779869033211</text:p>
          </table:table-cell>
          <table:table-cell table:formula="of:=[.F36]*[.$B$5] + [.D36]/2*[.$B$5]^2" office:value-type="float" office:value="7.83592796929529" calcext:value-type="float">
            <text:p>7,83592796929529</text:p>
          </table:table-cell>
          <table:table-cell table:formula="of:=[.G36]*[.$B$5] + [.E36]/2*[.$B$5]^2" office:value-type="float" office:value="59.8735169033211" calcext:value-type="float">
            <text:p>59,8735169033211</text:p>
          </table:table-cell>
          <table:table-cell table:formula="of:=[.D36]*[.$B$5]" office:value-type="float" office:value="3.04448" calcext:value-type="float">
            <text:p>3,04448</text:p>
          </table:table-cell>
          <table:table-cell table:formula="of:=[.E36]*[.$B$5]" office:value-type="float" office:value="37.9106" calcext:value-type="float">
            <text:p>37,9106</text:p>
          </table:table-cell>
          <table:table-cell/>
          <table:table-cell table:formula="of:=[.B36]" office:value-type="float" office:value="1890.80009514027" calcext:value-type="float">
            <text:p>1890,80009514027</text:p>
          </table:table-cell>
          <table:table-cell table:formula="of:=1080-[.C36]" office:value-type="float" office:value="58.7118867070085" calcext:value-type="float">
            <text:p>58,7118867070085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B36]+[.H36]" office:value-type="float" office:value="1898.63602310956" calcext:value-type="float">
            <text:p>1898,63602310956</text:p>
          </table:table-cell>
          <table:table-cell table:formula="of:=[.C36]+[.I36]" office:value-type="float" office:value="1081.16163019631" calcext:value-type="float">
            <text:p>1081,1616301963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6]+[.J36]" office:value-type="float" office:value="79.8815196929529" calcext:value-type="float">
            <text:p>79,8815196929529</text:p>
          </table:table-cell>
          <table:table-cell table:formula="of:=[.G36]+[.K36]" office:value-type="float" office:value="617.690469033211" calcext:value-type="float">
            <text:p>617,690469033211</text:p>
          </table:table-cell>
          <table:table-cell table:formula="of:=[.F37]*[.$B$5] + [.D37]/2*[.$B$5]^2" office:value-type="float" office:value="8.14037596929529" calcext:value-type="float">
            <text:p>8,14037596929529</text:p>
          </table:table-cell>
          <table:table-cell table:formula="of:=[.G37]*[.$B$5] + [.E37]/2*[.$B$5]^2" office:value-type="float" office:value="63.6645769033211" calcext:value-type="float">
            <text:p>63,6645769033211</text:p>
          </table:table-cell>
          <table:table-cell table:formula="of:=[.D37]*[.$B$5]" office:value-type="float" office:value="3.04448" calcext:value-type="float">
            <text:p>3,04448</text:p>
          </table:table-cell>
          <table:table-cell table:formula="of:=[.E37]*[.$B$5]" office:value-type="float" office:value="37.9106" calcext:value-type="float">
            <text:p>37,9106</text:p>
          </table:table-cell>
          <table:table-cell/>
          <table:table-cell table:formula="of:=[.B37]" office:value-type="float" office:value="1898.63602310956" calcext:value-type="float">
            <text:p>1898,63602310956</text:p>
          </table:table-cell>
          <table:table-cell table:formula="of:=1080-[.C37]" office:value-type="float" office:value="-1.16163019631267" calcext:value-type="float">
            <text:p>-1,1616301963126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7]+[.H37]" office:value-type="float" office:value="1906.77639907886" calcext:value-type="float">
            <text:p>1906,77639907886</text:p>
          </table:table-cell>
          <table:table-cell table:formula="of:=[.C37]+[.I37]" office:value-type="float" office:value="1144.82620709963" calcext:value-type="float">
            <text:p>1144,8262070996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7]+[.J37]" office:value-type="float" office:value="82.9259996929529" calcext:value-type="float">
            <text:p>82,9259996929529</text:p>
          </table:table-cell>
          <table:table-cell table:formula="of:=[.G37]+[.K37]" office:value-type="float" office:value="655.601069033211" calcext:value-type="float">
            <text:p>655,601069033211</text:p>
          </table:table-cell>
          <table:table-cell table:formula="of:=[.F38]*[.$B$5] + [.D38]/2*[.$B$5]^2" office:value-type="float" office:value="8.44482396929529" calcext:value-type="float">
            <text:p>8,44482396929529</text:p>
          </table:table-cell>
          <table:table-cell table:formula="of:=[.G38]*[.$B$5] + [.E38]/2*[.$B$5]^2" office:value-type="float" office:value="67.4556369033211" calcext:value-type="float">
            <text:p>67,4556369033211</text:p>
          </table:table-cell>
          <table:table-cell table:formula="of:=[.D38]*[.$B$5]" office:value-type="float" office:value="3.04448" calcext:value-type="float">
            <text:p>3,04448</text:p>
          </table:table-cell>
          <table:table-cell table:formula="of:=[.E38]*[.$B$5]" office:value-type="float" office:value="37.9106" calcext:value-type="float">
            <text:p>37,9106</text:p>
          </table:table-cell>
          <table:table-cell/>
          <table:table-cell table:formula="of:=[.B38]" office:value-type="float" office:value="1906.77639907886" calcext:value-type="float">
            <text:p>1906,77639907886</text:p>
          </table:table-cell>
          <table:table-cell table:formula="of:=1080-[.C38]" office:value-type="float" office:value="-64.8262070996339" calcext:value-type="float">
            <text:p>-64,8262070996339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B38]+[.H38]" office:value-type="float" office:value="1915.22122304815" calcext:value-type="float">
            <text:p>1915,22122304815</text:p>
          </table:table-cell>
          <table:table-cell table:formula="of:=[.C38]+[.I38]" office:value-type="float" office:value="1212.28184400296" calcext:value-type="float">
            <text:p>1212,2818440029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8]+[.J38]" office:value-type="float" office:value="85.9704796929529" calcext:value-type="float">
            <text:p>85,9704796929529</text:p>
          </table:table-cell>
          <table:table-cell table:formula="of:=[.G38]+[.K38]" office:value-type="float" office:value="693.511669033211" calcext:value-type="float">
            <text:p>693,511669033211</text:p>
          </table:table-cell>
          <table:table-cell table:formula="of:=[.F39]*[.$B$5] + [.D39]/2*[.$B$5]^2" office:value-type="float" office:value="8.74927196929529" calcext:value-type="float">
            <text:p>8,74927196929529</text:p>
          </table:table-cell>
          <table:table-cell table:formula="of:=[.G39]*[.$B$5] + [.E39]/2*[.$B$5]^2" office:value-type="float" office:value="71.2466969033211" calcext:value-type="float">
            <text:p>71,2466969033211</text:p>
          </table:table-cell>
          <table:table-cell table:formula="of:=[.D39]*[.$B$5]" office:value-type="float" office:value="3.04448" calcext:value-type="float">
            <text:p>3,04448</text:p>
          </table:table-cell>
          <table:table-cell table:formula="of:=[.E39]*[.$B$5]" office:value-type="float" office:value="37.9106" calcext:value-type="float">
            <text:p>37,9106</text:p>
          </table:table-cell>
          <table:table-cell/>
          <table:table-cell table:formula="of:=[.B39]" office:value-type="float" office:value="1915.22122304815" calcext:value-type="float">
            <text:p>1915,22122304815</text:p>
          </table:table-cell>
          <table:table-cell table:formula="of:=1080-[.C39]" office:value-type="float" office:value="-132.281844002955" calcext:value-type="float">
            <text:p>-132,281844002955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B39]+[.H39]" office:value-type="float" office:value="1923.97049501745" calcext:value-type="float">
            <text:p>1923,97049501745</text:p>
          </table:table-cell>
          <table:table-cell table:formula="of:=[.C39]+[.I39]" office:value-type="float" office:value="1283.52854090628" calcext:value-type="float">
            <text:p>1283,5285409062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39]+[.J39]" office:value-type="float" office:value="89.0149596929529" calcext:value-type="float">
            <text:p>89,0149596929529</text:p>
          </table:table-cell>
          <table:table-cell table:formula="of:=[.G39]+[.K39]" office:value-type="float" office:value="731.422269033211" calcext:value-type="float">
            <text:p>731,422269033211</text:p>
          </table:table-cell>
          <table:table-cell table:formula="of:=[.F40]*[.$B$5] + [.D40]/2*[.$B$5]^2" office:value-type="float" office:value="9.05371996929529" calcext:value-type="float">
            <text:p>9,05371996929529</text:p>
          </table:table-cell>
          <table:table-cell table:formula="of:=[.G40]*[.$B$5] + [.E40]/2*[.$B$5]^2" office:value-type="float" office:value="75.0377569033211" calcext:value-type="float">
            <text:p>75,0377569033211</text:p>
          </table:table-cell>
          <table:table-cell table:formula="of:=[.D40]*[.$B$5]" office:value-type="float" office:value="3.04448" calcext:value-type="float">
            <text:p>3,04448</text:p>
          </table:table-cell>
          <table:table-cell table:formula="of:=[.E40]*[.$B$5]" office:value-type="float" office:value="37.9106" calcext:value-type="float">
            <text:p>37,9106</text:p>
          </table:table-cell>
          <table:table-cell/>
          <table:table-cell table:formula="of:=[.B40]" office:value-type="float" office:value="1923.97049501745" calcext:value-type="float">
            <text:p>1923,97049501745</text:p>
          </table:table-cell>
          <table:table-cell table:formula="of:=1080-[.C40]" office:value-type="float" office:value="-203.528540906276" calcext:value-type="float">
            <text:p>-203,528540906276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B40]+[.H40]" office:value-type="float" office:value="1933.02421498674" calcext:value-type="float">
            <text:p>1933,02421498674</text:p>
          </table:table-cell>
          <table:table-cell table:formula="of:=[.C40]+[.I40]" office:value-type="float" office:value="1358.5662978096" calcext:value-type="float">
            <text:p>1358,566297809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0]+[.J40]" office:value-type="float" office:value="92.0594396929529" calcext:value-type="float">
            <text:p>92,0594396929529</text:p>
          </table:table-cell>
          <table:table-cell table:formula="of:=[.G40]+[.K40]" office:value-type="float" office:value="769.332869033211" calcext:value-type="float">
            <text:p>769,332869033211</text:p>
          </table:table-cell>
          <table:table-cell table:formula="of:=[.F41]*[.$B$5] + [.D41]/2*[.$B$5]^2" office:value-type="float" office:value="9.35816796929529" calcext:value-type="float">
            <text:p>9,35816796929529</text:p>
          </table:table-cell>
          <table:table-cell table:formula="of:=[.G41]*[.$B$5] + [.E41]/2*[.$B$5]^2" office:value-type="float" office:value="78.8288169033211" calcext:value-type="float">
            <text:p>78,8288169033211</text:p>
          </table:table-cell>
          <table:table-cell table:formula="of:=[.D41]*[.$B$5]" office:value-type="float" office:value="3.04448" calcext:value-type="float">
            <text:p>3,04448</text:p>
          </table:table-cell>
          <table:table-cell table:formula="of:=[.E41]*[.$B$5]" office:value-type="float" office:value="37.9106" calcext:value-type="float">
            <text:p>37,9106</text:p>
          </table:table-cell>
          <table:table-cell/>
          <table:table-cell table:formula="of:=[.B41]" office:value-type="float" office:value="1933.02421498674" calcext:value-type="float">
            <text:p>1933,02421498674</text:p>
          </table:table-cell>
          <table:table-cell table:formula="of:=1080-[.C41]" office:value-type="float" office:value="-278.566297809597" calcext:value-type="float">
            <text:p>-278,566297809597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B41]+[.H41]" office:value-type="float" office:value="1942.38238295604" calcext:value-type="float">
            <text:p>1942,38238295604</text:p>
          </table:table-cell>
          <table:table-cell table:formula="of:=[.C41]+[.I41]" office:value-type="float" office:value="1437.39511471292" calcext:value-type="float">
            <text:p>1437,3951147129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1]+[.J41]" office:value-type="float" office:value="95.1039196929529" calcext:value-type="float">
            <text:p>95,1039196929529</text:p>
          </table:table-cell>
          <table:table-cell table:formula="of:=[.G41]+[.K41]" office:value-type="float" office:value="807.243469033211" calcext:value-type="float">
            <text:p>807,243469033211</text:p>
          </table:table-cell>
          <table:table-cell table:formula="of:=[.F42]*[.$B$5] + [.D42]/2*[.$B$5]^2" office:value-type="float" office:value="9.66261596929529" calcext:value-type="float">
            <text:p>9,66261596929529</text:p>
          </table:table-cell>
          <table:table-cell table:formula="of:=[.G42]*[.$B$5] + [.E42]/2*[.$B$5]^2" office:value-type="float" office:value="82.6198769033211" calcext:value-type="float">
            <text:p>82,6198769033211</text:p>
          </table:table-cell>
          <table:table-cell table:formula="of:=[.D42]*[.$B$5]" office:value-type="float" office:value="3.04448" calcext:value-type="float">
            <text:p>3,04448</text:p>
          </table:table-cell>
          <table:table-cell table:formula="of:=[.E42]*[.$B$5]" office:value-type="float" office:value="37.9106" calcext:value-type="float">
            <text:p>37,9106</text:p>
          </table:table-cell>
          <table:table-cell/>
          <table:table-cell table:formula="of:=[.B42]" office:value-type="float" office:value="1942.38238295604" calcext:value-type="float">
            <text:p>1942,38238295604</text:p>
          </table:table-cell>
          <table:table-cell table:formula="of:=1080-[.C42]" office:value-type="float" office:value="-357.395114712919" calcext:value-type="float">
            <text:p>-357,395114712919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B42]+[.H42]" office:value-type="float" office:value="1952.04499892534" calcext:value-type="float">
            <text:p>1952,04499892534</text:p>
          </table:table-cell>
          <table:table-cell table:formula="of:=[.C42]+[.I42]" office:value-type="float" office:value="1520.01499161624" calcext:value-type="float">
            <text:p>1520,0149916162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2]+[.J42]" office:value-type="float" office:value="98.1483996929529" calcext:value-type="float">
            <text:p>98,1483996929529</text:p>
          </table:table-cell>
          <table:table-cell table:formula="of:=[.G42]+[.K42]" office:value-type="float" office:value="845.154069033211" calcext:value-type="float">
            <text:p>845,154069033211</text:p>
          </table:table-cell>
          <table:table-cell table:formula="of:=[.F43]*[.$B$5] + [.D43]/2*[.$B$5]^2" office:value-type="float" office:value="9.96706396929529" calcext:value-type="float">
            <text:p>9,96706396929529</text:p>
          </table:table-cell>
          <table:table-cell table:formula="of:=[.G43]*[.$B$5] + [.E43]/2*[.$B$5]^2" office:value-type="float" office:value="86.4109369033212" calcext:value-type="float">
            <text:p>86,4109369033212</text:p>
          </table:table-cell>
          <table:table-cell table:formula="of:=[.D43]*[.$B$5]" office:value-type="float" office:value="3.04448" calcext:value-type="float">
            <text:p>3,04448</text:p>
          </table:table-cell>
          <table:table-cell table:formula="of:=[.E43]*[.$B$5]" office:value-type="float" office:value="37.9106" calcext:value-type="float">
            <text:p>37,9106</text:p>
          </table:table-cell>
          <table:table-cell/>
          <table:table-cell table:formula="of:=[.B43]" office:value-type="float" office:value="1952.04499892534" calcext:value-type="float">
            <text:p>1952,04499892534</text:p>
          </table:table-cell>
          <table:table-cell table:formula="of:=1080-[.C43]" office:value-type="float" office:value="-440.01499161624" calcext:value-type="float">
            <text:p>-440,01499161624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B43]+[.H43]" office:value-type="float" office:value="1962.01206289463" calcext:value-type="float">
            <text:p>1962,01206289463</text:p>
          </table:table-cell>
          <table:table-cell table:formula="of:=[.C43]+[.I43]" office:value-type="float" office:value="1606.42592851956" calcext:value-type="float">
            <text:p>1606,4259285195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3]+[.J43]" office:value-type="float" office:value="101.192879692953" calcext:value-type="float">
            <text:p>101,192879692953</text:p>
          </table:table-cell>
          <table:table-cell table:formula="of:=[.G43]+[.K43]" office:value-type="float" office:value="883.064669033212" calcext:value-type="float">
            <text:p>883,064669033212</text:p>
          </table:table-cell>
          <table:table-cell table:formula="of:=[.F44]*[.$B$5] + [.D44]/2*[.$B$5]^2" office:value-type="float" office:value="10.2715119692953" calcext:value-type="float">
            <text:p>10,2715119692953</text:p>
          </table:table-cell>
          <table:table-cell table:formula="of:=[.G44]*[.$B$5] + [.E44]/2*[.$B$5]^2" office:value-type="float" office:value="90.2019969033212" calcext:value-type="float">
            <text:p>90,2019969033212</text:p>
          </table:table-cell>
          <table:table-cell table:formula="of:=[.D44]*[.$B$5]" office:value-type="float" office:value="3.04448" calcext:value-type="float">
            <text:p>3,04448</text:p>
          </table:table-cell>
          <table:table-cell table:formula="of:=[.E44]*[.$B$5]" office:value-type="float" office:value="37.9106" calcext:value-type="float">
            <text:p>37,9106</text:p>
          </table:table-cell>
          <table:table-cell/>
          <table:table-cell table:formula="of:=[.B44]" office:value-type="float" office:value="1962.01206289463" calcext:value-type="float">
            <text:p>1962,01206289463</text:p>
          </table:table-cell>
          <table:table-cell table:formula="of:=1080-[.C44]" office:value-type="float" office:value="-526.425928519561" calcext:value-type="float">
            <text:p>-526,425928519561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B44]+[.H44]" office:value-type="float" office:value="1972.28357486393" calcext:value-type="float">
            <text:p>1972,28357486393</text:p>
          </table:table-cell>
          <table:table-cell table:formula="of:=[.C44]+[.I44]" office:value-type="float" office:value="1696.62792542288" calcext:value-type="float">
            <text:p>1696,6279254228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4]+[.J44]" office:value-type="float" office:value="104.237359692953" calcext:value-type="float">
            <text:p>104,237359692953</text:p>
          </table:table-cell>
          <table:table-cell table:formula="of:=[.G44]+[.K44]" office:value-type="float" office:value="920.975269033212" calcext:value-type="float">
            <text:p>920,975269033212</text:p>
          </table:table-cell>
          <table:table-cell table:formula="of:=[.F45]*[.$B$5] + [.D45]/2*[.$B$5]^2" office:value-type="float" office:value="10.5759599692953" calcext:value-type="float">
            <text:p>10,5759599692953</text:p>
          </table:table-cell>
          <table:table-cell table:formula="of:=[.G45]*[.$B$5] + [.E45]/2*[.$B$5]^2" office:value-type="float" office:value="93.9930569033212" calcext:value-type="float">
            <text:p>93,9930569033212</text:p>
          </table:table-cell>
          <table:table-cell table:formula="of:=[.D45]*[.$B$5]" office:value-type="float" office:value="3.04448" calcext:value-type="float">
            <text:p>3,04448</text:p>
          </table:table-cell>
          <table:table-cell table:formula="of:=[.E45]*[.$B$5]" office:value-type="float" office:value="37.9106" calcext:value-type="float">
            <text:p>37,9106</text:p>
          </table:table-cell>
          <table:table-cell/>
          <table:table-cell table:formula="of:=[.B45]" office:value-type="float" office:value="1972.28357486393" calcext:value-type="float">
            <text:p>1972,28357486393</text:p>
          </table:table-cell>
          <table:table-cell table:formula="of:=1080-[.C45]" office:value-type="float" office:value="-616.627925422882" calcext:value-type="float">
            <text:p>-616,627925422882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B45]+[.H45]" office:value-type="float" office:value="1982.85953483322" calcext:value-type="float">
            <text:p>1982,85953483322</text:p>
          </table:table-cell>
          <table:table-cell table:formula="of:=[.C45]+[.I45]" office:value-type="float" office:value="1790.6209823262" calcext:value-type="float">
            <text:p>1790,620982326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5]+[.J45]" office:value-type="float" office:value="107.281839692953" calcext:value-type="float">
            <text:p>107,281839692953</text:p>
          </table:table-cell>
          <table:table-cell table:formula="of:=[.G45]+[.K45]" office:value-type="float" office:value="958.885869033212" calcext:value-type="float">
            <text:p>958,885869033212</text:p>
          </table:table-cell>
          <table:table-cell table:formula="of:=[.F46]*[.$B$5] + [.D46]/2*[.$B$5]^2" office:value-type="float" office:value="10.8804079692953" calcext:value-type="float">
            <text:p>10,8804079692953</text:p>
          </table:table-cell>
          <table:table-cell table:formula="of:=[.G46]*[.$B$5] + [.E46]/2*[.$B$5]^2" office:value-type="float" office:value="97.7841169033212" calcext:value-type="float">
            <text:p>97,7841169033212</text:p>
          </table:table-cell>
          <table:table-cell table:formula="of:=[.D46]*[.$B$5]" office:value-type="float" office:value="3.04448" calcext:value-type="float">
            <text:p>3,04448</text:p>
          </table:table-cell>
          <table:table-cell table:formula="of:=[.E46]*[.$B$5]" office:value-type="float" office:value="37.9106" calcext:value-type="float">
            <text:p>37,9106</text:p>
          </table:table-cell>
          <table:table-cell/>
          <table:table-cell table:formula="of:=[.B46]" office:value-type="float" office:value="1982.85953483322" calcext:value-type="float">
            <text:p>1982,85953483322</text:p>
          </table:table-cell>
          <table:table-cell table:formula="of:=1080-[.C46]" office:value-type="float" office:value="-710.620982326203" calcext:value-type="float">
            <text:p>-710,620982326203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B46]+[.H46]" office:value-type="float" office:value="1993.73994280252" calcext:value-type="float">
            <text:p>1993,73994280252</text:p>
          </table:table-cell>
          <table:table-cell table:formula="of:=[.C46]+[.I46]" office:value-type="float" office:value="1888.40509922952" calcext:value-type="float">
            <text:p>1888,4050992295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6]+[.J46]" office:value-type="float" office:value="110.326319692953" calcext:value-type="float">
            <text:p>110,326319692953</text:p>
          </table:table-cell>
          <table:table-cell table:formula="of:=[.G46]+[.K46]" office:value-type="float" office:value="996.796469033212" calcext:value-type="float">
            <text:p>996,796469033212</text:p>
          </table:table-cell>
          <table:table-cell table:formula="of:=[.F47]*[.$B$5] + [.D47]/2*[.$B$5]^2" office:value-type="float" office:value="11.1848559692953" calcext:value-type="float">
            <text:p>11,1848559692953</text:p>
          </table:table-cell>
          <table:table-cell table:formula="of:=[.G47]*[.$B$5] + [.E47]/2*[.$B$5]^2" office:value-type="float" office:value="101.575176903321" calcext:value-type="float">
            <text:p>101,575176903321</text:p>
          </table:table-cell>
          <table:table-cell table:formula="of:=[.D47]*[.$B$5]" office:value-type="float" office:value="3.04448" calcext:value-type="float">
            <text:p>3,04448</text:p>
          </table:table-cell>
          <table:table-cell table:formula="of:=[.E47]*[.$B$5]" office:value-type="float" office:value="37.9106" calcext:value-type="float">
            <text:p>37,9106</text:p>
          </table:table-cell>
          <table:table-cell/>
          <table:table-cell table:formula="of:=[.B47]" office:value-type="float" office:value="1993.73994280252" calcext:value-type="float">
            <text:p>1993,73994280252</text:p>
          </table:table-cell>
          <table:table-cell table:formula="of:=1080-[.C47]" office:value-type="float" office:value="-808.405099229524" calcext:value-type="float">
            <text:p>-808,40509922952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7]+[.H47]" office:value-type="float" office:value="2004.92479877181" calcext:value-type="float">
            <text:p>2004,92479877181</text:p>
          </table:table-cell>
          <table:table-cell table:formula="of:=[.C47]+[.I47]" office:value-type="float" office:value="1989.98027613285" calcext:value-type="float">
            <text:p>1989,9802761328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7]+[.J47]" office:value-type="float" office:value="113.370799692953" calcext:value-type="float">
            <text:p>113,370799692953</text:p>
          </table:table-cell>
          <table:table-cell table:formula="of:=[.G47]+[.K47]" office:value-type="float" office:value="1034.70706903321" calcext:value-type="float">
            <text:p>1034,70706903321</text:p>
          </table:table-cell>
          <table:table-cell table:formula="of:=[.F48]*[.$B$5] + [.D48]/2*[.$B$5]^2" office:value-type="float" office:value="11.4893039692953" calcext:value-type="float">
            <text:p>11,4893039692953</text:p>
          </table:table-cell>
          <table:table-cell table:formula="of:=[.G48]*[.$B$5] + [.E48]/2*[.$B$5]^2" office:value-type="float" office:value="105.366236903321" calcext:value-type="float">
            <text:p>105,366236903321</text:p>
          </table:table-cell>
          <table:table-cell table:formula="of:=[.D48]*[.$B$5]" office:value-type="float" office:value="3.04448" calcext:value-type="float">
            <text:p>3,04448</text:p>
          </table:table-cell>
          <table:table-cell table:formula="of:=[.E48]*[.$B$5]" office:value-type="float" office:value="37.9106" calcext:value-type="float">
            <text:p>37,9106</text:p>
          </table:table-cell>
          <table:table-cell/>
          <table:table-cell table:formula="of:=[.B48]" office:value-type="float" office:value="2004.92479877181" calcext:value-type="float">
            <text:p>2004,92479877181</text:p>
          </table:table-cell>
          <table:table-cell table:formula="of:=1080-[.C48]" office:value-type="float" office:value="-909.980276132845" calcext:value-type="float">
            <text:p>-909,980276132845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B48]+[.H48]" office:value-type="float" office:value="2016.41410274111" calcext:value-type="float">
            <text:p>2016,41410274111</text:p>
          </table:table-cell>
          <table:table-cell table:formula="of:=[.C48]+[.I48]" office:value-type="float" office:value="2095.34651303617" calcext:value-type="float">
            <text:p>2095,3465130361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8]+[.J48]" office:value-type="float" office:value="116.415279692953" calcext:value-type="float">
            <text:p>116,415279692953</text:p>
          </table:table-cell>
          <table:table-cell table:formula="of:=[.G48]+[.K48]" office:value-type="float" office:value="1072.61766903321" calcext:value-type="float">
            <text:p>1072,61766903321</text:p>
          </table:table-cell>
          <table:table-cell table:formula="of:=[.F49]*[.$B$5] + [.D49]/2*[.$B$5]^2" office:value-type="float" office:value="11.7937519692953" calcext:value-type="float">
            <text:p>11,7937519692953</text:p>
          </table:table-cell>
          <table:table-cell table:formula="of:=[.G49]*[.$B$5] + [.E49]/2*[.$B$5]^2" office:value-type="float" office:value="109.157296903321" calcext:value-type="float">
            <text:p>109,157296903321</text:p>
          </table:table-cell>
          <table:table-cell table:formula="of:=[.D49]*[.$B$5]" office:value-type="float" office:value="3.04448" calcext:value-type="float">
            <text:p>3,04448</text:p>
          </table:table-cell>
          <table:table-cell table:formula="of:=[.E49]*[.$B$5]" office:value-type="float" office:value="37.9106" calcext:value-type="float">
            <text:p>37,9106</text:p>
          </table:table-cell>
          <table:table-cell/>
          <table:table-cell table:formula="of:=[.B49]" office:value-type="float" office:value="2016.41410274111" calcext:value-type="float">
            <text:p>2016,41410274111</text:p>
          </table:table-cell>
          <table:table-cell table:formula="of:=1080-[.C49]" office:value-type="float" office:value="-1015.34651303617" calcext:value-type="float">
            <text:p>-1015,34651303617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B49]+[.H49]" office:value-type="float" office:value="2028.2078547104" calcext:value-type="float">
            <text:p>2028,2078547104</text:p>
          </table:table-cell>
          <table:table-cell table:formula="of:=[.C49]+[.I49]" office:value-type="float" office:value="2204.50380993949" calcext:value-type="float">
            <text:p>2204,5038099394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49]+[.J49]" office:value-type="float" office:value="119.459759692953" calcext:value-type="float">
            <text:p>119,459759692953</text:p>
          </table:table-cell>
          <table:table-cell table:formula="of:=[.G49]+[.K49]" office:value-type="float" office:value="1110.52826903321" calcext:value-type="float">
            <text:p>1110,52826903321</text:p>
          </table:table-cell>
          <table:table-cell table:formula="of:=[.F50]*[.$B$5] + [.D50]/2*[.$B$5]^2" office:value-type="float" office:value="12.0981999692953" calcext:value-type="float">
            <text:p>12,0981999692953</text:p>
          </table:table-cell>
          <table:table-cell table:formula="of:=[.G50]*[.$B$5] + [.E50]/2*[.$B$5]^2" office:value-type="float" office:value="112.948356903321" calcext:value-type="float">
            <text:p>112,948356903321</text:p>
          </table:table-cell>
          <table:table-cell table:formula="of:=[.D50]*[.$B$5]" office:value-type="float" office:value="3.04448" calcext:value-type="float">
            <text:p>3,04448</text:p>
          </table:table-cell>
          <table:table-cell table:formula="of:=[.E50]*[.$B$5]" office:value-type="float" office:value="37.9106" calcext:value-type="float">
            <text:p>37,9106</text:p>
          </table:table-cell>
          <table:table-cell/>
          <table:table-cell table:formula="of:=[.B50]" office:value-type="float" office:value="2028.2078547104" calcext:value-type="float">
            <text:p>2028,2078547104</text:p>
          </table:table-cell>
          <table:table-cell table:formula="of:=1080-[.C50]" office:value-type="float" office:value="-1124.50380993949" calcext:value-type="float">
            <text:p>-1124,50380993949</text:p>
          </table:table-cell>
          <table:table-cell table:number-columns-repeated="5"/>
          <table:table-cell office:value-type="string" calcext:value-type="string">
            <text:p>target x</text:p>
          </table:table-cell>
          <table:table-cell office:value-type="string" calcext:value-type="string">
            <text:p>target y</text:p>
          </table:table-cell>
          <table:table-cell office:value-type="string" calcext:value-type="string">
            <text:p>trafo x</text:p>
          </table:table-cell>
          <table:table-cell office:value-type="string" calcext:value-type="string">
            <text:p>trafo y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B50]+[.H50]" office:value-type="float" office:value="2040.3060546797" calcext:value-type="float">
            <text:p>2040,3060546797</text:p>
          </table:table-cell>
          <table:table-cell table:formula="of:=[.C50]+[.I50]" office:value-type="float" office:value="2317.45216684281" calcext:value-type="float">
            <text:p>2317,4521668428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0]+[.J50]" office:value-type="float" office:value="122.504239692953" calcext:value-type="float">
            <text:p>122,504239692953</text:p>
          </table:table-cell>
          <table:table-cell table:formula="of:=[.G50]+[.K50]" office:value-type="float" office:value="1148.43886903321" calcext:value-type="float">
            <text:p>1148,43886903321</text:p>
          </table:table-cell>
          <table:table-cell table:formula="of:=[.F51]*[.$B$5] + [.D51]/2*[.$B$5]^2" office:value-type="float" office:value="12.4026479692953" calcext:value-type="float">
            <text:p>12,4026479692953</text:p>
          </table:table-cell>
          <table:table-cell table:formula="of:=[.G51]*[.$B$5] + [.E51]/2*[.$B$5]^2" office:value-type="float" office:value="116.739416903321" calcext:value-type="float">
            <text:p>116,739416903321</text:p>
          </table:table-cell>
          <table:table-cell table:formula="of:=[.D51]*[.$B$5]" office:value-type="float" office:value="3.04448" calcext:value-type="float">
            <text:p>3,04448</text:p>
          </table:table-cell>
          <table:table-cell table:formula="of:=[.E51]*[.$B$5]" office:value-type="float" office:value="37.9106" calcext:value-type="float">
            <text:p>37,9106</text:p>
          </table:table-cell>
          <table:table-cell/>
          <table:table-cell table:formula="of:=[.B51]" office:value-type="float" office:value="2040.3060546797" calcext:value-type="float">
            <text:p>2040,3060546797</text:p>
          </table:table-cell>
          <table:table-cell table:formula="of:=1080-[.C51]" office:value-type="float" office:value="-1237.45216684281" calcext:value-type="float">
            <text:p>-1237,45216684281</text:p>
          </table:table-cell>
          <table:table-cell table:number-columns-repeated="5"/>
          <table:table-cell office:value-type="float" office:value="1793" calcext:value-type="float">
            <text:p>1793</text:p>
          </table:table-cell>
          <table:table-cell office:value-type="float" office:value="670" calcext:value-type="float">
            <text:p>670</text:p>
          </table:table-cell>
          <table:table-cell table:formula="of:=[.T51]" office:value-type="float" office:value="1793" calcext:value-type="float">
            <text:p>1793</text:p>
          </table:table-cell>
          <table:table-cell table:formula="of:=1080-[.U51]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B51]+[.H51]" office:value-type="float" office:value="2052.70870264899" calcext:value-type="float">
            <text:p>2052,70870264899</text:p>
          </table:table-cell>
          <table:table-cell table:formula="of:=[.C51]+[.I51]" office:value-type="float" office:value="2434.19158374613" calcext:value-type="float">
            <text:p>2434,1915837461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1]+[.J51]" office:value-type="float" office:value="125.548719692953" calcext:value-type="float">
            <text:p>125,548719692953</text:p>
          </table:table-cell>
          <table:table-cell table:formula="of:=[.G51]+[.K51]" office:value-type="float" office:value="1186.34946903321" calcext:value-type="float">
            <text:p>1186,34946903321</text:p>
          </table:table-cell>
          <table:table-cell table:formula="of:=[.F52]*[.$B$5] + [.D52]/2*[.$B$5]^2" office:value-type="float" office:value="12.7070959692953" calcext:value-type="float">
            <text:p>12,7070959692953</text:p>
          </table:table-cell>
          <table:table-cell table:formula="of:=[.G52]*[.$B$5] + [.E52]/2*[.$B$5]^2" office:value-type="float" office:value="120.530476903321" calcext:value-type="float">
            <text:p>120,530476903321</text:p>
          </table:table-cell>
          <table:table-cell table:formula="of:=[.D52]*[.$B$5]" office:value-type="float" office:value="3.04448" calcext:value-type="float">
            <text:p>3,04448</text:p>
          </table:table-cell>
          <table:table-cell table:formula="of:=[.E52]*[.$B$5]" office:value-type="float" office:value="37.9106" calcext:value-type="float">
            <text:p>37,9106</text:p>
          </table:table-cell>
          <table:table-cell/>
          <table:table-cell table:formula="of:=[.B52]" office:value-type="float" office:value="2052.70870264899" calcext:value-type="float">
            <text:p>2052,70870264899</text:p>
          </table:table-cell>
          <table:table-cell table:formula="of:=1080-[.C52]" office:value-type="float" office:value="-1354.19158374613" calcext:value-type="float">
            <text:p>-1354,19158374613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office:value-type="float" office:value="641" calcext:value-type="float">
            <text:p>641</text:p>
          </table:table-cell>
          <table:table-cell table:formula="of:=[.T52]" office:value-type="float" office:value="1833" calcext:value-type="float">
            <text:p>1833</text:p>
          </table:table-cell>
          <table:table-cell table:formula="of:=1080-[.U5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52]+[.H52]" office:value-type="float" office:value="2065.41579861829" calcext:value-type="float">
            <text:p>2065,41579861829</text:p>
          </table:table-cell>
          <table:table-cell table:formula="of:=[.C52]+[.I52]" office:value-type="float" office:value="2554.72206064945" calcext:value-type="float">
            <text:p>2554,7220606494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2]+[.J52]" office:value-type="float" office:value="128.593199692953" calcext:value-type="float">
            <text:p>128,593199692953</text:p>
          </table:table-cell>
          <table:table-cell table:formula="of:=[.G52]+[.K52]" office:value-type="float" office:value="1224.26006903321" calcext:value-type="float">
            <text:p>1224,26006903321</text:p>
          </table:table-cell>
          <table:table-cell table:formula="of:=[.F53]*[.$B$5] + [.D53]/2*[.$B$5]^2" office:value-type="float" office:value="13.0115439692953" calcext:value-type="float">
            <text:p>13,0115439692953</text:p>
          </table:table-cell>
          <table:table-cell table:formula="of:=[.G53]*[.$B$5] + [.E53]/2*[.$B$5]^2" office:value-type="float" office:value="124.321536903321" calcext:value-type="float">
            <text:p>124,321536903321</text:p>
          </table:table-cell>
          <table:table-cell table:formula="of:=[.D53]*[.$B$5]" office:value-type="float" office:value="3.04448" calcext:value-type="float">
            <text:p>3,04448</text:p>
          </table:table-cell>
          <table:table-cell table:formula="of:=[.E53]*[.$B$5]" office:value-type="float" office:value="37.9106" calcext:value-type="float">
            <text:p>37,9106</text:p>
          </table:table-cell>
          <table:table-cell/>
          <table:table-cell table:formula="of:=[.B53]" office:value-type="float" office:value="2065.41579861829" calcext:value-type="float">
            <text:p>2065,41579861829</text:p>
          </table:table-cell>
          <table:table-cell table:formula="of:=1080-[.C53]" office:value-type="float" office:value="-1474.72206064945" calcext:value-type="float">
            <text:p>-1474,72206064945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office:value-type="float" office:value="795" calcext:value-type="float">
            <text:p>795</text:p>
          </table:table-cell>
          <table:table-cell table:formula="of:=[.T53]" office:value-type="float" office:value="1860" calcext:value-type="float">
            <text:p>1860</text:p>
          </table:table-cell>
          <table:table-cell table:formula="of:=1080-[.U53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B53]+[.H53]" office:value-type="float" office:value="2078.42734258758" calcext:value-type="float">
            <text:p>2078,42734258758</text:p>
          </table:table-cell>
          <table:table-cell table:formula="of:=[.C53]+[.I53]" office:value-type="float" office:value="2679.04359755277" calcext:value-type="float">
            <text:p>2679,0435975527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3]+[.J53]" office:value-type="float" office:value="131.637679692953" calcext:value-type="float">
            <text:p>131,637679692953</text:p>
          </table:table-cell>
          <table:table-cell table:formula="of:=[.G53]+[.K53]" office:value-type="float" office:value="1262.17066903321" calcext:value-type="float">
            <text:p>1262,17066903321</text:p>
          </table:table-cell>
          <table:table-cell table:formula="of:=[.F54]*[.$B$5] + [.D54]/2*[.$B$5]^2" office:value-type="float" office:value="13.3159919692953" calcext:value-type="float">
            <text:p>13,3159919692953</text:p>
          </table:table-cell>
          <table:table-cell table:formula="of:=[.G54]*[.$B$5] + [.E54]/2*[.$B$5]^2" office:value-type="float" office:value="128.112596903321" calcext:value-type="float">
            <text:p>128,112596903321</text:p>
          </table:table-cell>
          <table:table-cell table:formula="of:=[.D54]*[.$B$5]" office:value-type="float" office:value="3.04448" calcext:value-type="float">
            <text:p>3,04448</text:p>
          </table:table-cell>
          <table:table-cell table:formula="of:=[.E54]*[.$B$5]" office:value-type="float" office:value="37.9106" calcext:value-type="float">
            <text:p>37,9106</text:p>
          </table:table-cell>
          <table:table-cell/>
          <table:table-cell table:formula="of:=[.B54]" office:value-type="float" office:value="2078.42734258758" calcext:value-type="float">
            <text:p>2078,42734258758</text:p>
          </table:table-cell>
          <table:table-cell table:formula="of:=1080-[.C54]" office:value-type="float" office:value="-1599.04359755277" calcext:value-type="float">
            <text:p>-1599,04359755277</text:p>
          </table:table-cell>
          <table:table-cell table:number-columns-repeated="7"/>
          <table:table-cell table:formula="of:=[.T54]" office:value-type="float" office:value="0" calcext:value-type="float">
            <text:p>0</text:p>
          </table:table-cell>
          <table:table-cell table:formula="of:=1080-[.U54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B54]+[.H54]" office:value-type="float" office:value="2091.74333455688" calcext:value-type="float">
            <text:p>2091,74333455688</text:p>
          </table:table-cell>
          <table:table-cell table:formula="of:=[.C54]+[.I54]" office:value-type="float" office:value="2807.15619445609" calcext:value-type="float">
            <text:p>2807,1561944560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4]+[.J54]" office:value-type="float" office:value="134.682159692953" calcext:value-type="float">
            <text:p>134,682159692953</text:p>
          </table:table-cell>
          <table:table-cell table:formula="of:=[.G54]+[.K54]" office:value-type="float" office:value="1300.08126903321" calcext:value-type="float">
            <text:p>1300,08126903321</text:p>
          </table:table-cell>
          <table:table-cell table:formula="of:=[.F55]*[.$B$5] + [.D55]/2*[.$B$5]^2" office:value-type="float" office:value="13.6204399692953" calcext:value-type="float">
            <text:p>13,6204399692953</text:p>
          </table:table-cell>
          <table:table-cell table:formula="of:=[.G55]*[.$B$5] + [.E55]/2*[.$B$5]^2" office:value-type="float" office:value="131.903656903321" calcext:value-type="float">
            <text:p>131,903656903321</text:p>
          </table:table-cell>
          <table:table-cell table:formula="of:=[.D55]*[.$B$5]" office:value-type="float" office:value="3.04448" calcext:value-type="float">
            <text:p>3,04448</text:p>
          </table:table-cell>
          <table:table-cell table:formula="of:=[.E55]*[.$B$5]" office:value-type="float" office:value="37.9106" calcext:value-type="float">
            <text:p>37,9106</text:p>
          </table:table-cell>
          <table:table-cell/>
          <table:table-cell table:formula="of:=[.B55]" office:value-type="float" office:value="2091.74333455688" calcext:value-type="float">
            <text:p>2091,74333455688</text:p>
          </table:table-cell>
          <table:table-cell table:formula="of:=1080-[.C55]" office:value-type="float" office:value="-1727.15619445609" calcext:value-type="float">
            <text:p>-1727,15619445609</text:p>
          </table:table-cell>
          <table:table-cell table:number-columns-repeated="7"/>
          <table:table-cell table:formula="of:=[.T55]" office:value-type="float" office:value="0" calcext:value-type="float">
            <text:p>0</text:p>
          </table:table-cell>
          <table:table-cell table:formula="of:=1080-[.U55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B55]+[.H55]" office:value-type="float" office:value="2105.36377452617" calcext:value-type="float">
            <text:p>2105,36377452617</text:p>
          </table:table-cell>
          <table:table-cell table:formula="of:=[.C55]+[.I55]" office:value-type="float" office:value="2939.05985135941" calcext:value-type="float">
            <text:p>2939,0598513594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5]+[.J55]" office:value-type="float" office:value="137.726639692953" calcext:value-type="float">
            <text:p>137,726639692953</text:p>
          </table:table-cell>
          <table:table-cell table:formula="of:=[.G55]+[.K55]" office:value-type="float" office:value="1337.99186903321" calcext:value-type="float">
            <text:p>1337,99186903321</text:p>
          </table:table-cell>
          <table:table-cell table:formula="of:=[.F56]*[.$B$5] + [.D56]/2*[.$B$5]^2" office:value-type="float" office:value="13.9248879692953" calcext:value-type="float">
            <text:p>13,9248879692953</text:p>
          </table:table-cell>
          <table:table-cell table:formula="of:=[.G56]*[.$B$5] + [.E56]/2*[.$B$5]^2" office:value-type="float" office:value="135.694716903321" calcext:value-type="float">
            <text:p>135,694716903321</text:p>
          </table:table-cell>
          <table:table-cell table:formula="of:=[.D56]*[.$B$5]" office:value-type="float" office:value="3.04448" calcext:value-type="float">
            <text:p>3,04448</text:p>
          </table:table-cell>
          <table:table-cell table:formula="of:=[.E56]*[.$B$5]" office:value-type="float" office:value="37.9106" calcext:value-type="float">
            <text:p>37,9106</text:p>
          </table:table-cell>
          <table:table-cell/>
          <table:table-cell table:formula="of:=[.B56]" office:value-type="float" office:value="2105.36377452617" calcext:value-type="float">
            <text:p>2105,36377452617</text:p>
          </table:table-cell>
          <table:table-cell table:formula="of:=1080-[.C56]" office:value-type="float" office:value="-1859.05985135941" calcext:value-type="float">
            <text:p>-1859,05985135941</text:p>
          </table:table-cell>
          <table:table-cell table:number-columns-repeated="7"/>
          <table:table-cell table:formula="of:=[.T56]" office:value-type="float" office:value="0" calcext:value-type="float">
            <text:p>0</text:p>
          </table:table-cell>
          <table:table-cell table:formula="of:=1080-[.U56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B56]+[.H56]" office:value-type="float" office:value="2119.28866249547" calcext:value-type="float">
            <text:p>2119,28866249547</text:p>
          </table:table-cell>
          <table:table-cell table:formula="of:=[.C56]+[.I56]" office:value-type="float" office:value="3074.75456826273" calcext:value-type="float">
            <text:p>3074,7545682627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6]+[.J56]" office:value-type="float" office:value="140.771119692953" calcext:value-type="float">
            <text:p>140,771119692953</text:p>
          </table:table-cell>
          <table:table-cell table:formula="of:=[.G56]+[.K56]" office:value-type="float" office:value="1375.90246903321" calcext:value-type="float">
            <text:p>1375,90246903321</text:p>
          </table:table-cell>
          <table:table-cell table:formula="of:=[.F57]*[.$B$5] + [.D57]/2*[.$B$5]^2" office:value-type="float" office:value="14.2293359692953" calcext:value-type="float">
            <text:p>14,2293359692953</text:p>
          </table:table-cell>
          <table:table-cell table:formula="of:=[.G57]*[.$B$5] + [.E57]/2*[.$B$5]^2" office:value-type="float" office:value="139.485776903321" calcext:value-type="float">
            <text:p>139,485776903321</text:p>
          </table:table-cell>
          <table:table-cell table:formula="of:=[.D57]*[.$B$5]" office:value-type="float" office:value="3.04448" calcext:value-type="float">
            <text:p>3,04448</text:p>
          </table:table-cell>
          <table:table-cell table:formula="of:=[.E57]*[.$B$5]" office:value-type="float" office:value="37.9106" calcext:value-type="float">
            <text:p>37,9106</text:p>
          </table:table-cell>
          <table:table-cell/>
          <table:table-cell table:formula="of:=[.B57]" office:value-type="float" office:value="2119.28866249547" calcext:value-type="float">
            <text:p>2119,28866249547</text:p>
          </table:table-cell>
          <table:table-cell table:formula="of:=1080-[.C57]" office:value-type="float" office:value="-1994.75456826273" calcext:value-type="float">
            <text:p>-1994,75456826273</text:p>
          </table:table-cell>
          <table:table-cell table:number-columns-repeated="7"/>
          <table:table-cell table:formula="of:=[.T57]" office:value-type="float" office:value="0" calcext:value-type="float">
            <text:p>0</text:p>
          </table:table-cell>
          <table:table-cell table:formula="of:=1080-[.U57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7]+[.H57]" office:value-type="float" office:value="2133.51799846476" calcext:value-type="float">
            <text:p>2133,51799846476</text:p>
          </table:table-cell>
          <table:table-cell table:formula="of:=[.C57]+[.I57]" office:value-type="float" office:value="3214.24034516606" calcext:value-type="float">
            <text:p>3214,2403451660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7]+[.J57]" office:value-type="float" office:value="143.815599692953" calcext:value-type="float">
            <text:p>143,815599692953</text:p>
          </table:table-cell>
          <table:table-cell table:formula="of:=[.G57]+[.K57]" office:value-type="float" office:value="1413.81306903321" calcext:value-type="float">
            <text:p>1413,81306903321</text:p>
          </table:table-cell>
          <table:table-cell table:formula="of:=[.F58]*[.$B$5] + [.D58]/2*[.$B$5]^2" office:value-type="float" office:value="14.5337839692953" calcext:value-type="float">
            <text:p>14,5337839692953</text:p>
          </table:table-cell>
          <table:table-cell table:formula="of:=[.G58]*[.$B$5] + [.E58]/2*[.$B$5]^2" office:value-type="float" office:value="143.276836903321" calcext:value-type="float">
            <text:p>143,276836903321</text:p>
          </table:table-cell>
          <table:table-cell table:formula="of:=[.D58]*[.$B$5]" office:value-type="float" office:value="3.04448" calcext:value-type="float">
            <text:p>3,04448</text:p>
          </table:table-cell>
          <table:table-cell table:formula="of:=[.E58]*[.$B$5]" office:value-type="float" office:value="37.9106" calcext:value-type="float">
            <text:p>37,9106</text:p>
          </table:table-cell>
          <table:table-cell/>
          <table:table-cell table:formula="of:=[.B58]" office:value-type="float" office:value="2133.51799846476" calcext:value-type="float">
            <text:p>2133,51799846476</text:p>
          </table:table-cell>
          <table:table-cell table:formula="of:=1080-[.C58]" office:value-type="float" office:value="-2134.24034516606" calcext:value-type="float">
            <text:p>-2134,24034516606</text:p>
          </table:table-cell>
          <table:table-cell table:number-columns-repeated="7"/>
          <table:table-cell table:formula="of:=[.T58]" office:value-type="float" office:value="0" calcext:value-type="float">
            <text:p>0</text:p>
          </table:table-cell>
          <table:table-cell table:formula="of:=1080-[.U58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B58]+[.H58]" office:value-type="float" office:value="2148.05178243406" calcext:value-type="float">
            <text:p>2148,05178243406</text:p>
          </table:table-cell>
          <table:table-cell table:formula="of:=[.C58]+[.I58]" office:value-type="float" office:value="3357.51718206938" calcext:value-type="float">
            <text:p>3357,5171820693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8]+[.J58]" office:value-type="float" office:value="146.860079692953" calcext:value-type="float">
            <text:p>146,860079692953</text:p>
          </table:table-cell>
          <table:table-cell table:formula="of:=[.G58]+[.K58]" office:value-type="float" office:value="1451.72366903321" calcext:value-type="float">
            <text:p>1451,72366903321</text:p>
          </table:table-cell>
          <table:table-cell table:formula="of:=[.F59]*[.$B$5] + [.D59]/2*[.$B$5]^2" office:value-type="float" office:value="14.8382319692953" calcext:value-type="float">
            <text:p>14,8382319692953</text:p>
          </table:table-cell>
          <table:table-cell table:formula="of:=[.G59]*[.$B$5] + [.E59]/2*[.$B$5]^2" office:value-type="float" office:value="147.067896903321" calcext:value-type="float">
            <text:p>147,067896903321</text:p>
          </table:table-cell>
          <table:table-cell table:formula="of:=[.D59]*[.$B$5]" office:value-type="float" office:value="3.04448" calcext:value-type="float">
            <text:p>3,04448</text:p>
          </table:table-cell>
          <table:table-cell table:formula="of:=[.E59]*[.$B$5]" office:value-type="float" office:value="37.9106" calcext:value-type="float">
            <text:p>37,9106</text:p>
          </table:table-cell>
          <table:table-cell/>
          <table:table-cell table:formula="of:=[.B59]" office:value-type="float" office:value="2148.05178243406" calcext:value-type="float">
            <text:p>2148,05178243406</text:p>
          </table:table-cell>
          <table:table-cell table:formula="of:=1080-[.C59]" office:value-type="float" office:value="-2277.51718206938" calcext:value-type="float">
            <text:p>-2277,51718206938</text:p>
          </table:table-cell>
          <table:table-cell table:number-columns-repeated="7"/>
          <table:table-cell table:formula="of:=[.T59]" office:value-type="float" office:value="0" calcext:value-type="float">
            <text:p>0</text:p>
          </table:table-cell>
          <table:table-cell table:formula="of:=1080-[.U59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B59]+[.H59]" office:value-type="float" office:value="2162.89001440335" calcext:value-type="float">
            <text:p>2162,89001440335</text:p>
          </table:table-cell>
          <table:table-cell table:formula="of:=[.C59]+[.I59]" office:value-type="float" office:value="3504.5850789727" calcext:value-type="float">
            <text:p>3504,585078972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59]+[.J59]" office:value-type="float" office:value="149.904559692953" calcext:value-type="float">
            <text:p>149,904559692953</text:p>
          </table:table-cell>
          <table:table-cell table:formula="of:=[.G59]+[.K59]" office:value-type="float" office:value="1489.63426903321" calcext:value-type="float">
            <text:p>1489,63426903321</text:p>
          </table:table-cell>
          <table:table-cell table:formula="of:=[.F60]*[.$B$5] + [.D60]/2*[.$B$5]^2" office:value-type="float" office:value="15.1426799692953" calcext:value-type="float">
            <text:p>15,1426799692953</text:p>
          </table:table-cell>
          <table:table-cell table:formula="of:=[.G60]*[.$B$5] + [.E60]/2*[.$B$5]^2" office:value-type="float" office:value="150.858956903321" calcext:value-type="float">
            <text:p>150,858956903321</text:p>
          </table:table-cell>
          <table:table-cell table:formula="of:=[.D60]*[.$B$5]" office:value-type="float" office:value="3.04448" calcext:value-type="float">
            <text:p>3,04448</text:p>
          </table:table-cell>
          <table:table-cell table:formula="of:=[.E60]*[.$B$5]" office:value-type="float" office:value="37.9106" calcext:value-type="float">
            <text:p>37,9106</text:p>
          </table:table-cell>
          <table:table-cell/>
          <table:table-cell table:formula="of:=[.B60]" office:value-type="float" office:value="2162.89001440335" calcext:value-type="float">
            <text:p>2162,89001440335</text:p>
          </table:table-cell>
          <table:table-cell table:formula="of:=1080-[.C60]" office:value-type="float" office:value="-2424.5850789727" calcext:value-type="float">
            <text:p>-2424,5850789727</text:p>
          </table:table-cell>
          <table:table-cell table:number-columns-repeated="7"/>
          <table:table-cell table:formula="of:=[.T60]" office:value-type="float" office:value="0" calcext:value-type="float">
            <text:p>0</text:p>
          </table:table-cell>
          <table:table-cell table:formula="of:=1080-[.U60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B60]+[.H60]" office:value-type="float" office:value="2178.03269437265" calcext:value-type="float">
            <text:p>2178,03269437265</text:p>
          </table:table-cell>
          <table:table-cell table:formula="of:=[.C60]+[.I60]" office:value-type="float" office:value="3655.44403587602" calcext:value-type="float">
            <text:p>3655,4440358760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0]+[.J60]" office:value-type="float" office:value="152.949039692953" calcext:value-type="float">
            <text:p>152,949039692953</text:p>
          </table:table-cell>
          <table:table-cell table:formula="of:=[.G60]+[.K60]" office:value-type="float" office:value="1527.54486903321" calcext:value-type="float">
            <text:p>1527,54486903321</text:p>
          </table:table-cell>
          <table:table-cell table:formula="of:=[.F61]*[.$B$5] + [.D61]/2*[.$B$5]^2" office:value-type="float" office:value="15.4471279692953" calcext:value-type="float">
            <text:p>15,4471279692953</text:p>
          </table:table-cell>
          <table:table-cell table:formula="of:=[.G61]*[.$B$5] + [.E61]/2*[.$B$5]^2" office:value-type="float" office:value="154.650016903321" calcext:value-type="float">
            <text:p>154,650016903321</text:p>
          </table:table-cell>
          <table:table-cell table:formula="of:=[.D61]*[.$B$5]" office:value-type="float" office:value="3.04448" calcext:value-type="float">
            <text:p>3,04448</text:p>
          </table:table-cell>
          <table:table-cell table:formula="of:=[.E61]*[.$B$5]" office:value-type="float" office:value="37.9106" calcext:value-type="float">
            <text:p>37,9106</text:p>
          </table:table-cell>
          <table:table-cell/>
          <table:table-cell table:formula="of:=[.B61]" office:value-type="float" office:value="2178.03269437265" calcext:value-type="float">
            <text:p>2178,03269437265</text:p>
          </table:table-cell>
          <table:table-cell table:formula="of:=1080-[.C61]" office:value-type="float" office:value="-2575.44403587602" calcext:value-type="float">
            <text:p>-2575,44403587602</text:p>
          </table:table-cell>
          <table:table-cell table:number-columns-repeated="7"/>
          <table:table-cell table:formula="of:=[.T61]" office:value-type="float" office:value="0" calcext:value-type="float">
            <text:p>0</text:p>
          </table:table-cell>
          <table:table-cell table:formula="of:=1080-[.U61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B61]+[.H61]" office:value-type="float" office:value="2193.47982234195" calcext:value-type="float">
            <text:p>2193,47982234195</text:p>
          </table:table-cell>
          <table:table-cell table:formula="of:=[.C61]+[.I61]" office:value-type="float" office:value="3810.09405277934" calcext:value-type="float">
            <text:p>3810,0940527793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1]+[.J61]" office:value-type="float" office:value="155.993519692953" calcext:value-type="float">
            <text:p>155,993519692953</text:p>
          </table:table-cell>
          <table:table-cell table:formula="of:=[.G61]+[.K61]" office:value-type="float" office:value="1565.45546903321" calcext:value-type="float">
            <text:p>1565,45546903321</text:p>
          </table:table-cell>
          <table:table-cell table:formula="of:=[.F62]*[.$B$5] + [.D62]/2*[.$B$5]^2" office:value-type="float" office:value="15.7515759692953" calcext:value-type="float">
            <text:p>15,7515759692953</text:p>
          </table:table-cell>
          <table:table-cell table:formula="of:=[.G62]*[.$B$5] + [.E62]/2*[.$B$5]^2" office:value-type="float" office:value="158.441076903321" calcext:value-type="float">
            <text:p>158,441076903321</text:p>
          </table:table-cell>
          <table:table-cell table:formula="of:=[.D62]*[.$B$5]" office:value-type="float" office:value="3.04448" calcext:value-type="float">
            <text:p>3,04448</text:p>
          </table:table-cell>
          <table:table-cell table:formula="of:=[.E62]*[.$B$5]" office:value-type="float" office:value="37.9106" calcext:value-type="float">
            <text:p>37,9106</text:p>
          </table:table-cell>
          <table:table-cell/>
          <table:table-cell table:formula="of:=[.B62]" office:value-type="float" office:value="2193.47982234195" calcext:value-type="float">
            <text:p>2193,47982234195</text:p>
          </table:table-cell>
          <table:table-cell table:formula="of:=1080-[.C62]" office:value-type="float" office:value="-2730.09405277934" calcext:value-type="float">
            <text:p>-2730,09405277934</text:p>
          </table:table-cell>
          <table:table-cell table:number-columns-repeated="7"/>
          <table:table-cell table:formula="of:=[.T62]" office:value-type="float" office:value="0" calcext:value-type="float">
            <text:p>0</text:p>
          </table:table-cell>
          <table:table-cell table:formula="of:=1080-[.U62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B62]+[.H62]" office:value-type="float" office:value="2209.23139831124" calcext:value-type="float">
            <text:p>2209,23139831124</text:p>
          </table:table-cell>
          <table:table-cell table:formula="of:=[.C62]+[.I62]" office:value-type="float" office:value="3968.53512968266" calcext:value-type="float">
            <text:p>3968,5351296826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2]+[.J62]" office:value-type="float" office:value="159.037999692953" calcext:value-type="float">
            <text:p>159,037999692953</text:p>
          </table:table-cell>
          <table:table-cell table:formula="of:=[.G62]+[.K62]" office:value-type="float" office:value="1603.36606903321" calcext:value-type="float">
            <text:p>1603,36606903321</text:p>
          </table:table-cell>
          <table:table-cell table:formula="of:=[.F63]*[.$B$5] + [.D63]/2*[.$B$5]^2" office:value-type="float" office:value="16.0560239692953" calcext:value-type="float">
            <text:p>16,0560239692953</text:p>
          </table:table-cell>
          <table:table-cell table:formula="of:=[.G63]*[.$B$5] + [.E63]/2*[.$B$5]^2" office:value-type="float" office:value="162.232136903321" calcext:value-type="float">
            <text:p>162,232136903321</text:p>
          </table:table-cell>
          <table:table-cell table:formula="of:=[.D63]*[.$B$5]" office:value-type="float" office:value="3.04448" calcext:value-type="float">
            <text:p>3,04448</text:p>
          </table:table-cell>
          <table:table-cell table:formula="of:=[.E63]*[.$B$5]" office:value-type="float" office:value="37.9106" calcext:value-type="float">
            <text:p>37,9106</text:p>
          </table:table-cell>
          <table:table-cell/>
          <table:table-cell table:formula="of:=[.B63]" office:value-type="float" office:value="2209.23139831124" calcext:value-type="float">
            <text:p>2209,23139831124</text:p>
          </table:table-cell>
          <table:table-cell table:formula="of:=1080-[.C63]" office:value-type="float" office:value="-2888.53512968266" calcext:value-type="float">
            <text:p>-2888,53512968266</text:p>
          </table:table-cell>
          <table:table-cell table:number-columns-repeated="7"/>
          <table:table-cell table:formula="of:=[.T63]" office:value-type="float" office:value="0" calcext:value-type="float">
            <text:p>0</text:p>
          </table:table-cell>
          <table:table-cell table:formula="of:=1080-[.U63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B63]+[.H63]" office:value-type="float" office:value="2225.28742228054" calcext:value-type="float">
            <text:p>2225,28742228054</text:p>
          </table:table-cell>
          <table:table-cell table:formula="of:=[.C63]+[.I63]" office:value-type="float" office:value="4130.76726658598" calcext:value-type="float">
            <text:p>4130,7672665859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3]+[.J63]" office:value-type="float" office:value="162.082479692953" calcext:value-type="float">
            <text:p>162,082479692953</text:p>
          </table:table-cell>
          <table:table-cell table:formula="of:=[.G63]+[.K63]" office:value-type="float" office:value="1641.27666903321" calcext:value-type="float">
            <text:p>1641,27666903321</text:p>
          </table:table-cell>
          <table:table-cell table:formula="of:=[.F64]*[.$B$5] + [.D64]/2*[.$B$5]^2" office:value-type="float" office:value="16.3604719692953" calcext:value-type="float">
            <text:p>16,3604719692953</text:p>
          </table:table-cell>
          <table:table-cell table:formula="of:=[.G64]*[.$B$5] + [.E64]/2*[.$B$5]^2" office:value-type="float" office:value="166.023196903321" calcext:value-type="float">
            <text:p>166,023196903321</text:p>
          </table:table-cell>
          <table:table-cell table:formula="of:=[.D64]*[.$B$5]" office:value-type="float" office:value="3.04448" calcext:value-type="float">
            <text:p>3,04448</text:p>
          </table:table-cell>
          <table:table-cell table:formula="of:=[.E64]*[.$B$5]" office:value-type="float" office:value="37.9106" calcext:value-type="float">
            <text:p>37,9106</text:p>
          </table:table-cell>
          <table:table-cell/>
          <table:table-cell table:formula="of:=[.B64]" office:value-type="float" office:value="2225.28742228054" calcext:value-type="float">
            <text:p>2225,28742228054</text:p>
          </table:table-cell>
          <table:table-cell table:formula="of:=1080-[.C64]" office:value-type="float" office:value="-3050.76726658598" calcext:value-type="float">
            <text:p>-3050,76726658598</text:p>
          </table:table-cell>
          <table:table-cell table:number-columns-repeated="7"/>
          <table:table-cell table:formula="of:=[.T64]" office:value-type="float" office:value="0" calcext:value-type="float">
            <text:p>0</text:p>
          </table:table-cell>
          <table:table-cell table:formula="of:=1080-[.U64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B64]+[.H64]" office:value-type="float" office:value="2241.64789424983" calcext:value-type="float">
            <text:p>2241,64789424983</text:p>
          </table:table-cell>
          <table:table-cell table:formula="of:=[.C64]+[.I64]" office:value-type="float" office:value="4296.7904634893" calcext:value-type="float">
            <text:p>4296,790463489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4]+[.J64]" office:value-type="float" office:value="165.126959692953" calcext:value-type="float">
            <text:p>165,126959692953</text:p>
          </table:table-cell>
          <table:table-cell table:formula="of:=[.G64]+[.K64]" office:value-type="float" office:value="1679.18726903321" calcext:value-type="float">
            <text:p>1679,18726903321</text:p>
          </table:table-cell>
          <table:table-cell table:formula="of:=[.F65]*[.$B$5] + [.D65]/2*[.$B$5]^2" office:value-type="float" office:value="16.6649199692953" calcext:value-type="float">
            <text:p>16,6649199692953</text:p>
          </table:table-cell>
          <table:table-cell table:formula="of:=[.G65]*[.$B$5] + [.E65]/2*[.$B$5]^2" office:value-type="float" office:value="169.814256903321" calcext:value-type="float">
            <text:p>169,814256903321</text:p>
          </table:table-cell>
          <table:table-cell table:formula="of:=[.D65]*[.$B$5]" office:value-type="float" office:value="3.04448" calcext:value-type="float">
            <text:p>3,04448</text:p>
          </table:table-cell>
          <table:table-cell table:formula="of:=[.E65]*[.$B$5]" office:value-type="float" office:value="37.9106" calcext:value-type="float">
            <text:p>37,9106</text:p>
          </table:table-cell>
          <table:table-cell/>
          <table:table-cell table:formula="of:=[.B65]" office:value-type="float" office:value="2241.64789424983" calcext:value-type="float">
            <text:p>2241,64789424983</text:p>
          </table:table-cell>
          <table:table-cell table:formula="of:=1080-[.C65]" office:value-type="float" office:value="-3216.7904634893" calcext:value-type="float">
            <text:p>-3216,7904634893</text:p>
          </table:table-cell>
          <table:table-cell table:number-columns-repeated="7"/>
          <table:table-cell table:formula="of:=[.T65]" office:value-type="float" office:value="0" calcext:value-type="float">
            <text:p>0</text:p>
          </table:table-cell>
          <table:table-cell table:formula="of:=1080-[.U65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B65]+[.H65]" office:value-type="float" office:value="2258.31281421913" calcext:value-type="float">
            <text:p>2258,31281421913</text:p>
          </table:table-cell>
          <table:table-cell table:formula="of:=[.C65]+[.I65]" office:value-type="float" office:value="4466.60472039262" calcext:value-type="float">
            <text:p>4466,6047203926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5]+[.J65]" office:value-type="float" office:value="168.171439692953" calcext:value-type="float">
            <text:p>168,171439692953</text:p>
          </table:table-cell>
          <table:table-cell table:formula="of:=[.G65]+[.K65]" office:value-type="float" office:value="1717.09786903321" calcext:value-type="float">
            <text:p>1717,09786903321</text:p>
          </table:table-cell>
          <table:table-cell table:formula="of:=[.F66]*[.$B$5] + [.D66]/2*[.$B$5]^2" office:value-type="float" office:value="16.9693679692953" calcext:value-type="float">
            <text:p>16,9693679692953</text:p>
          </table:table-cell>
          <table:table-cell table:formula="of:=[.G66]*[.$B$5] + [.E66]/2*[.$B$5]^2" office:value-type="float" office:value="173.605316903321" calcext:value-type="float">
            <text:p>173,605316903321</text:p>
          </table:table-cell>
          <table:table-cell table:formula="of:=[.D66]*[.$B$5]" office:value-type="float" office:value="3.04448" calcext:value-type="float">
            <text:p>3,04448</text:p>
          </table:table-cell>
          <table:table-cell table:formula="of:=[.E66]*[.$B$5]" office:value-type="float" office:value="37.9106" calcext:value-type="float">
            <text:p>37,9106</text:p>
          </table:table-cell>
          <table:table-cell/>
          <table:table-cell table:formula="of:=[.B66]" office:value-type="float" office:value="2258.31281421913" calcext:value-type="float">
            <text:p>2258,31281421913</text:p>
          </table:table-cell>
          <table:table-cell table:formula="of:=1080-[.C66]" office:value-type="float" office:value="-3386.60472039262" calcext:value-type="float">
            <text:p>-3386,60472039262</text:p>
          </table:table-cell>
          <table:table-cell table:number-columns-repeated="7"/>
          <table:table-cell table:formula="of:=[.T66]" office:value-type="float" office:value="0" calcext:value-type="float">
            <text:p>0</text:p>
          </table:table-cell>
          <table:table-cell table:formula="of:=1080-[.U66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B66]+[.H66]" office:value-type="float" office:value="2275.28218218842" calcext:value-type="float">
            <text:p>2275,28218218842</text:p>
          </table:table-cell>
          <table:table-cell table:formula="of:=[.C66]+[.I66]" office:value-type="float" office:value="4640.21003729595" calcext:value-type="float">
            <text:p>4640,2100372959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6]+[.J66]" office:value-type="float" office:value="171.215919692953" calcext:value-type="float">
            <text:p>171,215919692953</text:p>
          </table:table-cell>
          <table:table-cell table:formula="of:=[.G66]+[.K66]" office:value-type="float" office:value="1755.00846903321" calcext:value-type="float">
            <text:p>1755,00846903321</text:p>
          </table:table-cell>
          <table:table-cell table:formula="of:=[.F67]*[.$B$5] + [.D67]/2*[.$B$5]^2" office:value-type="float" office:value="17.2738159692953" calcext:value-type="float">
            <text:p>17,2738159692953</text:p>
          </table:table-cell>
          <table:table-cell table:formula="of:=[.G67]*[.$B$5] + [.E67]/2*[.$B$5]^2" office:value-type="float" office:value="177.396376903321" calcext:value-type="float">
            <text:p>177,396376903321</text:p>
          </table:table-cell>
          <table:table-cell table:formula="of:=[.D67]*[.$B$5]" office:value-type="float" office:value="3.04448" calcext:value-type="float">
            <text:p>3,04448</text:p>
          </table:table-cell>
          <table:table-cell table:formula="of:=[.E67]*[.$B$5]" office:value-type="float" office:value="37.9106" calcext:value-type="float">
            <text:p>37,9106</text:p>
          </table:table-cell>
          <table:table-cell/>
          <table:table-cell table:formula="of:=[.B67]" office:value-type="float" office:value="2275.28218218842" calcext:value-type="float">
            <text:p>2275,28218218842</text:p>
          </table:table-cell>
          <table:table-cell table:formula="of:=1080-[.C67]" office:value-type="float" office:value="-3560.21003729594" calcext:value-type="float">
            <text:p>-3560,21003729594</text:p>
          </table:table-cell>
          <table:table-cell table:number-columns-repeated="7"/>
          <table:table-cell table:formula="of:=[.T67]" office:value-type="float" office:value="0" calcext:value-type="float">
            <text:p>0</text:p>
          </table:table-cell>
          <table:table-cell table:formula="of:=1080-[.U67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7]+[.H67]" office:value-type="float" office:value="2292.55599815772" calcext:value-type="float">
            <text:p>2292,55599815772</text:p>
          </table:table-cell>
          <table:table-cell table:formula="of:=[.C67]+[.I67]" office:value-type="float" office:value="4817.60641419927" calcext:value-type="float">
            <text:p>4817,6064141992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7]+[.J67]" office:value-type="float" office:value="174.260399692953" calcext:value-type="float">
            <text:p>174,260399692953</text:p>
          </table:table-cell>
          <table:table-cell table:formula="of:=[.G67]+[.K67]" office:value-type="float" office:value="1792.91906903321" calcext:value-type="float">
            <text:p>1792,91906903321</text:p>
          </table:table-cell>
          <table:table-cell table:formula="of:=[.F68]*[.$B$5] + [.D68]/2*[.$B$5]^2" office:value-type="float" office:value="17.5782639692953" calcext:value-type="float">
            <text:p>17,5782639692953</text:p>
          </table:table-cell>
          <table:table-cell table:formula="of:=[.G68]*[.$B$5] + [.E68]/2*[.$B$5]^2" office:value-type="float" office:value="181.187436903321" calcext:value-type="float">
            <text:p>181,187436903321</text:p>
          </table:table-cell>
          <table:table-cell table:formula="of:=[.D68]*[.$B$5]" office:value-type="float" office:value="3.04448" calcext:value-type="float">
            <text:p>3,04448</text:p>
          </table:table-cell>
          <table:table-cell table:formula="of:=[.E68]*[.$B$5]" office:value-type="float" office:value="37.9106" calcext:value-type="float">
            <text:p>37,9106</text:p>
          </table:table-cell>
          <table:table-cell/>
          <table:table-cell table:formula="of:=[.B68]" office:value-type="float" office:value="2292.55599815772" calcext:value-type="float">
            <text:p>2292,55599815772</text:p>
          </table:table-cell>
          <table:table-cell table:formula="of:=1080-[.C68]" office:value-type="float" office:value="-3737.60641419927" calcext:value-type="float">
            <text:p>-3737,60641419927</text:p>
          </table:table-cell>
          <table:table-cell table:number-columns-repeated="9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B68]+[.H68]" office:value-type="float" office:value="2310.13426212701" calcext:value-type="float">
            <text:p>2310,13426212701</text:p>
          </table:table-cell>
          <table:table-cell table:formula="of:=[.C68]+[.I68]" office:value-type="float" office:value="4998.79385110259" calcext:value-type="float">
            <text:p>4998,7938511025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8]+[.J68]" office:value-type="float" office:value="177.304879692953" calcext:value-type="float">
            <text:p>177,304879692953</text:p>
          </table:table-cell>
          <table:table-cell table:formula="of:=[.G68]+[.K68]" office:value-type="float" office:value="1830.82966903321" calcext:value-type="float">
            <text:p>1830,82966903321</text:p>
          </table:table-cell>
          <table:table-cell table:formula="of:=[.F69]*[.$B$5] + [.D69]/2*[.$B$5]^2" office:value-type="float" office:value="17.8827119692953" calcext:value-type="float">
            <text:p>17,8827119692953</text:p>
          </table:table-cell>
          <table:table-cell table:formula="of:=[.G69]*[.$B$5] + [.E69]/2*[.$B$5]^2" office:value-type="float" office:value="184.978496903321" calcext:value-type="float">
            <text:p>184,978496903321</text:p>
          </table:table-cell>
          <table:table-cell table:formula="of:=[.D69]*[.$B$5]" office:value-type="float" office:value="3.04448" calcext:value-type="float">
            <text:p>3,04448</text:p>
          </table:table-cell>
          <table:table-cell table:formula="of:=[.E69]*[.$B$5]" office:value-type="float" office:value="37.9106" calcext:value-type="float">
            <text:p>37,9106</text:p>
          </table:table-cell>
          <table:table-cell/>
          <table:table-cell table:formula="of:=[.B69]" office:value-type="float" office:value="2310.13426212701" calcext:value-type="float">
            <text:p>2310,13426212701</text:p>
          </table:table-cell>
          <table:table-cell table:formula="of:=1080-[.C69]" office:value-type="float" office:value="-3918.79385110259" calcext:value-type="float">
            <text:p>-3918,79385110259</text:p>
          </table:table-cell>
          <table:table-cell table:number-columns-repeated="9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B69]+[.H69]" office:value-type="float" office:value="2328.01697409631" calcext:value-type="float">
            <text:p>2328,01697409631</text:p>
          </table:table-cell>
          <table:table-cell table:formula="of:=[.C69]+[.I69]" office:value-type="float" office:value="5183.77234800591" calcext:value-type="float">
            <text:p>5183,7723480059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69]+[.J69]" office:value-type="float" office:value="180.349359692953" calcext:value-type="float">
            <text:p>180,349359692953</text:p>
          </table:table-cell>
          <table:table-cell table:formula="of:=[.G69]+[.K69]" office:value-type="float" office:value="1868.74026903321" calcext:value-type="float">
            <text:p>1868,74026903321</text:p>
          </table:table-cell>
          <table:table-cell table:formula="of:=[.F70]*[.$B$5] + [.D70]/2*[.$B$5]^2" office:value-type="float" office:value="18.1871599692953" calcext:value-type="float">
            <text:p>18,1871599692953</text:p>
          </table:table-cell>
          <table:table-cell table:formula="of:=[.G70]*[.$B$5] + [.E70]/2*[.$B$5]^2" office:value-type="float" office:value="188.769556903321" calcext:value-type="float">
            <text:p>188,769556903321</text:p>
          </table:table-cell>
          <table:table-cell table:formula="of:=[.D70]*[.$B$5]" office:value-type="float" office:value="3.04448" calcext:value-type="float">
            <text:p>3,04448</text:p>
          </table:table-cell>
          <table:table-cell table:formula="of:=[.E70]*[.$B$5]" office:value-type="float" office:value="37.9106" calcext:value-type="float">
            <text:p>37,9106</text:p>
          </table:table-cell>
          <table:table-cell/>
          <table:table-cell table:formula="of:=[.B70]" office:value-type="float" office:value="2328.01697409631" calcext:value-type="float">
            <text:p>2328,01697409631</text:p>
          </table:table-cell>
          <table:table-cell table:formula="of:=1080-[.C70]" office:value-type="float" office:value="-4103.77234800591" calcext:value-type="float">
            <text:p>-4103,77234800591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B70]+[.H70]" office:value-type="float" office:value="2346.2041340656" calcext:value-type="float">
            <text:p>2346,2041340656</text:p>
          </table:table-cell>
          <table:table-cell table:formula="of:=[.C70]+[.I70]" office:value-type="float" office:value="5372.54190490923" calcext:value-type="float">
            <text:p>5372,5419049092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0]+[.J70]" office:value-type="float" office:value="183.393839692953" calcext:value-type="float">
            <text:p>183,393839692953</text:p>
          </table:table-cell>
          <table:table-cell table:formula="of:=[.G70]+[.K70]" office:value-type="float" office:value="1906.65086903321" calcext:value-type="float">
            <text:p>1906,65086903321</text:p>
          </table:table-cell>
          <table:table-cell table:formula="of:=[.F71]*[.$B$5] + [.D71]/2*[.$B$5]^2" office:value-type="float" office:value="18.4916079692953" calcext:value-type="float">
            <text:p>18,4916079692953</text:p>
          </table:table-cell>
          <table:table-cell table:formula="of:=[.G71]*[.$B$5] + [.E71]/2*[.$B$5]^2" office:value-type="float" office:value="192.560616903321" calcext:value-type="float">
            <text:p>192,560616903321</text:p>
          </table:table-cell>
          <table:table-cell table:formula="of:=[.D71]*[.$B$5]" office:value-type="float" office:value="3.04448" calcext:value-type="float">
            <text:p>3,04448</text:p>
          </table:table-cell>
          <table:table-cell table:formula="of:=[.E71]*[.$B$5]" office:value-type="float" office:value="37.9106" calcext:value-type="float">
            <text:p>37,9106</text:p>
          </table:table-cell>
          <table:table-cell/>
          <table:table-cell table:formula="of:=[.B71]" office:value-type="float" office:value="2346.2041340656" calcext:value-type="float">
            <text:p>2346,2041340656</text:p>
          </table:table-cell>
          <table:table-cell table:formula="of:=1080-[.C71]" office:value-type="float" office:value="-4292.54190490923" calcext:value-type="float">
            <text:p>-4292,54190490923</text:p>
          </table:table-cell>
          <table:table-cell table:number-columns-repeated="9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B71]+[.H71]" office:value-type="float" office:value="2364.6957420349" calcext:value-type="float">
            <text:p>2364,6957420349</text:p>
          </table:table-cell>
          <table:table-cell table:formula="of:=[.C71]+[.I71]" office:value-type="float" office:value="5565.10252181255" calcext:value-type="float">
            <text:p>5565,1025218125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1]+[.J71]" office:value-type="float" office:value="186.438319692953" calcext:value-type="float">
            <text:p>186,438319692953</text:p>
          </table:table-cell>
          <table:table-cell table:formula="of:=[.G71]+[.K71]" office:value-type="float" office:value="1944.56146903321" calcext:value-type="float">
            <text:p>1944,56146903321</text:p>
          </table:table-cell>
          <table:table-cell table:formula="of:=[.F72]*[.$B$5] + [.D72]/2*[.$B$5]^2" office:value-type="float" office:value="18.7960559692953" calcext:value-type="float">
            <text:p>18,7960559692953</text:p>
          </table:table-cell>
          <table:table-cell table:formula="of:=[.G72]*[.$B$5] + [.E72]/2*[.$B$5]^2" office:value-type="float" office:value="196.351676903321" calcext:value-type="float">
            <text:p>196,351676903321</text:p>
          </table:table-cell>
          <table:table-cell table:formula="of:=[.D72]*[.$B$5]" office:value-type="float" office:value="3.04448" calcext:value-type="float">
            <text:p>3,04448</text:p>
          </table:table-cell>
          <table:table-cell table:formula="of:=[.E72]*[.$B$5]" office:value-type="float" office:value="37.9106" calcext:value-type="float">
            <text:p>37,9106</text:p>
          </table:table-cell>
          <table:table-cell/>
          <table:table-cell table:formula="of:=[.B72]" office:value-type="float" office:value="2364.6957420349" calcext:value-type="float">
            <text:p>2364,6957420349</text:p>
          </table:table-cell>
          <table:table-cell table:formula="of:=1080-[.C72]" office:value-type="float" office:value="-4485.10252181255" calcext:value-type="float">
            <text:p>-4485,10252181255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B72]+[.H72]" office:value-type="float" office:value="2383.49179800419" calcext:value-type="float">
            <text:p>2383,49179800419</text:p>
          </table:table-cell>
          <table:table-cell table:formula="of:=[.C72]+[.I72]" office:value-type="float" office:value="5761.45419871587" calcext:value-type="float">
            <text:p>5761,4541987158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2]+[.J72]" office:value-type="float" office:value="189.482799692953" calcext:value-type="float">
            <text:p>189,482799692953</text:p>
          </table:table-cell>
          <table:table-cell table:formula="of:=[.G72]+[.K72]" office:value-type="float" office:value="1982.47206903321" calcext:value-type="float">
            <text:p>1982,47206903321</text:p>
          </table:table-cell>
          <table:table-cell table:formula="of:=[.F73]*[.$B$5] + [.D73]/2*[.$B$5]^2" office:value-type="float" office:value="19.1005039692953" calcext:value-type="float">
            <text:p>19,1005039692953</text:p>
          </table:table-cell>
          <table:table-cell table:formula="of:=[.G73]*[.$B$5] + [.E73]/2*[.$B$5]^2" office:value-type="float" office:value="200.142736903321" calcext:value-type="float">
            <text:p>200,142736903321</text:p>
          </table:table-cell>
          <table:table-cell table:formula="of:=[.D73]*[.$B$5]" office:value-type="float" office:value="3.04448" calcext:value-type="float">
            <text:p>3,04448</text:p>
          </table:table-cell>
          <table:table-cell table:formula="of:=[.E73]*[.$B$5]" office:value-type="float" office:value="37.9106" calcext:value-type="float">
            <text:p>37,9106</text:p>
          </table:table-cell>
          <table:table-cell/>
          <table:table-cell table:formula="of:=[.B73]" office:value-type="float" office:value="2383.49179800419" calcext:value-type="float">
            <text:p>2383,49179800419</text:p>
          </table:table-cell>
          <table:table-cell table:formula="of:=1080-[.C73]" office:value-type="float" office:value="-4681.45419871587" calcext:value-type="float">
            <text:p>-4681,45419871587</text:p>
          </table:table-cell>
          <table:table-cell table:number-columns-repeated="9"/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B73]+[.H73]" office:value-type="float" office:value="2402.59230197349" calcext:value-type="float">
            <text:p>2402,59230197349</text:p>
          </table:table-cell>
          <table:table-cell table:formula="of:=[.C73]+[.I73]" office:value-type="float" office:value="5961.59693561919" calcext:value-type="float">
            <text:p>5961,5969356191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3]+[.J73]" office:value-type="float" office:value="192.527279692953" calcext:value-type="float">
            <text:p>192,527279692953</text:p>
          </table:table-cell>
          <table:table-cell table:formula="of:=[.G73]+[.K73]" office:value-type="float" office:value="2020.38266903321" calcext:value-type="float">
            <text:p>2020,38266903321</text:p>
          </table:table-cell>
          <table:table-cell table:formula="of:=[.F74]*[.$B$5] + [.D74]/2*[.$B$5]^2" office:value-type="float" office:value="19.4049519692953" calcext:value-type="float">
            <text:p>19,4049519692953</text:p>
          </table:table-cell>
          <table:table-cell table:formula="of:=[.G74]*[.$B$5] + [.E74]/2*[.$B$5]^2" office:value-type="float" office:value="203.933796903321" calcext:value-type="float">
            <text:p>203,933796903321</text:p>
          </table:table-cell>
          <table:table-cell table:formula="of:=[.D74]*[.$B$5]" office:value-type="float" office:value="3.04448" calcext:value-type="float">
            <text:p>3,04448</text:p>
          </table:table-cell>
          <table:table-cell table:formula="of:=[.E74]*[.$B$5]" office:value-type="float" office:value="37.9106" calcext:value-type="float">
            <text:p>37,9106</text:p>
          </table:table-cell>
          <table:table-cell/>
          <table:table-cell table:formula="of:=[.B74]" office:value-type="float" office:value="2402.59230197349" calcext:value-type="float">
            <text:p>2402,59230197349</text:p>
          </table:table-cell>
          <table:table-cell table:formula="of:=1080-[.C74]" office:value-type="float" office:value="-4881.59693561919" calcext:value-type="float">
            <text:p>-4881,59693561919</text:p>
          </table:table-cell>
          <table:table-cell table:number-columns-repeated="9"/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[.B74]+[.H74]" office:value-type="float" office:value="2421.99725394278" calcext:value-type="float">
            <text:p>2421,99725394278</text:p>
          </table:table-cell>
          <table:table-cell table:formula="of:=[.C74]+[.I74]" office:value-type="float" office:value="6165.53073252251" calcext:value-type="float">
            <text:p>6165,5307325225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4]+[.J74]" office:value-type="float" office:value="195.571759692953" calcext:value-type="float">
            <text:p>195,571759692953</text:p>
          </table:table-cell>
          <table:table-cell table:formula="of:=[.G74]+[.K74]" office:value-type="float" office:value="2058.29326903321" calcext:value-type="float">
            <text:p>2058,29326903321</text:p>
          </table:table-cell>
          <table:table-cell table:formula="of:=[.F75]*[.$B$5] + [.D75]/2*[.$B$5]^2" office:value-type="float" office:value="19.7093999692953" calcext:value-type="float">
            <text:p>19,7093999692953</text:p>
          </table:table-cell>
          <table:table-cell table:formula="of:=[.G75]*[.$B$5] + [.E75]/2*[.$B$5]^2" office:value-type="float" office:value="207.724856903321" calcext:value-type="float">
            <text:p>207,724856903321</text:p>
          </table:table-cell>
          <table:table-cell table:formula="of:=[.D75]*[.$B$5]" office:value-type="float" office:value="3.04448" calcext:value-type="float">
            <text:p>3,04448</text:p>
          </table:table-cell>
          <table:table-cell table:formula="of:=[.E75]*[.$B$5]" office:value-type="float" office:value="37.9106" calcext:value-type="float">
            <text:p>37,9106</text:p>
          </table:table-cell>
          <table:table-cell/>
          <table:table-cell table:formula="of:=[.B75]" office:value-type="float" office:value="2421.99725394278" calcext:value-type="float">
            <text:p>2421,99725394278</text:p>
          </table:table-cell>
          <table:table-cell table:formula="of:=1080-[.C75]" office:value-type="float" office:value="-5085.53073252251" calcext:value-type="float">
            <text:p>-5085,53073252251</text:p>
          </table:table-cell>
          <table:table-cell table:number-columns-repeated="9"/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B75]+[.H75]" office:value-type="float" office:value="2441.70665391208" calcext:value-type="float">
            <text:p>2441,70665391208</text:p>
          </table:table-cell>
          <table:table-cell table:formula="of:=[.C75]+[.I75]" office:value-type="float" office:value="6373.25558942583" calcext:value-type="float">
            <text:p>6373,2555894258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5]+[.J75]" office:value-type="float" office:value="198.616239692953" calcext:value-type="float">
            <text:p>198,616239692953</text:p>
          </table:table-cell>
          <table:table-cell table:formula="of:=[.G75]+[.K75]" office:value-type="float" office:value="2096.20386903321" calcext:value-type="float">
            <text:p>2096,20386903321</text:p>
          </table:table-cell>
          <table:table-cell table:formula="of:=[.F76]*[.$B$5] + [.D76]/2*[.$B$5]^2" office:value-type="float" office:value="20.0138479692953" calcext:value-type="float">
            <text:p>20,0138479692953</text:p>
          </table:table-cell>
          <table:table-cell table:formula="of:=[.G76]*[.$B$5] + [.E76]/2*[.$B$5]^2" office:value-type="float" office:value="211.515916903321" calcext:value-type="float">
            <text:p>211,515916903321</text:p>
          </table:table-cell>
          <table:table-cell table:formula="of:=[.D76]*[.$B$5]" office:value-type="float" office:value="3.04448" calcext:value-type="float">
            <text:p>3,04448</text:p>
          </table:table-cell>
          <table:table-cell table:formula="of:=[.E76]*[.$B$5]" office:value-type="float" office:value="37.9106" calcext:value-type="float">
            <text:p>37,9106</text:p>
          </table:table-cell>
          <table:table-cell/>
          <table:table-cell table:formula="of:=[.B76]" office:value-type="float" office:value="2441.70665391208" calcext:value-type="float">
            <text:p>2441,70665391208</text:p>
          </table:table-cell>
          <table:table-cell table:formula="of:=1080-[.C76]" office:value-type="float" office:value="-5293.25558942583" calcext:value-type="float">
            <text:p>-5293,25558942583</text:p>
          </table:table-cell>
          <table:table-cell table:number-columns-repeated="9"/>
        </table:table-row>
        <table:table-row table:style-name="ro1">
          <table:table-cell office:value-type="float" office:value="6.9" calcext:value-type="float">
            <text:p>6,9</text:p>
          </table:table-cell>
          <table:table-cell table:formula="of:=[.B76]+[.H76]" office:value-type="float" office:value="2461.72050188137" calcext:value-type="float">
            <text:p>2461,72050188137</text:p>
          </table:table-cell>
          <table:table-cell table:formula="of:=[.C76]+[.I76]" office:value-type="float" office:value="6584.77150632916" calcext:value-type="float">
            <text:p>6584,7715063291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6]+[.J76]" office:value-type="float" office:value="201.660719692953" calcext:value-type="float">
            <text:p>201,660719692953</text:p>
          </table:table-cell>
          <table:table-cell table:formula="of:=[.G76]+[.K76]" office:value-type="float" office:value="2134.11446903321" calcext:value-type="float">
            <text:p>2134,11446903321</text:p>
          </table:table-cell>
          <table:table-cell table:formula="of:=[.F77]*[.$B$5] + [.D77]/2*[.$B$5]^2" office:value-type="float" office:value="20.3182959692953" calcext:value-type="float">
            <text:p>20,3182959692953</text:p>
          </table:table-cell>
          <table:table-cell table:formula="of:=[.G77]*[.$B$5] + [.E77]/2*[.$B$5]^2" office:value-type="float" office:value="215.306976903321" calcext:value-type="float">
            <text:p>215,306976903321</text:p>
          </table:table-cell>
          <table:table-cell table:formula="of:=[.D77]*[.$B$5]" office:value-type="float" office:value="3.04448" calcext:value-type="float">
            <text:p>3,04448</text:p>
          </table:table-cell>
          <table:table-cell table:formula="of:=[.E77]*[.$B$5]" office:value-type="float" office:value="37.9106" calcext:value-type="float">
            <text:p>37,9106</text:p>
          </table:table-cell>
          <table:table-cell/>
          <table:table-cell table:formula="of:=[.B77]" office:value-type="float" office:value="2461.72050188137" calcext:value-type="float">
            <text:p>2461,72050188137</text:p>
          </table:table-cell>
          <table:table-cell table:formula="of:=1080-[.C77]" office:value-type="float" office:value="-5504.77150632916" calcext:value-type="float">
            <text:p>-5504,7715063291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7]+[.H77]" office:value-type="float" office:value="2482.03879785067" calcext:value-type="float">
            <text:p>2482,03879785067</text:p>
          </table:table-cell>
          <table:table-cell table:formula="of:=[.C77]+[.I77]" office:value-type="float" office:value="6800.07848323248" calcext:value-type="float">
            <text:p>6800,0784832324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7]+[.J77]" office:value-type="float" office:value="204.705199692953" calcext:value-type="float">
            <text:p>204,705199692953</text:p>
          </table:table-cell>
          <table:table-cell table:formula="of:=[.G77]+[.K77]" office:value-type="float" office:value="2172.02506903321" calcext:value-type="float">
            <text:p>2172,02506903321</text:p>
          </table:table-cell>
          <table:table-cell table:formula="of:=[.F78]*[.$B$5] + [.D78]/2*[.$B$5]^2" office:value-type="float" office:value="20.6227439692953" calcext:value-type="float">
            <text:p>20,6227439692953</text:p>
          </table:table-cell>
          <table:table-cell table:formula="of:=[.G78]*[.$B$5] + [.E78]/2*[.$B$5]^2" office:value-type="float" office:value="219.098036903321" calcext:value-type="float">
            <text:p>219,098036903321</text:p>
          </table:table-cell>
          <table:table-cell table:formula="of:=[.D78]*[.$B$5]" office:value-type="float" office:value="3.04448" calcext:value-type="float">
            <text:p>3,04448</text:p>
          </table:table-cell>
          <table:table-cell table:formula="of:=[.E78]*[.$B$5]" office:value-type="float" office:value="37.9106" calcext:value-type="float">
            <text:p>37,9106</text:p>
          </table:table-cell>
          <table:table-cell/>
          <table:table-cell table:formula="of:=[.B78]" office:value-type="float" office:value="2482.03879785067" calcext:value-type="float">
            <text:p>2482,03879785067</text:p>
          </table:table-cell>
          <table:table-cell table:formula="of:=1080-[.C78]" office:value-type="float" office:value="-5720.07848323248" calcext:value-type="float">
            <text:p>-5720,07848323248</text:p>
          </table:table-cell>
          <table:table-cell table:number-columns-repeated="9"/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[.B78]+[.H78]" office:value-type="float" office:value="2502.66154181997" calcext:value-type="float">
            <text:p>2502,66154181997</text:p>
          </table:table-cell>
          <table:table-cell table:formula="of:=[.C78]+[.I78]" office:value-type="float" office:value="7019.1765201358" calcext:value-type="float">
            <text:p>7019,176520135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8]+[.J78]" office:value-type="float" office:value="207.749679692953" calcext:value-type="float">
            <text:p>207,749679692953</text:p>
          </table:table-cell>
          <table:table-cell table:formula="of:=[.G78]+[.K78]" office:value-type="float" office:value="2209.93566903321" calcext:value-type="float">
            <text:p>2209,93566903321</text:p>
          </table:table-cell>
          <table:table-cell table:formula="of:=[.F79]*[.$B$5] + [.D79]/2*[.$B$5]^2" office:value-type="float" office:value="20.9271919692953" calcext:value-type="float">
            <text:p>20,9271919692953</text:p>
          </table:table-cell>
          <table:table-cell table:formula="of:=[.G79]*[.$B$5] + [.E79]/2*[.$B$5]^2" office:value-type="float" office:value="222.889096903321" calcext:value-type="float">
            <text:p>222,889096903321</text:p>
          </table:table-cell>
          <table:table-cell table:formula="of:=[.D79]*[.$B$5]" office:value-type="float" office:value="3.04448" calcext:value-type="float">
            <text:p>3,04448</text:p>
          </table:table-cell>
          <table:table-cell table:formula="of:=[.E79]*[.$B$5]" office:value-type="float" office:value="37.9106" calcext:value-type="float">
            <text:p>37,9106</text:p>
          </table:table-cell>
          <table:table-cell/>
          <table:table-cell table:formula="of:=[.B79]" office:value-type="float" office:value="2502.66154181997" calcext:value-type="float">
            <text:p>2502,66154181997</text:p>
          </table:table-cell>
          <table:table-cell table:formula="of:=1080-[.C79]" office:value-type="float" office:value="-5939.1765201358" calcext:value-type="float">
            <text:p>-5939,1765201358</text:p>
          </table:table-cell>
          <table:table-cell table:number-columns-repeated="9"/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B79]+[.H79]" office:value-type="float" office:value="2523.58873378926" calcext:value-type="float">
            <text:p>2523,58873378926</text:p>
          </table:table-cell>
          <table:table-cell table:formula="of:=[.C79]+[.I79]" office:value-type="float" office:value="7242.06561703912" calcext:value-type="float">
            <text:p>7242,0656170391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79]+[.J79]" office:value-type="float" office:value="210.794159692953" calcext:value-type="float">
            <text:p>210,794159692953</text:p>
          </table:table-cell>
          <table:table-cell table:formula="of:=[.G79]+[.K79]" office:value-type="float" office:value="2247.84626903321" calcext:value-type="float">
            <text:p>2247,84626903321</text:p>
          </table:table-cell>
          <table:table-cell table:formula="of:=[.F80]*[.$B$5] + [.D80]/2*[.$B$5]^2" office:value-type="float" office:value="21.2316399692953" calcext:value-type="float">
            <text:p>21,2316399692953</text:p>
          </table:table-cell>
          <table:table-cell table:formula="of:=[.G80]*[.$B$5] + [.E80]/2*[.$B$5]^2" office:value-type="float" office:value="226.680156903321" calcext:value-type="float">
            <text:p>226,680156903321</text:p>
          </table:table-cell>
          <table:table-cell table:formula="of:=[.D80]*[.$B$5]" office:value-type="float" office:value="3.04448" calcext:value-type="float">
            <text:p>3,04448</text:p>
          </table:table-cell>
          <table:table-cell table:formula="of:=[.E80]*[.$B$5]" office:value-type="float" office:value="37.9106" calcext:value-type="float">
            <text:p>37,9106</text:p>
          </table:table-cell>
          <table:table-cell/>
          <table:table-cell table:formula="of:=[.B80]" office:value-type="float" office:value="2523.58873378926" calcext:value-type="float">
            <text:p>2523,58873378926</text:p>
          </table:table-cell>
          <table:table-cell table:formula="of:=1080-[.C80]" office:value-type="float" office:value="-6162.06561703912" calcext:value-type="float">
            <text:p>-6162,06561703912</text:p>
          </table:table-cell>
          <table:table-cell table:number-columns-repeated="9"/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[.B80]+[.H80]" office:value-type="float" office:value="2544.82037375856" calcext:value-type="float">
            <text:p>2544,82037375856</text:p>
          </table:table-cell>
          <table:table-cell table:formula="of:=[.C80]+[.I80]" office:value-type="float" office:value="7468.74577394244" calcext:value-type="float">
            <text:p>7468,7457739424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0]+[.J80]" office:value-type="float" office:value="213.838639692953" calcext:value-type="float">
            <text:p>213,838639692953</text:p>
          </table:table-cell>
          <table:table-cell table:formula="of:=[.G80]+[.K80]" office:value-type="float" office:value="2285.75686903321" calcext:value-type="float">
            <text:p>2285,75686903321</text:p>
          </table:table-cell>
          <table:table-cell table:formula="of:=[.F81]*[.$B$5] + [.D81]/2*[.$B$5]^2" office:value-type="float" office:value="21.5360879692953" calcext:value-type="float">
            <text:p>21,5360879692953</text:p>
          </table:table-cell>
          <table:table-cell table:formula="of:=[.G81]*[.$B$5] + [.E81]/2*[.$B$5]^2" office:value-type="float" office:value="230.471216903321" calcext:value-type="float">
            <text:p>230,471216903321</text:p>
          </table:table-cell>
          <table:table-cell table:formula="of:=[.D81]*[.$B$5]" office:value-type="float" office:value="3.04448" calcext:value-type="float">
            <text:p>3,04448</text:p>
          </table:table-cell>
          <table:table-cell table:formula="of:=[.E81]*[.$B$5]" office:value-type="float" office:value="37.9106" calcext:value-type="float">
            <text:p>37,9106</text:p>
          </table:table-cell>
          <table:table-cell/>
          <table:table-cell table:formula="of:=[.B81]" office:value-type="float" office:value="2544.82037375856" calcext:value-type="float">
            <text:p>2544,82037375856</text:p>
          </table:table-cell>
          <table:table-cell table:formula="of:=1080-[.C81]" office:value-type="float" office:value="-6388.74577394244" calcext:value-type="float">
            <text:p>-6388,74577394244</text:p>
          </table:table-cell>
          <table:table-cell table:number-columns-repeated="9"/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B81]+[.H81]" office:value-type="float" office:value="2566.35646172785" calcext:value-type="float">
            <text:p>2566,35646172785</text:p>
          </table:table-cell>
          <table:table-cell table:formula="of:=[.C81]+[.I81]" office:value-type="float" office:value="7699.21699084576" calcext:value-type="float">
            <text:p>7699,2169908457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1]+[.J81]" office:value-type="float" office:value="216.883119692953" calcext:value-type="float">
            <text:p>216,883119692953</text:p>
          </table:table-cell>
          <table:table-cell table:formula="of:=[.G81]+[.K81]" office:value-type="float" office:value="2323.66746903321" calcext:value-type="float">
            <text:p>2323,66746903321</text:p>
          </table:table-cell>
          <table:table-cell table:formula="of:=[.F82]*[.$B$5] + [.D82]/2*[.$B$5]^2" office:value-type="float" office:value="21.8405359692953" calcext:value-type="float">
            <text:p>21,8405359692953</text:p>
          </table:table-cell>
          <table:table-cell table:formula="of:=[.G82]*[.$B$5] + [.E82]/2*[.$B$5]^2" office:value-type="float" office:value="234.262276903321" calcext:value-type="float">
            <text:p>234,262276903321</text:p>
          </table:table-cell>
          <table:table-cell table:formula="of:=[.D82]*[.$B$5]" office:value-type="float" office:value="3.04448" calcext:value-type="float">
            <text:p>3,04448</text:p>
          </table:table-cell>
          <table:table-cell table:formula="of:=[.E82]*[.$B$5]" office:value-type="float" office:value="37.9106" calcext:value-type="float">
            <text:p>37,9106</text:p>
          </table:table-cell>
          <table:table-cell/>
          <table:table-cell table:formula="of:=[.B82]" office:value-type="float" office:value="2566.35646172785" calcext:value-type="float">
            <text:p>2566,35646172785</text:p>
          </table:table-cell>
          <table:table-cell table:formula="of:=1080-[.C82]" office:value-type="float" office:value="-6619.21699084576" calcext:value-type="float">
            <text:p>-6619,21699084576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B82]+[.H82]" office:value-type="float" office:value="2588.19699769715" calcext:value-type="float">
            <text:p>2588,19699769715</text:p>
          </table:table-cell>
          <table:table-cell table:formula="of:=[.C82]+[.I82]" office:value-type="float" office:value="7933.47926774908" calcext:value-type="float">
            <text:p>7933,4792677490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2]+[.J82]" office:value-type="float" office:value="219.927599692953" calcext:value-type="float">
            <text:p>219,927599692953</text:p>
          </table:table-cell>
          <table:table-cell table:formula="of:=[.G82]+[.K82]" office:value-type="float" office:value="2361.57806903321" calcext:value-type="float">
            <text:p>2361,57806903321</text:p>
          </table:table-cell>
          <table:table-cell table:formula="of:=[.F83]*[.$B$5] + [.D83]/2*[.$B$5]^2" office:value-type="float" office:value="22.1449839692953" calcext:value-type="float">
            <text:p>22,1449839692953</text:p>
          </table:table-cell>
          <table:table-cell table:formula="of:=[.G83]*[.$B$5] + [.E83]/2*[.$B$5]^2" office:value-type="float" office:value="238.053336903321" calcext:value-type="float">
            <text:p>238,053336903321</text:p>
          </table:table-cell>
          <table:table-cell table:formula="of:=[.D83]*[.$B$5]" office:value-type="float" office:value="3.04448" calcext:value-type="float">
            <text:p>3,04448</text:p>
          </table:table-cell>
          <table:table-cell table:formula="of:=[.E83]*[.$B$5]" office:value-type="float" office:value="37.9106" calcext:value-type="float">
            <text:p>37,9106</text:p>
          </table:table-cell>
          <table:table-cell/>
          <table:table-cell table:formula="of:=[.B83]" office:value-type="float" office:value="2588.19699769715" calcext:value-type="float">
            <text:p>2588,19699769715</text:p>
          </table:table-cell>
          <table:table-cell table:formula="of:=1080-[.C83]" office:value-type="float" office:value="-6853.47926774908" calcext:value-type="float">
            <text:p>-6853,47926774908</text:p>
          </table:table-cell>
          <table:table-cell table:number-columns-repeated="9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B83]+[.H83]" office:value-type="float" office:value="2610.34198166644" calcext:value-type="float">
            <text:p>2610,34198166644</text:p>
          </table:table-cell>
          <table:table-cell table:formula="of:=[.C83]+[.I83]" office:value-type="float" office:value="8171.5326046524" calcext:value-type="float">
            <text:p>8171,5326046524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3]+[.J83]" office:value-type="float" office:value="222.972079692953" calcext:value-type="float">
            <text:p>222,972079692953</text:p>
          </table:table-cell>
          <table:table-cell table:formula="of:=[.G83]+[.K83]" office:value-type="float" office:value="2399.48866903321" calcext:value-type="float">
            <text:p>2399,48866903321</text:p>
          </table:table-cell>
          <table:table-cell table:formula="of:=[.F84]*[.$B$5] + [.D84]/2*[.$B$5]^2" office:value-type="float" office:value="22.4494319692953" calcext:value-type="float">
            <text:p>22,4494319692953</text:p>
          </table:table-cell>
          <table:table-cell table:formula="of:=[.G84]*[.$B$5] + [.E84]/2*[.$B$5]^2" office:value-type="float" office:value="241.844396903321" calcext:value-type="float">
            <text:p>241,844396903321</text:p>
          </table:table-cell>
          <table:table-cell table:formula="of:=[.D84]*[.$B$5]" office:value-type="float" office:value="3.04448" calcext:value-type="float">
            <text:p>3,04448</text:p>
          </table:table-cell>
          <table:table-cell table:formula="of:=[.E84]*[.$B$5]" office:value-type="float" office:value="37.9106" calcext:value-type="float">
            <text:p>37,9106</text:p>
          </table:table-cell>
          <table:table-cell/>
          <table:table-cell table:formula="of:=[.B84]" office:value-type="float" office:value="2610.34198166644" calcext:value-type="float">
            <text:p>2610,34198166644</text:p>
          </table:table-cell>
          <table:table-cell table:formula="of:=1080-[.C84]" office:value-type="float" office:value="-7091.5326046524" calcext:value-type="float">
            <text:p>-7091,5326046524</text:p>
          </table:table-cell>
          <table:table-cell table:number-columns-repeated="9"/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B84]+[.H84]" office:value-type="float" office:value="2632.79141363574" calcext:value-type="float">
            <text:p>2632,79141363574</text:p>
          </table:table-cell>
          <table:table-cell table:formula="of:=[.C84]+[.I84]" office:value-type="float" office:value="8413.37700155572" calcext:value-type="float">
            <text:p>8413,3770015557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4]+[.J84]" office:value-type="float" office:value="226.016559692953" calcext:value-type="float">
            <text:p>226,016559692953</text:p>
          </table:table-cell>
          <table:table-cell table:formula="of:=[.G84]+[.K84]" office:value-type="float" office:value="2437.39926903321" calcext:value-type="float">
            <text:p>2437,39926903321</text:p>
          </table:table-cell>
          <table:table-cell table:formula="of:=[.F85]*[.$B$5] + [.D85]/2*[.$B$5]^2" office:value-type="float" office:value="22.7538799692953" calcext:value-type="float">
            <text:p>22,7538799692953</text:p>
          </table:table-cell>
          <table:table-cell table:formula="of:=[.G85]*[.$B$5] + [.E85]/2*[.$B$5]^2" office:value-type="float" office:value="245.635456903321" calcext:value-type="float">
            <text:p>245,635456903321</text:p>
          </table:table-cell>
          <table:table-cell table:formula="of:=[.D85]*[.$B$5]" office:value-type="float" office:value="3.04448" calcext:value-type="float">
            <text:p>3,04448</text:p>
          </table:table-cell>
          <table:table-cell table:formula="of:=[.E85]*[.$B$5]" office:value-type="float" office:value="37.9106" calcext:value-type="float">
            <text:p>37,9106</text:p>
          </table:table-cell>
          <table:table-cell/>
          <table:table-cell table:formula="of:=[.B85]" office:value-type="float" office:value="2632.79141363574" calcext:value-type="float">
            <text:p>2632,79141363574</text:p>
          </table:table-cell>
          <table:table-cell table:formula="of:=1080-[.C85]" office:value-type="float" office:value="-7333.37700155572" calcext:value-type="float">
            <text:p>-7333,37700155572</text:p>
          </table:table-cell>
          <table:table-cell table:number-columns-repeated="9"/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B85]+[.H85]" office:value-type="float" office:value="2655.54529360503" calcext:value-type="float">
            <text:p>2655,54529360503</text:p>
          </table:table-cell>
          <table:table-cell table:formula="of:=[.C85]+[.I85]" office:value-type="float" office:value="8659.01245845905" calcext:value-type="float">
            <text:p>8659,0124584590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5]+[.J85]" office:value-type="float" office:value="229.061039692953" calcext:value-type="float">
            <text:p>229,061039692953</text:p>
          </table:table-cell>
          <table:table-cell table:formula="of:=[.G85]+[.K85]" office:value-type="float" office:value="2475.30986903321" calcext:value-type="float">
            <text:p>2475,30986903321</text:p>
          </table:table-cell>
          <table:table-cell table:formula="of:=[.F86]*[.$B$5] + [.D86]/2*[.$B$5]^2" office:value-type="float" office:value="23.0583279692953" calcext:value-type="float">
            <text:p>23,0583279692953</text:p>
          </table:table-cell>
          <table:table-cell table:formula="of:=[.G86]*[.$B$5] + [.E86]/2*[.$B$5]^2" office:value-type="float" office:value="249.426516903321" calcext:value-type="float">
            <text:p>249,426516903321</text:p>
          </table:table-cell>
          <table:table-cell table:formula="of:=[.D86]*[.$B$5]" office:value-type="float" office:value="3.04448" calcext:value-type="float">
            <text:p>3,04448</text:p>
          </table:table-cell>
          <table:table-cell table:formula="of:=[.E86]*[.$B$5]" office:value-type="float" office:value="37.9106" calcext:value-type="float">
            <text:p>37,9106</text:p>
          </table:table-cell>
          <table:table-cell/>
          <table:table-cell table:formula="of:=[.B86]" office:value-type="float" office:value="2655.54529360503" calcext:value-type="float">
            <text:p>2655,54529360503</text:p>
          </table:table-cell>
          <table:table-cell table:formula="of:=1080-[.C86]" office:value-type="float" office:value="-7579.01245845904" calcext:value-type="float">
            <text:p>-7579,01245845904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,9</text:p>
          </table:table-cell>
          <table:table-cell table:formula="of:=[.B86]+[.H86]" office:value-type="float" office:value="2678.60362157433" calcext:value-type="float">
            <text:p>2678,60362157433</text:p>
          </table:table-cell>
          <table:table-cell table:formula="of:=[.C86]+[.I86]" office:value-type="float" office:value="8908.43897536237" calcext:value-type="float">
            <text:p>8908,43897536237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6]+[.J86]" office:value-type="float" office:value="232.105519692953" calcext:value-type="float">
            <text:p>232,105519692953</text:p>
          </table:table-cell>
          <table:table-cell table:formula="of:=[.G86]+[.K86]" office:value-type="float" office:value="2513.22046903321" calcext:value-type="float">
            <text:p>2513,22046903321</text:p>
          </table:table-cell>
          <table:table-cell table:formula="of:=[.F87]*[.$B$5] + [.D87]/2*[.$B$5]^2" office:value-type="float" office:value="23.3627759692953" calcext:value-type="float">
            <text:p>23,3627759692953</text:p>
          </table:table-cell>
          <table:table-cell table:formula="of:=[.G87]*[.$B$5] + [.E87]/2*[.$B$5]^2" office:value-type="float" office:value="253.217576903321" calcext:value-type="float">
            <text:p>253,217576903321</text:p>
          </table:table-cell>
          <table:table-cell table:formula="of:=[.D87]*[.$B$5]" office:value-type="float" office:value="3.04448" calcext:value-type="float">
            <text:p>3,04448</text:p>
          </table:table-cell>
          <table:table-cell table:formula="of:=[.E87]*[.$B$5]" office:value-type="float" office:value="37.9106" calcext:value-type="float">
            <text:p>37,9106</text:p>
          </table:table-cell>
          <table:table-cell/>
          <table:table-cell table:formula="of:=[.B87]" office:value-type="float" office:value="2678.60362157433" calcext:value-type="float">
            <text:p>2678,60362157433</text:p>
          </table:table-cell>
          <table:table-cell table:formula="of:=1080-[.C87]" office:value-type="float" office:value="-7828.43897536237" calcext:value-type="float">
            <text:p>-7828,4389753623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7]+[.H87]" office:value-type="float" office:value="2701.96639754362" calcext:value-type="float">
            <text:p>2701,96639754362</text:p>
          </table:table-cell>
          <table:table-cell table:formula="of:=[.C87]+[.I87]" office:value-type="float" office:value="9161.65655226569" calcext:value-type="float">
            <text:p>9161,6565522656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7]+[.J87]" office:value-type="float" office:value="235.149999692953" calcext:value-type="float">
            <text:p>235,149999692953</text:p>
          </table:table-cell>
          <table:table-cell table:formula="of:=[.G87]+[.K87]" office:value-type="float" office:value="2551.13106903321" calcext:value-type="float">
            <text:p>2551,13106903321</text:p>
          </table:table-cell>
          <table:table-cell table:formula="of:=[.F88]*[.$B$5] + [.D88]/2*[.$B$5]^2" office:value-type="float" office:value="23.6672239692953" calcext:value-type="float">
            <text:p>23,6672239692953</text:p>
          </table:table-cell>
          <table:table-cell table:formula="of:=[.G88]*[.$B$5] + [.E88]/2*[.$B$5]^2" office:value-type="float" office:value="257.008636903321" calcext:value-type="float">
            <text:p>257,008636903321</text:p>
          </table:table-cell>
          <table:table-cell table:formula="of:=[.D88]*[.$B$5]" office:value-type="float" office:value="3.04448" calcext:value-type="float">
            <text:p>3,04448</text:p>
          </table:table-cell>
          <table:table-cell table:formula="of:=[.E88]*[.$B$5]" office:value-type="float" office:value="37.9106" calcext:value-type="float">
            <text:p>37,9106</text:p>
          </table:table-cell>
          <table:table-cell/>
          <table:table-cell table:formula="of:=[.B88]" office:value-type="float" office:value="2701.96639754362" calcext:value-type="float">
            <text:p>2701,96639754362</text:p>
          </table:table-cell>
          <table:table-cell table:formula="of:=1080-[.C88]" office:value-type="float" office:value="-8081.65655226569" calcext:value-type="float">
            <text:p>-8081,65655226569</text:p>
          </table:table-cell>
          <table:table-cell table:number-columns-repeated="9"/>
        </table:table-row>
        <table:table-row table:style-name="ro1">
          <table:table-cell office:value-type="float" office:value="8.1" calcext:value-type="float">
            <text:p>8,1</text:p>
          </table:table-cell>
          <table:table-cell table:formula="of:=[.B88]+[.H88]" office:value-type="float" office:value="2725.63362151292" calcext:value-type="float">
            <text:p>2725,63362151292</text:p>
          </table:table-cell>
          <table:table-cell table:formula="of:=[.C88]+[.I88]" office:value-type="float" office:value="9418.66518916901" calcext:value-type="float">
            <text:p>9418,6651891690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8]+[.J88]" office:value-type="float" office:value="238.194479692953" calcext:value-type="float">
            <text:p>238,194479692953</text:p>
          </table:table-cell>
          <table:table-cell table:formula="of:=[.G88]+[.K88]" office:value-type="float" office:value="2589.04166903321" calcext:value-type="float">
            <text:p>2589,04166903321</text:p>
          </table:table-cell>
          <table:table-cell table:formula="of:=[.F89]*[.$B$5] + [.D89]/2*[.$B$5]^2" office:value-type="float" office:value="23.9716719692953" calcext:value-type="float">
            <text:p>23,9716719692953</text:p>
          </table:table-cell>
          <table:table-cell table:formula="of:=[.G89]*[.$B$5] + [.E89]/2*[.$B$5]^2" office:value-type="float" office:value="260.799696903321" calcext:value-type="float">
            <text:p>260,799696903321</text:p>
          </table:table-cell>
          <table:table-cell table:formula="of:=[.D89]*[.$B$5]" office:value-type="float" office:value="3.04448" calcext:value-type="float">
            <text:p>3,04448</text:p>
          </table:table-cell>
          <table:table-cell table:formula="of:=[.E89]*[.$B$5]" office:value-type="float" office:value="37.9106" calcext:value-type="float">
            <text:p>37,9106</text:p>
          </table:table-cell>
          <table:table-cell/>
          <table:table-cell table:formula="of:=[.B89]" office:value-type="float" office:value="2725.63362151292" calcext:value-type="float">
            <text:p>2725,63362151292</text:p>
          </table:table-cell>
          <table:table-cell table:formula="of:=1080-[.C89]" office:value-type="float" office:value="-8338.66518916901" calcext:value-type="float">
            <text:p>-8338,66518916901</text:p>
          </table:table-cell>
          <table:table-cell table:number-columns-repeated="9"/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B89]+[.H89]" office:value-type="float" office:value="2749.60529348221" calcext:value-type="float">
            <text:p>2749,60529348221</text:p>
          </table:table-cell>
          <table:table-cell table:formula="of:=[.C89]+[.I89]" office:value-type="float" office:value="9679.46488607233" calcext:value-type="float">
            <text:p>9679,4648860723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89]+[.J89]" office:value-type="float" office:value="241.238959692953" calcext:value-type="float">
            <text:p>241,238959692953</text:p>
          </table:table-cell>
          <table:table-cell table:formula="of:=[.G89]+[.K89]" office:value-type="float" office:value="2626.95226903321" calcext:value-type="float">
            <text:p>2626,95226903321</text:p>
          </table:table-cell>
          <table:table-cell table:formula="of:=[.F90]*[.$B$5] + [.D90]/2*[.$B$5]^2" office:value-type="float" office:value="24.2761199692953" calcext:value-type="float">
            <text:p>24,2761199692953</text:p>
          </table:table-cell>
          <table:table-cell table:formula="of:=[.G90]*[.$B$5] + [.E90]/2*[.$B$5]^2" office:value-type="float" office:value="264.590756903321" calcext:value-type="float">
            <text:p>264,590756903321</text:p>
          </table:table-cell>
          <table:table-cell table:formula="of:=[.D90]*[.$B$5]" office:value-type="float" office:value="3.04448" calcext:value-type="float">
            <text:p>3,04448</text:p>
          </table:table-cell>
          <table:table-cell table:formula="of:=[.E90]*[.$B$5]" office:value-type="float" office:value="37.9106" calcext:value-type="float">
            <text:p>37,9106</text:p>
          </table:table-cell>
          <table:table-cell/>
          <table:table-cell table:formula="of:=[.B90]" office:value-type="float" office:value="2749.60529348221" calcext:value-type="float">
            <text:p>2749,60529348221</text:p>
          </table:table-cell>
          <table:table-cell table:formula="of:=1080-[.C90]" office:value-type="float" office:value="-8599.46488607233" calcext:value-type="float">
            <text:p>-8599,46488607233</text:p>
          </table:table-cell>
          <table:table-cell table:number-columns-repeated="9"/>
        </table:table-row>
        <table:table-row table:style-name="ro1">
          <table:table-cell office:value-type="float" office:value="8.3" calcext:value-type="float">
            <text:p>8,3</text:p>
          </table:table-cell>
          <table:table-cell table:formula="of:=[.B90]+[.H90]" office:value-type="float" office:value="2773.88141345151" calcext:value-type="float">
            <text:p>2773,88141345151</text:p>
          </table:table-cell>
          <table:table-cell table:formula="of:=[.C90]+[.I90]" office:value-type="float" office:value="9944.05564297565" calcext:value-type="float">
            <text:p>9944,0556429756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0]+[.J90]" office:value-type="float" office:value="244.283439692953" calcext:value-type="float">
            <text:p>244,283439692953</text:p>
          </table:table-cell>
          <table:table-cell table:formula="of:=[.G90]+[.K90]" office:value-type="float" office:value="2664.86286903321" calcext:value-type="float">
            <text:p>2664,86286903321</text:p>
          </table:table-cell>
          <table:table-cell table:formula="of:=[.F91]*[.$B$5] + [.D91]/2*[.$B$5]^2" office:value-type="float" office:value="24.5805679692953" calcext:value-type="float">
            <text:p>24,5805679692953</text:p>
          </table:table-cell>
          <table:table-cell table:formula="of:=[.G91]*[.$B$5] + [.E91]/2*[.$B$5]^2" office:value-type="float" office:value="268.381816903321" calcext:value-type="float">
            <text:p>268,381816903321</text:p>
          </table:table-cell>
          <table:table-cell table:formula="of:=[.D91]*[.$B$5]" office:value-type="float" office:value="3.04448" calcext:value-type="float">
            <text:p>3,04448</text:p>
          </table:table-cell>
          <table:table-cell table:formula="of:=[.E91]*[.$B$5]" office:value-type="float" office:value="37.9106" calcext:value-type="float">
            <text:p>37,9106</text:p>
          </table:table-cell>
          <table:table-cell/>
          <table:table-cell table:formula="of:=[.B91]" office:value-type="float" office:value="2773.88141345151" calcext:value-type="float">
            <text:p>2773,88141345151</text:p>
          </table:table-cell>
          <table:table-cell table:formula="of:=1080-[.C91]" office:value-type="float" office:value="-8864.05564297565" calcext:value-type="float">
            <text:p>-8864,05564297565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B91]+[.H91]" office:value-type="float" office:value="2798.4619814208" calcext:value-type="float">
            <text:p>2798,4619814208</text:p>
          </table:table-cell>
          <table:table-cell table:formula="of:=[.C91]+[.I91]" office:value-type="float" office:value="10212.437459879" calcext:value-type="float">
            <text:p>10212,43745987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1]+[.J91]" office:value-type="float" office:value="247.327919692953" calcext:value-type="float">
            <text:p>247,327919692953</text:p>
          </table:table-cell>
          <table:table-cell table:formula="of:=[.G91]+[.K91]" office:value-type="float" office:value="2702.77346903321" calcext:value-type="float">
            <text:p>2702,77346903321</text:p>
          </table:table-cell>
          <table:table-cell table:formula="of:=[.F92]*[.$B$5] + [.D92]/2*[.$B$5]^2" office:value-type="float" office:value="24.8850159692953" calcext:value-type="float">
            <text:p>24,8850159692953</text:p>
          </table:table-cell>
          <table:table-cell table:formula="of:=[.G92]*[.$B$5] + [.E92]/2*[.$B$5]^2" office:value-type="float" office:value="272.172876903321" calcext:value-type="float">
            <text:p>272,172876903321</text:p>
          </table:table-cell>
          <table:table-cell table:formula="of:=[.D92]*[.$B$5]" office:value-type="float" office:value="3.04448" calcext:value-type="float">
            <text:p>3,04448</text:p>
          </table:table-cell>
          <table:table-cell table:formula="of:=[.E92]*[.$B$5]" office:value-type="float" office:value="37.9106" calcext:value-type="float">
            <text:p>37,9106</text:p>
          </table:table-cell>
          <table:table-cell/>
          <table:table-cell table:formula="of:=[.B92]" office:value-type="float" office:value="2798.4619814208" calcext:value-type="float">
            <text:p>2798,4619814208</text:p>
          </table:table-cell>
          <table:table-cell table:formula="of:=1080-[.C92]" office:value-type="float" office:value="-9132.43745987897" calcext:value-type="float">
            <text:p>-9132,43745987897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B92]+[.H92]" office:value-type="float" office:value="2823.3469973901" calcext:value-type="float">
            <text:p>2823,3469973901</text:p>
          </table:table-cell>
          <table:table-cell table:formula="of:=[.C92]+[.I92]" office:value-type="float" office:value="10484.6103367823" calcext:value-type="float">
            <text:p>10484,610336782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2]+[.J92]" office:value-type="float" office:value="250.372399692953" calcext:value-type="float">
            <text:p>250,372399692953</text:p>
          </table:table-cell>
          <table:table-cell table:formula="of:=[.G92]+[.K92]" office:value-type="float" office:value="2740.68406903321" calcext:value-type="float">
            <text:p>2740,68406903321</text:p>
          </table:table-cell>
          <table:table-cell table:formula="of:=[.F93]*[.$B$5] + [.D93]/2*[.$B$5]^2" office:value-type="float" office:value="25.1894639692953" calcext:value-type="float">
            <text:p>25,1894639692953</text:p>
          </table:table-cell>
          <table:table-cell table:formula="of:=[.G93]*[.$B$5] + [.E93]/2*[.$B$5]^2" office:value-type="float" office:value="275.963936903321" calcext:value-type="float">
            <text:p>275,963936903321</text:p>
          </table:table-cell>
          <table:table-cell table:formula="of:=[.D93]*[.$B$5]" office:value-type="float" office:value="3.04448" calcext:value-type="float">
            <text:p>3,04448</text:p>
          </table:table-cell>
          <table:table-cell table:formula="of:=[.E93]*[.$B$5]" office:value-type="float" office:value="37.9106" calcext:value-type="float">
            <text:p>37,9106</text:p>
          </table:table-cell>
          <table:table-cell/>
          <table:table-cell table:formula="of:=[.B93]" office:value-type="float" office:value="2823.3469973901" calcext:value-type="float">
            <text:p>2823,3469973901</text:p>
          </table:table-cell>
          <table:table-cell table:formula="of:=1080-[.C93]" office:value-type="float" office:value="-9404.61033678229" calcext:value-type="float">
            <text:p>-9404,61033678229</text:p>
          </table:table-cell>
          <table:table-cell table:number-columns-repeated="9"/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B93]+[.H93]" office:value-type="float" office:value="2848.53646135939" calcext:value-type="float">
            <text:p>2848,53646135939</text:p>
          </table:table-cell>
          <table:table-cell table:formula="of:=[.C93]+[.I93]" office:value-type="float" office:value="10760.5742736856" calcext:value-type="float">
            <text:p>10760,574273685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3]+[.J93]" office:value-type="float" office:value="253.416879692953" calcext:value-type="float">
            <text:p>253,416879692953</text:p>
          </table:table-cell>
          <table:table-cell table:formula="of:=[.G93]+[.K93]" office:value-type="float" office:value="2778.59466903321" calcext:value-type="float">
            <text:p>2778,59466903321</text:p>
          </table:table-cell>
          <table:table-cell table:formula="of:=[.F94]*[.$B$5] + [.D94]/2*[.$B$5]^2" office:value-type="float" office:value="25.4939119692953" calcext:value-type="float">
            <text:p>25,4939119692953</text:p>
          </table:table-cell>
          <table:table-cell table:formula="of:=[.G94]*[.$B$5] + [.E94]/2*[.$B$5]^2" office:value-type="float" office:value="279.754996903321" calcext:value-type="float">
            <text:p>279,754996903321</text:p>
          </table:table-cell>
          <table:table-cell table:formula="of:=[.D94]*[.$B$5]" office:value-type="float" office:value="3.04448" calcext:value-type="float">
            <text:p>3,04448</text:p>
          </table:table-cell>
          <table:table-cell table:formula="of:=[.E94]*[.$B$5]" office:value-type="float" office:value="37.9106" calcext:value-type="float">
            <text:p>37,9106</text:p>
          </table:table-cell>
          <table:table-cell/>
          <table:table-cell table:formula="of:=[.B94]" office:value-type="float" office:value="2848.53646135939" calcext:value-type="float">
            <text:p>2848,53646135939</text:p>
          </table:table-cell>
          <table:table-cell table:formula="of:=1080-[.C94]" office:value-type="float" office:value="-9680.57427368561" calcext:value-type="float">
            <text:p>-9680,57427368561</text:p>
          </table:table-cell>
          <table:table-cell table:number-columns-repeated="9"/>
        </table:table-row>
        <table:table-row table:style-name="ro1">
          <table:table-cell office:value-type="float" office:value="8.7" calcext:value-type="float">
            <text:p>8,7</text:p>
          </table:table-cell>
          <table:table-cell table:formula="of:=[.B94]+[.H94]" office:value-type="float" office:value="2874.03037332869" calcext:value-type="float">
            <text:p>2874,03037332869</text:p>
          </table:table-cell>
          <table:table-cell table:formula="of:=[.C94]+[.I94]" office:value-type="float" office:value="11040.3292705889" calcext:value-type="float">
            <text:p>11040,329270588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4]+[.J94]" office:value-type="float" office:value="256.461359692953" calcext:value-type="float">
            <text:p>256,461359692953</text:p>
          </table:table-cell>
          <table:table-cell table:formula="of:=[.G94]+[.K94]" office:value-type="float" office:value="2816.50526903321" calcext:value-type="float">
            <text:p>2816,50526903321</text:p>
          </table:table-cell>
          <table:table-cell table:formula="of:=[.F95]*[.$B$5] + [.D95]/2*[.$B$5]^2" office:value-type="float" office:value="25.7983599692953" calcext:value-type="float">
            <text:p>25,7983599692953</text:p>
          </table:table-cell>
          <table:table-cell table:formula="of:=[.G95]*[.$B$5] + [.E95]/2*[.$B$5]^2" office:value-type="float" office:value="283.546056903321" calcext:value-type="float">
            <text:p>283,546056903321</text:p>
          </table:table-cell>
          <table:table-cell table:formula="of:=[.D95]*[.$B$5]" office:value-type="float" office:value="3.04448" calcext:value-type="float">
            <text:p>3,04448</text:p>
          </table:table-cell>
          <table:table-cell table:formula="of:=[.E95]*[.$B$5]" office:value-type="float" office:value="37.9106" calcext:value-type="float">
            <text:p>37,9106</text:p>
          </table:table-cell>
          <table:table-cell/>
          <table:table-cell table:formula="of:=[.B95]" office:value-type="float" office:value="2874.03037332869" calcext:value-type="float">
            <text:p>2874,03037332869</text:p>
          </table:table-cell>
          <table:table-cell table:formula="of:=1080-[.C95]" office:value-type="float" office:value="-9960.32927058894" calcext:value-type="float">
            <text:p>-9960,32927058894</text:p>
          </table:table-cell>
          <table:table-cell table:number-columns-repeated="9"/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B95]+[.H95]" office:value-type="float" office:value="2899.82873329798" calcext:value-type="float">
            <text:p>2899,82873329798</text:p>
          </table:table-cell>
          <table:table-cell table:formula="of:=[.C95]+[.I95]" office:value-type="float" office:value="11323.8753274923" calcext:value-type="float">
            <text:p>11323,8753274923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5]+[.J95]" office:value-type="float" office:value="259.505839692953" calcext:value-type="float">
            <text:p>259,505839692953</text:p>
          </table:table-cell>
          <table:table-cell table:formula="of:=[.G95]+[.K95]" office:value-type="float" office:value="2854.41586903321" calcext:value-type="float">
            <text:p>2854,41586903321</text:p>
          </table:table-cell>
          <table:table-cell table:formula="of:=[.F96]*[.$B$5] + [.D96]/2*[.$B$5]^2" office:value-type="float" office:value="26.1028079692953" calcext:value-type="float">
            <text:p>26,1028079692953</text:p>
          </table:table-cell>
          <table:table-cell table:formula="of:=[.G96]*[.$B$5] + [.E96]/2*[.$B$5]^2" office:value-type="float" office:value="287.337116903321" calcext:value-type="float">
            <text:p>287,337116903321</text:p>
          </table:table-cell>
          <table:table-cell table:formula="of:=[.D96]*[.$B$5]" office:value-type="float" office:value="3.04448" calcext:value-type="float">
            <text:p>3,04448</text:p>
          </table:table-cell>
          <table:table-cell table:formula="of:=[.E96]*[.$B$5]" office:value-type="float" office:value="37.9106" calcext:value-type="float">
            <text:p>37,9106</text:p>
          </table:table-cell>
          <table:table-cell/>
          <table:table-cell table:formula="of:=[.B96]" office:value-type="float" office:value="2899.82873329798" calcext:value-type="float">
            <text:p>2899,82873329798</text:p>
          </table:table-cell>
          <table:table-cell table:formula="of:=1080-[.C96]" office:value-type="float" office:value="-10243.8753274923" calcext:value-type="float">
            <text:p>-10243,8753274923</text:p>
          </table:table-cell>
          <table:table-cell table:number-columns-repeated="9"/>
        </table:table-row>
        <table:table-row table:style-name="ro1">
          <table:table-cell office:value-type="float" office:value="8.9" calcext:value-type="float">
            <text:p>8,9</text:p>
          </table:table-cell>
          <table:table-cell table:formula="of:=[.B96]+[.H96]" office:value-type="float" office:value="2925.93154126728" calcext:value-type="float">
            <text:p>2925,93154126728</text:p>
          </table:table-cell>
          <table:table-cell table:formula="of:=[.C96]+[.I96]" office:value-type="float" office:value="11611.2124443956" calcext:value-type="float">
            <text:p>11611,2124443956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6]+[.J96]" office:value-type="float" office:value="262.550319692953" calcext:value-type="float">
            <text:p>262,550319692953</text:p>
          </table:table-cell>
          <table:table-cell table:formula="of:=[.G96]+[.K96]" office:value-type="float" office:value="2892.32646903321" calcext:value-type="float">
            <text:p>2892,32646903321</text:p>
          </table:table-cell>
          <table:table-cell table:formula="of:=[.F97]*[.$B$5] + [.D97]/2*[.$B$5]^2" office:value-type="float" office:value="26.4072559692953" calcext:value-type="float">
            <text:p>26,4072559692953</text:p>
          </table:table-cell>
          <table:table-cell table:formula="of:=[.G97]*[.$B$5] + [.E97]/2*[.$B$5]^2" office:value-type="float" office:value="291.128176903321" calcext:value-type="float">
            <text:p>291,128176903321</text:p>
          </table:table-cell>
          <table:table-cell table:formula="of:=[.D97]*[.$B$5]" office:value-type="float" office:value="3.04448" calcext:value-type="float">
            <text:p>3,04448</text:p>
          </table:table-cell>
          <table:table-cell table:formula="of:=[.E97]*[.$B$5]" office:value-type="float" office:value="37.9106" calcext:value-type="float">
            <text:p>37,9106</text:p>
          </table:table-cell>
          <table:table-cell/>
          <table:table-cell table:formula="of:=[.B97]" office:value-type="float" office:value="2925.93154126728" calcext:value-type="float">
            <text:p>2925,93154126728</text:p>
          </table:table-cell>
          <table:table-cell table:formula="of:=1080-[.C97]" office:value-type="float" office:value="-10531.2124443956" calcext:value-type="float">
            <text:p>-10531,212444395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7]+[.H97]" office:value-type="float" office:value="2952.33879723658" calcext:value-type="float">
            <text:p>2952,33879723658</text:p>
          </table:table-cell>
          <table:table-cell table:formula="of:=[.C97]+[.I97]" office:value-type="float" office:value="11902.3406212989" calcext:value-type="float">
            <text:p>11902,340621298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7]+[.J97]" office:value-type="float" office:value="265.594799692953" calcext:value-type="float">
            <text:p>265,594799692953</text:p>
          </table:table-cell>
          <table:table-cell table:formula="of:=[.G97]+[.K97]" office:value-type="float" office:value="2930.23706903321" calcext:value-type="float">
            <text:p>2930,23706903321</text:p>
          </table:table-cell>
          <table:table-cell table:formula="of:=[.F98]*[.$B$5] + [.D98]/2*[.$B$5]^2" office:value-type="float" office:value="26.7117039692953" calcext:value-type="float">
            <text:p>26,7117039692953</text:p>
          </table:table-cell>
          <table:table-cell table:formula="of:=[.G98]*[.$B$5] + [.E98]/2*[.$B$5]^2" office:value-type="float" office:value="294.919236903321" calcext:value-type="float">
            <text:p>294,919236903321</text:p>
          </table:table-cell>
          <table:table-cell table:formula="of:=[.D98]*[.$B$5]" office:value-type="float" office:value="3.04448" calcext:value-type="float">
            <text:p>3,04448</text:p>
          </table:table-cell>
          <table:table-cell table:formula="of:=[.E98]*[.$B$5]" office:value-type="float" office:value="37.9106" calcext:value-type="float">
            <text:p>37,9106</text:p>
          </table:table-cell>
          <table:table-cell/>
          <table:table-cell table:formula="of:=[.B98]" office:value-type="float" office:value="2952.33879723658" calcext:value-type="float">
            <text:p>2952,33879723658</text:p>
          </table:table-cell>
          <table:table-cell table:formula="of:=1080-[.C98]" office:value-type="float" office:value="-10822.3406212989" calcext:value-type="float">
            <text:p>-10822,3406212989</text:p>
          </table:table-cell>
          <table:table-cell table:number-columns-repeated="9"/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[.B98]+[.H98]" office:value-type="float" office:value="2979.05050120587" calcext:value-type="float">
            <text:p>2979,05050120587</text:p>
          </table:table-cell>
          <table:table-cell table:formula="of:=[.C98]+[.I98]" office:value-type="float" office:value="12197.2598582022" calcext:value-type="float">
            <text:p>12197,259858202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8]+[.J98]" office:value-type="float" office:value="268.639279692953" calcext:value-type="float">
            <text:p>268,639279692953</text:p>
          </table:table-cell>
          <table:table-cell table:formula="of:=[.G98]+[.K98]" office:value-type="float" office:value="2968.14766903321" calcext:value-type="float">
            <text:p>2968,14766903321</text:p>
          </table:table-cell>
          <table:table-cell table:formula="of:=[.F99]*[.$B$5] + [.D99]/2*[.$B$5]^2" office:value-type="float" office:value="27.0161519692953" calcext:value-type="float">
            <text:p>27,0161519692953</text:p>
          </table:table-cell>
          <table:table-cell table:formula="of:=[.G99]*[.$B$5] + [.E99]/2*[.$B$5]^2" office:value-type="float" office:value="298.710296903321" calcext:value-type="float">
            <text:p>298,710296903321</text:p>
          </table:table-cell>
          <table:table-cell table:formula="of:=[.D99]*[.$B$5]" office:value-type="float" office:value="3.04448" calcext:value-type="float">
            <text:p>3,04448</text:p>
          </table:table-cell>
          <table:table-cell table:formula="of:=[.E99]*[.$B$5]" office:value-type="float" office:value="37.9106" calcext:value-type="float">
            <text:p>37,9106</text:p>
          </table:table-cell>
          <table:table-cell/>
          <table:table-cell table:formula="of:=[.B99]" office:value-type="float" office:value="2979.05050120587" calcext:value-type="float">
            <text:p>2979,05050120587</text:p>
          </table:table-cell>
          <table:table-cell table:formula="of:=1080-[.C99]" office:value-type="float" office:value="-11117.2598582022" calcext:value-type="float">
            <text:p>-11117,2598582022</text:p>
          </table:table-cell>
          <table:table-cell table:number-columns-repeated="9"/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B99]+[.H99]" office:value-type="float" office:value="3006.06665317517" calcext:value-type="float">
            <text:p>3006,06665317517</text:p>
          </table:table-cell>
          <table:table-cell table:formula="of:=[.C99]+[.I99]" office:value-type="float" office:value="12495.9701551055" calcext:value-type="float">
            <text:p>12495,970155105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99]+[.J99]" office:value-type="float" office:value="271.683759692953" calcext:value-type="float">
            <text:p>271,683759692953</text:p>
          </table:table-cell>
          <table:table-cell table:formula="of:=[.G99]+[.K99]" office:value-type="float" office:value="3006.05826903321" calcext:value-type="float">
            <text:p>3006,05826903321</text:p>
          </table:table-cell>
          <table:table-cell table:formula="of:=[.F100]*[.$B$5] + [.D100]/2*[.$B$5]^2" office:value-type="float" office:value="27.3205999692953" calcext:value-type="float">
            <text:p>27,3205999692953</text:p>
          </table:table-cell>
          <table:table-cell table:formula="of:=[.G100]*[.$B$5] + [.E100]/2*[.$B$5]^2" office:value-type="float" office:value="302.501356903321" calcext:value-type="float">
            <text:p>302,501356903321</text:p>
          </table:table-cell>
          <table:table-cell table:formula="of:=[.D100]*[.$B$5]" office:value-type="float" office:value="3.04448" calcext:value-type="float">
            <text:p>3,04448</text:p>
          </table:table-cell>
          <table:table-cell table:formula="of:=[.E100]*[.$B$5]" office:value-type="float" office:value="37.9106" calcext:value-type="float">
            <text:p>37,9106</text:p>
          </table:table-cell>
          <table:table-cell/>
          <table:table-cell table:formula="of:=[.B100]" office:value-type="float" office:value="3006.06665317517" calcext:value-type="float">
            <text:p>3006,06665317517</text:p>
          </table:table-cell>
          <table:table-cell table:formula="of:=1080-[.C100]" office:value-type="float" office:value="-11415.9701551055" calcext:value-type="float">
            <text:p>-11415,9701551055</text:p>
          </table:table-cell>
          <table:table-cell table:number-columns-repeated="9"/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[.B100]+[.H100]" office:value-type="float" office:value="3033.38725314446" calcext:value-type="float">
            <text:p>3033,38725314446</text:p>
          </table:table-cell>
          <table:table-cell table:formula="of:=[.C100]+[.I100]" office:value-type="float" office:value="12798.4715120089" calcext:value-type="float">
            <text:p>12798,4715120089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0]+[.J100]" office:value-type="float" office:value="274.728239692953" calcext:value-type="float">
            <text:p>274,728239692953</text:p>
          </table:table-cell>
          <table:table-cell table:formula="of:=[.G100]+[.K100]" office:value-type="float" office:value="3043.96886903321" calcext:value-type="float">
            <text:p>3043,96886903321</text:p>
          </table:table-cell>
          <table:table-cell table:formula="of:=[.F101]*[.$B$5] + [.D101]/2*[.$B$5]^2" office:value-type="float" office:value="27.6250479692953" calcext:value-type="float">
            <text:p>27,6250479692953</text:p>
          </table:table-cell>
          <table:table-cell table:formula="of:=[.G101]*[.$B$5] + [.E101]/2*[.$B$5]^2" office:value-type="float" office:value="306.292416903321" calcext:value-type="float">
            <text:p>306,292416903321</text:p>
          </table:table-cell>
          <table:table-cell table:formula="of:=[.D101]*[.$B$5]" office:value-type="float" office:value="3.04448" calcext:value-type="float">
            <text:p>3,04448</text:p>
          </table:table-cell>
          <table:table-cell table:formula="of:=[.E101]*[.$B$5]" office:value-type="float" office:value="37.9106" calcext:value-type="float">
            <text:p>37,9106</text:p>
          </table:table-cell>
          <table:table-cell/>
          <table:table-cell table:formula="of:=[.B101]" office:value-type="float" office:value="3033.38725314446" calcext:value-type="float">
            <text:p>3033,38725314446</text:p>
          </table:table-cell>
          <table:table-cell table:formula="of:=1080-[.C101]" office:value-type="float" office:value="-11718.4715120089" calcext:value-type="float">
            <text:p>-11718,4715120089</text:p>
          </table:table-cell>
          <table:table-cell table:number-columns-repeated="9"/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B101]+[.H101]" office:value-type="float" office:value="3061.01230111376" calcext:value-type="float">
            <text:p>3061,01230111376</text:p>
          </table:table-cell>
          <table:table-cell table:formula="of:=[.C101]+[.I101]" office:value-type="float" office:value="13104.7639289122" calcext:value-type="float">
            <text:p>13104,763928912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1]+[.J101]" office:value-type="float" office:value="277.772719692953" calcext:value-type="float">
            <text:p>277,772719692953</text:p>
          </table:table-cell>
          <table:table-cell table:formula="of:=[.G101]+[.K101]" office:value-type="float" office:value="3081.87946903321" calcext:value-type="float">
            <text:p>3081,87946903321</text:p>
          </table:table-cell>
          <table:table-cell table:formula="of:=[.F102]*[.$B$5] + [.D102]/2*[.$B$5]^2" office:value-type="float" office:value="27.9294959692953" calcext:value-type="float">
            <text:p>27,9294959692953</text:p>
          </table:table-cell>
          <table:table-cell table:formula="of:=[.G102]*[.$B$5] + [.E102]/2*[.$B$5]^2" office:value-type="float" office:value="310.083476903321" calcext:value-type="float">
            <text:p>310,083476903321</text:p>
          </table:table-cell>
          <table:table-cell table:formula="of:=[.D102]*[.$B$5]" office:value-type="float" office:value="3.04448" calcext:value-type="float">
            <text:p>3,04448</text:p>
          </table:table-cell>
          <table:table-cell table:formula="of:=[.E102]*[.$B$5]" office:value-type="float" office:value="37.9106" calcext:value-type="float">
            <text:p>37,9106</text:p>
          </table:table-cell>
          <table:table-cell/>
          <table:table-cell table:formula="of:=[.B102]" office:value-type="float" office:value="3061.01230111376" calcext:value-type="float">
            <text:p>3061,01230111376</text:p>
          </table:table-cell>
          <table:table-cell table:formula="of:=1080-[.C102]" office:value-type="float" office:value="-12024.7639289122" calcext:value-type="float">
            <text:p>-12024,7639289122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B102]+[.H102]" office:value-type="float" office:value="3088.94179708305" calcext:value-type="float">
            <text:p>3088,94179708305</text:p>
          </table:table-cell>
          <table:table-cell table:formula="of:=[.C102]+[.I102]" office:value-type="float" office:value="13414.8474058155" calcext:value-type="float">
            <text:p>13414,847405815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2]+[.J102]" office:value-type="float" office:value="280.817199692953" calcext:value-type="float">
            <text:p>280,817199692953</text:p>
          </table:table-cell>
          <table:table-cell table:formula="of:=[.G102]+[.K102]" office:value-type="float" office:value="3119.79006903321" calcext:value-type="float">
            <text:p>3119,79006903321</text:p>
          </table:table-cell>
          <table:table-cell table:formula="of:=[.F103]*[.$B$5] + [.D103]/2*[.$B$5]^2" office:value-type="float" office:value="28.2339439692953" calcext:value-type="float">
            <text:p>28,2339439692953</text:p>
          </table:table-cell>
          <table:table-cell table:formula="of:=[.G103]*[.$B$5] + [.E103]/2*[.$B$5]^2" office:value-type="float" office:value="313.874536903321" calcext:value-type="float">
            <text:p>313,874536903321</text:p>
          </table:table-cell>
          <table:table-cell table:formula="of:=[.D103]*[.$B$5]" office:value-type="float" office:value="3.04448" calcext:value-type="float">
            <text:p>3,04448</text:p>
          </table:table-cell>
          <table:table-cell table:formula="of:=[.E103]*[.$B$5]" office:value-type="float" office:value="37.9106" calcext:value-type="float">
            <text:p>37,9106</text:p>
          </table:table-cell>
          <table:table-cell/>
          <table:table-cell table:formula="of:=[.B103]" office:value-type="float" office:value="3088.94179708305" calcext:value-type="float">
            <text:p>3088,94179708305</text:p>
          </table:table-cell>
          <table:table-cell table:formula="of:=1080-[.C103]" office:value-type="float" office:value="-12334.8474058155" calcext:value-type="float">
            <text:p>-12334,8474058155</text:p>
          </table:table-cell>
          <table:table-cell table:number-columns-repeated="9"/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B103]+[.H103]" office:value-type="float" office:value="3117.17574105235" calcext:value-type="float">
            <text:p>3117,17574105235</text:p>
          </table:table-cell>
          <table:table-cell table:formula="of:=[.C103]+[.I103]" office:value-type="float" office:value="13728.7219427188" calcext:value-type="float">
            <text:p>13728,721942718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3]+[.J103]" office:value-type="float" office:value="283.861679692953" calcext:value-type="float">
            <text:p>283,861679692953</text:p>
          </table:table-cell>
          <table:table-cell table:formula="of:=[.G103]+[.K103]" office:value-type="float" office:value="3157.70066903321" calcext:value-type="float">
            <text:p>3157,70066903321</text:p>
          </table:table-cell>
          <table:table-cell table:formula="of:=[.F104]*[.$B$5] + [.D104]/2*[.$B$5]^2" office:value-type="float" office:value="28.5383919692953" calcext:value-type="float">
            <text:p>28,5383919692953</text:p>
          </table:table-cell>
          <table:table-cell table:formula="of:=[.G104]*[.$B$5] + [.E104]/2*[.$B$5]^2" office:value-type="float" office:value="317.665596903321" calcext:value-type="float">
            <text:p>317,665596903321</text:p>
          </table:table-cell>
          <table:table-cell table:formula="of:=[.D104]*[.$B$5]" office:value-type="float" office:value="3.04448" calcext:value-type="float">
            <text:p>3,04448</text:p>
          </table:table-cell>
          <table:table-cell table:formula="of:=[.E104]*[.$B$5]" office:value-type="float" office:value="37.9106" calcext:value-type="float">
            <text:p>37,9106</text:p>
          </table:table-cell>
          <table:table-cell/>
          <table:table-cell table:formula="of:=[.B104]" office:value-type="float" office:value="3117.17574105235" calcext:value-type="float">
            <text:p>3117,17574105235</text:p>
          </table:table-cell>
          <table:table-cell table:formula="of:=1080-[.C104]" office:value-type="float" office:value="-12648.7219427188" calcext:value-type="float">
            <text:p>-12648,7219427188</text:p>
          </table:table-cell>
          <table:table-cell table:number-columns-repeated="9"/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[.B104]+[.H104]" office:value-type="float" office:value="3145.71413302164" calcext:value-type="float">
            <text:p>3145,71413302164</text:p>
          </table:table-cell>
          <table:table-cell table:formula="of:=[.C104]+[.I104]" office:value-type="float" office:value="14046.3875396222" calcext:value-type="float">
            <text:p>14046,3875396222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4]+[.J104]" office:value-type="float" office:value="286.906159692953" calcext:value-type="float">
            <text:p>286,906159692953</text:p>
          </table:table-cell>
          <table:table-cell table:formula="of:=[.G104]+[.K104]" office:value-type="float" office:value="3195.61126903321" calcext:value-type="float">
            <text:p>3195,61126903321</text:p>
          </table:table-cell>
          <table:table-cell table:formula="of:=[.F105]*[.$B$5] + [.D105]/2*[.$B$5]^2" office:value-type="float" office:value="28.8428399692953" calcext:value-type="float">
            <text:p>28,8428399692953</text:p>
          </table:table-cell>
          <table:table-cell table:formula="of:=[.G105]*[.$B$5] + [.E105]/2*[.$B$5]^2" office:value-type="float" office:value="321.456656903322" calcext:value-type="float">
            <text:p>321,456656903322</text:p>
          </table:table-cell>
          <table:table-cell table:formula="of:=[.D105]*[.$B$5]" office:value-type="float" office:value="3.04448" calcext:value-type="float">
            <text:p>3,04448</text:p>
          </table:table-cell>
          <table:table-cell table:formula="of:=[.E105]*[.$B$5]" office:value-type="float" office:value="37.9106" calcext:value-type="float">
            <text:p>37,9106</text:p>
          </table:table-cell>
          <table:table-cell/>
          <table:table-cell table:formula="of:=[.B105]" office:value-type="float" office:value="3145.71413302164" calcext:value-type="float">
            <text:p>3145,71413302164</text:p>
          </table:table-cell>
          <table:table-cell table:formula="of:=1080-[.C105]" office:value-type="float" office:value="-12966.3875396222" calcext:value-type="float">
            <text:p>-12966,3875396222</text:p>
          </table:table-cell>
          <table:table-cell table:number-columns-repeated="9"/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B105]+[.H105]" office:value-type="float" office:value="3174.55697299094" calcext:value-type="float">
            <text:p>3174,55697299094</text:p>
          </table:table-cell>
          <table:table-cell table:formula="of:=[.C105]+[.I105]" office:value-type="float" office:value="14367.8441965255" calcext:value-type="float">
            <text:p>14367,8441965255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5]+[.J105]" office:value-type="float" office:value="289.950639692953" calcext:value-type="float">
            <text:p>289,950639692953</text:p>
          </table:table-cell>
          <table:table-cell table:formula="of:=[.G105]+[.K105]" office:value-type="float" office:value="3233.52186903321" calcext:value-type="float">
            <text:p>3233,52186903321</text:p>
          </table:table-cell>
          <table:table-cell table:formula="of:=[.F106]*[.$B$5] + [.D106]/2*[.$B$5]^2" office:value-type="float" office:value="29.1472879692953" calcext:value-type="float">
            <text:p>29,1472879692953</text:p>
          </table:table-cell>
          <table:table-cell table:formula="of:=[.G106]*[.$B$5] + [.E106]/2*[.$B$5]^2" office:value-type="float" office:value="325.247716903322" calcext:value-type="float">
            <text:p>325,247716903322</text:p>
          </table:table-cell>
          <table:table-cell table:formula="of:=[.D106]*[.$B$5]" office:value-type="float" office:value="3.04448" calcext:value-type="float">
            <text:p>3,04448</text:p>
          </table:table-cell>
          <table:table-cell table:formula="of:=[.E106]*[.$B$5]" office:value-type="float" office:value="37.9106" calcext:value-type="float">
            <text:p>37,9106</text:p>
          </table:table-cell>
          <table:table-cell/>
          <table:table-cell table:formula="of:=[.B106]" office:value-type="float" office:value="3174.55697299094" calcext:value-type="float">
            <text:p>3174,55697299094</text:p>
          </table:table-cell>
          <table:table-cell table:formula="of:=1080-[.C106]" office:value-type="float" office:value="-13287.8441965255" calcext:value-type="float">
            <text:p>-13287,8441965255</text:p>
          </table:table-cell>
          <table:table-cell table:number-columns-repeated="9"/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[.B106]+[.H106]" office:value-type="float" office:value="3203.70426096023" calcext:value-type="float">
            <text:p>3203,70426096023</text:p>
          </table:table-cell>
          <table:table-cell table:formula="of:=[.C106]+[.I106]" office:value-type="float" office:value="14693.0919134288" calcext:value-type="float">
            <text:p>14693,0919134288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6]+[.J106]" office:value-type="float" office:value="292.995119692953" calcext:value-type="float">
            <text:p>292,995119692953</text:p>
          </table:table-cell>
          <table:table-cell table:formula="of:=[.G106]+[.K106]" office:value-type="float" office:value="3271.43246903322" calcext:value-type="float">
            <text:p>3271,43246903322</text:p>
          </table:table-cell>
          <table:table-cell table:formula="of:=[.F107]*[.$B$5] + [.D107]/2*[.$B$5]^2" office:value-type="float" office:value="29.4517359692953" calcext:value-type="float">
            <text:p>29,4517359692953</text:p>
          </table:table-cell>
          <table:table-cell table:formula="of:=[.G107]*[.$B$5] + [.E107]/2*[.$B$5]^2" office:value-type="float" office:value="329.038776903322" calcext:value-type="float">
            <text:p>329,038776903322</text:p>
          </table:table-cell>
          <table:table-cell table:formula="of:=[.D107]*[.$B$5]" office:value-type="float" office:value="3.04448" calcext:value-type="float">
            <text:p>3,04448</text:p>
          </table:table-cell>
          <table:table-cell table:formula="of:=[.E107]*[.$B$5]" office:value-type="float" office:value="37.9106" calcext:value-type="float">
            <text:p>37,9106</text:p>
          </table:table-cell>
          <table:table-cell/>
          <table:table-cell table:formula="of:=[.B107]" office:value-type="float" office:value="3203.70426096023" calcext:value-type="float">
            <text:p>3203,70426096023</text:p>
          </table:table-cell>
          <table:table-cell table:formula="of:=1080-[.C107]" office:value-type="float" office:value="-13613.0919134288" calcext:value-type="float">
            <text:p>-13613,091913428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7]+[.H107]" office:value-type="float" office:value="3233.15599692953" calcext:value-type="float">
            <text:p>3233,15599692953</text:p>
          </table:table-cell>
          <table:table-cell table:formula="of:=[.C107]+[.I107]" office:value-type="float" office:value="15022.1306903321" calcext:value-type="float">
            <text:p>15022,1306903321</text:p>
          </table:table-cell>
          <table:table-cell table:formula="of:=[.$E$5]*[.$H$5]" office:value-type="float" office:value="30.4448" calcext:value-type="float">
            <text:p>30,4448</text:p>
          </table:table-cell>
          <table:table-cell table:formula="of:=[.$B$2]" office:value-type="float" office:value="379.106" calcext:value-type="float">
            <text:p>379,106</text:p>
          </table:table-cell>
          <table:table-cell table:formula="of:=[.F107]+[.J107]" office:value-type="float" office:value="296.039599692953" calcext:value-type="float">
            <text:p>296,039599692953</text:p>
          </table:table-cell>
          <table:table-cell table:formula="of:=[.G107]+[.K107]" office:value-type="float" office:value="3309.34306903322" calcext:value-type="float">
            <text:p>3309,34306903322</text:p>
          </table:table-cell>
          <table:table-cell table:formula="of:=[.F108]*[.$B$5] + [.D108]/2*[.$B$5]^2" office:value-type="float" office:value="29.7561839692953" calcext:value-type="float">
            <text:p>29,7561839692953</text:p>
          </table:table-cell>
          <table:table-cell table:formula="of:=[.G108]*[.$B$5] + [.E108]/2*[.$B$5]^2" office:value-type="float" office:value="332.829836903322" calcext:value-type="float">
            <text:p>332,829836903322</text:p>
          </table:table-cell>
          <table:table-cell table:formula="of:=[.D108]*[.$B$5]" office:value-type="float" office:value="3.04448" calcext:value-type="float">
            <text:p>3,04448</text:p>
          </table:table-cell>
          <table:table-cell table:formula="of:=[.E108]*[.$B$5]" office:value-type="float" office:value="37.9106" calcext:value-type="float">
            <text:p>37,9106</text:p>
          </table:table-cell>
          <table:table-cell/>
          <table:table-cell table:formula="of:=[.B108]" office:value-type="float" office:value="3233.15599692953" calcext:value-type="float">
            <text:p>3233,15599692953</text:p>
          </table:table-cell>
          <table:table-cell table:formula="of:=1080-[.C108]" office:value-type="float" office:value="-13942.1306903321" calcext:value-type="float">
            <text:p>-13942,130690332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17:19:05.538533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9:11:31.175806704</meta:creation-date>
    <dc:date>2022-02-04T18:54:10.784811527</dc:date>
    <meta:editing-duration>PT59M27S</meta:editing-duration>
    <meta:editing-cycles>3</meta:editing-cycles>
    <meta:generator>LibreOffice/6.4.7.2$Linux_X86_64 LibreOffice_project/40$Build-2</meta:generator>
    <meta:document-statistic meta:table-count="1" meta:cell-count="13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043cm" svg:height="20.108cm" xlink:href=".." xlink:type="simple" chart:class="chart:scatter" chart:style-name="ch1">
        <chart:legend chart:legend-position="end" svg:x="33.886cm" svg:y="9.506cm" style:legend-expansion="high" chart:style-name="ch2"/>
        <chart:plot-area chart:style-name="ch3" table:cell-range-address="Tabelle1.M8:Tabelle1.N108 Tabelle1.W51:Tabelle1.W67" svg:x="0.72cm" svg:y="0.402cm" svg:width="32.446cm" svg:height="19.304cm">
          <chartooo:coordinate-region svg:x="1.527cm" svg:y="0.402cm" svg:width="31.082cm" svg:height="18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N8:Tabelle1.N108" chart:class="chart:scatter">
            <chart:domain table:cell-range-address="Tabelle1.M8:Tabelle1.M108"/>
            <chart:data-point chart:repeated="101"/>
          </chart:series>
          <chart:series chart:style-name="ch8" chart:values-cell-range-address="Tabelle1.W51:Tabelle1.W67" chart:class="chart:scatter">
            <chart:domain table:cell-range-address="Tabelle1.V51:Tabelle1.V6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  <table:table-cell office:value-type="string">
                <text:p>Spalte V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5">
                <text:p>1795</text:p>
                <draw:g>
                  <svg:desc>Tabelle1.M8:Tabelle1.M108</svg:desc>
                </draw:g>
              </table:table-cell>
              <table:table-cell office:value-type="float" office:value="196">
                <text:p>196</text:p>
                <draw:g>
                  <svg:desc>Tabelle1.N8:Tabelle1.N108</svg:desc>
                </draw:g>
              </table:table-cell>
              <table:table-cell office:value-type="float" office:value="1793">
                <text:p>1793</text:p>
                <draw:g>
                  <svg:desc>Tabelle1.V51:Tabelle1.V67</svg:desc>
                </draw:g>
              </table:table-cell>
              <table:table-cell office:value-type="float" office:value="410">
                <text:p>410</text:p>
                <draw:g>
                  <svg:desc>Tabelle1.W51:Tabelle1.W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.3113839693">
                <text:p>1794.3113839693</text:p>
              </table:table-cell>
              <table:table-cell office:value-type="float" office:value="242.276163096679">
                <text:p>242.276163096679</text:p>
              </table:table-cell>
              <table:table-cell office:value-type="float" office:value="1833">
                <text:p>183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3.92721593859">
                <text:p>1793.92721593859</text:p>
              </table:table-cell>
              <table:table-cell office:value-type="float" office:value="284.761266193358">
                <text:p>284.761266193358</text:p>
              </table:table-cell>
              <table:table-cell office:value-type="float" office:value="1860">
                <text:p>186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3.84749590789">
                <text:p>1793.84749590789</text:p>
              </table:table-cell>
              <table:table-cell office:value-type="float" office:value="323.455309290037">
                <text:p>323.455309290037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4.07222387718">
                <text:p>1794.07222387718</text:p>
              </table:table-cell>
              <table:table-cell office:value-type="float" office:value="358.358292386715">
                <text:p>358.358292386715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4.60139984648">
                <text:p>1794.60139984648</text:p>
              </table:table-cell>
              <table:table-cell office:value-type="float" office:value="389.470215483394">
                <text:p>389.470215483394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95.43502381577">
                <text:p>1795.43502381577</text:p>
              </table:table-cell>
              <table:table-cell office:value-type="float" office:value="416.791078580073">
                <text:p>416.791078580073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6.57309578507">
                <text:p>1796.57309578507</text:p>
              </table:table-cell>
              <table:table-cell office:value-type="float" office:value="440.320881676752">
                <text:p>440.320881676752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8.01561575436">
                <text:p>1798.01561575436</text:p>
              </table:table-cell>
              <table:table-cell office:value-type="float" office:value="460.059624773431">
                <text:p>460.059624773431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9.76258372366">
                <text:p>1799.76258372366</text:p>
              </table:table-cell>
              <table:table-cell office:value-type="float" office:value="476.00730787011">
                <text:p>476.00730787011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1.81399969295">
                <text:p>1801.81399969295</text:p>
              </table:table-cell>
              <table:table-cell office:value-type="float" office:value="488.163930966789">
                <text:p>488.163930966789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4.16986366225">
                <text:p>1804.16986366225</text:p>
              </table:table-cell>
              <table:table-cell office:value-type="float" office:value="496.529494063468">
                <text:p>496.529494063468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6.83017563154">
                <text:p>1806.83017563154</text:p>
              </table:table-cell>
              <table:table-cell office:value-type="float" office:value="501.103997160147">
                <text:p>501.103997160147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9.79493560084">
                <text:p>1809.79493560084</text:p>
              </table:table-cell>
              <table:table-cell office:value-type="float" office:value="501.887440256825">
                <text:p>501.887440256825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3.06414357013">
                <text:p>1813.06414357013</text:p>
              </table:table-cell>
              <table:table-cell office:value-type="float" office:value="498.879823353504">
                <text:p>498.879823353504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6.63779953943">
                <text:p>1816.63779953943</text:p>
              </table:table-cell>
              <table:table-cell office:value-type="float" office:value="492.081146450183">
                <text:p>492.081146450183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0.51590350872">
                <text:p>1820.51590350872</text:p>
              </table:table-cell>
              <table:table-cell office:value-type="float" office:value="481.491409546862">
                <text:p>481.491409546862</text:p>
              </table:table-cell>
              <table:table-cell office:value-type="float" office:value="0">
                <text:p>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4.69845547802">
                <text:p>1824.69845547802</text:p>
              </table:table-cell>
              <table:table-cell office:value-type="float" office:value="467.110612643541">
                <text:p>467.1106126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9.18545544732">
                <text:p>1829.18545544732</text:p>
              </table:table-cell>
              <table:table-cell office:value-type="float" office:value="448.93875574022">
                <text:p>448.9387557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33.97690341661">
                <text:p>1833.97690341661</text:p>
              </table:table-cell>
              <table:table-cell office:value-type="float" office:value="426.975838836899">
                <text:p>426.97583883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9.07279938591">
                <text:p>1839.07279938591</text:p>
              </table:table-cell>
              <table:table-cell office:value-type="float" office:value="401.221861933577">
                <text:p>401.22186193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4.4731433552">
                <text:p>1844.4731433552</text:p>
              </table:table-cell>
              <table:table-cell office:value-type="float" office:value="371.676825030256">
                <text:p>371.6768250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0.1779353245">
                <text:p>1850.1779353245</text:p>
              </table:table-cell>
              <table:table-cell office:value-type="float" office:value="338.340728126935">
                <text:p>338.3407281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6.18717529379">
                <text:p>1856.18717529379</text:p>
              </table:table-cell>
              <table:table-cell office:value-type="float" office:value="301.213571223614">
                <text:p>301.213571223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2.50086326309">
                <text:p>1862.50086326309</text:p>
              </table:table-cell>
              <table:table-cell office:value-type="float" office:value="260.295354320293">
                <text:p>260.29535432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9.11899923238">
                <text:p>1869.11899923238</text:p>
              </table:table-cell>
              <table:table-cell office:value-type="float" office:value="215.586077416972">
                <text:p>215.58607741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6.04158320168">
                <text:p>1876.04158320168</text:p>
              </table:table-cell>
              <table:table-cell office:value-type="float" office:value="167.085740513651">
                <text:p>167.08574051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3.26861517097">
                <text:p>1883.26861517097</text:p>
              </table:table-cell>
              <table:table-cell office:value-type="float" office:value="114.79434361033">
                <text:p>114.7943436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0.80009514027">
                <text:p>1890.80009514027</text:p>
              </table:table-cell>
              <table:table-cell office:value-type="float" office:value="58.7118867070085">
                <text:p>58.711886707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8.63602310956">
                <text:p>1898.63602310956</text:p>
              </table:table-cell>
              <table:table-cell office:value-type="float" office:value="-1.16163019631267">
                <text:p>-1.1616301963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6.77639907886">
                <text:p>1906.77639907886</text:p>
              </table:table-cell>
              <table:table-cell office:value-type="float" office:value="-64.8262070996339">
                <text:p>-64.826207099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5.22122304815">
                <text:p>1915.22122304815</text:p>
              </table:table-cell>
              <table:table-cell office:value-type="float" office:value="-132.281844002955">
                <text:p>-132.28184400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3.97049501745">
                <text:p>1923.97049501745</text:p>
              </table:table-cell>
              <table:table-cell office:value-type="float" office:value="-203.528540906276">
                <text:p>-203.52854090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.02421498674">
                <text:p>1933.02421498674</text:p>
              </table:table-cell>
              <table:table-cell office:value-type="float" office:value="-278.566297809597">
                <text:p>-278.56629780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2.38238295604">
                <text:p>1942.38238295604</text:p>
              </table:table-cell>
              <table:table-cell office:value-type="float" office:value="-357.395114712919">
                <text:p>-357.39511471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2.04499892534">
                <text:p>1952.04499892534</text:p>
              </table:table-cell>
              <table:table-cell office:value-type="float" office:value="-440.01499161624">
                <text:p>-440.0149916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2.01206289463">
                <text:p>1962.01206289463</text:p>
              </table:table-cell>
              <table:table-cell office:value-type="float" office:value="-526.425928519561">
                <text:p>-526.42592851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2.28357486393">
                <text:p>1972.28357486393</text:p>
              </table:table-cell>
              <table:table-cell office:value-type="float" office:value="-616.627925422882">
                <text:p>-616.62792542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2.85953483322">
                <text:p>1982.85953483322</text:p>
              </table:table-cell>
              <table:table-cell office:value-type="float" office:value="-710.620982326203">
                <text:p>-710.62098232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3.73994280252">
                <text:p>1993.73994280252</text:p>
              </table:table-cell>
              <table:table-cell office:value-type="float" office:value="-808.405099229524">
                <text:p>-808.40509922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4.92479877181">
                <text:p>2004.92479877181</text:p>
              </table:table-cell>
              <table:table-cell office:value-type="float" office:value="-909.980276132845">
                <text:p>-909.98027613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6.41410274111">
                <text:p>2016.41410274111</text:p>
              </table:table-cell>
              <table:table-cell office:value-type="float" office:value="-1015.34651303617">
                <text:p>-1015.3465130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8.2078547104">
                <text:p>2028.2078547104</text:p>
              </table:table-cell>
              <table:table-cell office:value-type="float" office:value="-1124.50380993949">
                <text:p>-1124.503809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0.3060546797">
                <text:p>2040.3060546797</text:p>
              </table:table-cell>
              <table:table-cell office:value-type="float" office:value="-1237.45216684281">
                <text:p>-1237.4521668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52.70870264899">
                <text:p>2052.70870264899</text:p>
              </table:table-cell>
              <table:table-cell office:value-type="float" office:value="-1354.19158374613">
                <text:p>-1354.1915837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5.41579861829">
                <text:p>2065.41579861829</text:p>
              </table:table-cell>
              <table:table-cell office:value-type="float" office:value="-1474.72206064945">
                <text:p>-1474.7220606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8.42734258758">
                <text:p>2078.42734258758</text:p>
              </table:table-cell>
              <table:table-cell office:value-type="float" office:value="-1599.04359755277">
                <text:p>-1599.0435975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1.74333455688">
                <text:p>2091.74333455688</text:p>
              </table:table-cell>
              <table:table-cell office:value-type="float" office:value="-1727.15619445609">
                <text:p>-1727.1561944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5.36377452617">
                <text:p>2105.36377452617</text:p>
              </table:table-cell>
              <table:table-cell office:value-type="float" office:value="-1859.05985135941">
                <text:p>-1859.0598513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9.28866249547">
                <text:p>2119.28866249547</text:p>
              </table:table-cell>
              <table:table-cell office:value-type="float" office:value="-1994.75456826273">
                <text:p>-1994.7545682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3.51799846476">
                <text:p>2133.51799846476</text:p>
              </table:table-cell>
              <table:table-cell office:value-type="float" office:value="-2134.24034516606">
                <text:p>-2134.2403451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8.05178243406">
                <text:p>2148.05178243406</text:p>
              </table:table-cell>
              <table:table-cell office:value-type="float" office:value="-2277.51718206938">
                <text:p>-2277.5171820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2.89001440335">
                <text:p>2162.89001440335</text:p>
              </table:table-cell>
              <table:table-cell office:value-type="float" office:value="-2424.5850789727">
                <text:p>-2424.585078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8.03269437265">
                <text:p>2178.03269437265</text:p>
              </table:table-cell>
              <table:table-cell office:value-type="float" office:value="-2575.44403587602">
                <text:p>-2575.4440358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3.47982234195">
                <text:p>2193.47982234195</text:p>
              </table:table-cell>
              <table:table-cell office:value-type="float" office:value="-2730.09405277934">
                <text:p>-2730.0940527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9.23139831124">
                <text:p>2209.23139831124</text:p>
              </table:table-cell>
              <table:table-cell office:value-type="float" office:value="-2888.53512968266">
                <text:p>-2888.5351296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5.28742228054">
                <text:p>2225.28742228054</text:p>
              </table:table-cell>
              <table:table-cell office:value-type="float" office:value="-3050.76726658598">
                <text:p>-3050.7672665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41.64789424983">
                <text:p>2241.64789424983</text:p>
              </table:table-cell>
              <table:table-cell office:value-type="float" office:value="-3216.7904634893">
                <text:p>-3216.790463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58.31281421913">
                <text:p>2258.31281421913</text:p>
              </table:table-cell>
              <table:table-cell office:value-type="float" office:value="-3386.60472039262">
                <text:p>-3386.6047203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75.28218218842">
                <text:p>2275.28218218842</text:p>
              </table:table-cell>
              <table:table-cell office:value-type="float" office:value="-3560.21003729594">
                <text:p>-3560.2100372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92.55599815772">
                <text:p>2292.55599815772</text:p>
              </table:table-cell>
              <table:table-cell office:value-type="float" office:value="-3737.60641419927">
                <text:p>-3737.6064141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10.13426212701">
                <text:p>2310.13426212701</text:p>
              </table:table-cell>
              <table:table-cell office:value-type="float" office:value="-3918.79385110259">
                <text:p>-3918.7938511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28.01697409631">
                <text:p>2328.01697409631</text:p>
              </table:table-cell>
              <table:table-cell office:value-type="float" office:value="-4103.77234800591">
                <text:p>-4103.772348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6.2041340656">
                <text:p>2346.2041340656</text:p>
              </table:table-cell>
              <table:table-cell office:value-type="float" office:value="-4292.54190490923">
                <text:p>-4292.5419049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64.6957420349">
                <text:p>2364.6957420349</text:p>
              </table:table-cell>
              <table:table-cell office:value-type="float" office:value="-4485.10252181255">
                <text:p>-4485.1025218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83.49179800419">
                <text:p>2383.49179800419</text:p>
              </table:table-cell>
              <table:table-cell office:value-type="float" office:value="-4681.45419871587">
                <text:p>-4681.4541987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2.59230197349">
                <text:p>2402.59230197349</text:p>
              </table:table-cell>
              <table:table-cell office:value-type="float" office:value="-4881.59693561919">
                <text:p>-4881.5969356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1.99725394278">
                <text:p>2421.99725394278</text:p>
              </table:table-cell>
              <table:table-cell office:value-type="float" office:value="-5085.53073252251">
                <text:p>-5085.5307325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41.70665391208">
                <text:p>2441.70665391208</text:p>
              </table:table-cell>
              <table:table-cell office:value-type="float" office:value="-5293.25558942583">
                <text:p>-5293.255589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61.72050188137">
                <text:p>2461.72050188137</text:p>
              </table:table-cell>
              <table:table-cell office:value-type="float" office:value="-5504.77150632916">
                <text:p>-5504.7715063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82.03879785067">
                <text:p>2482.03879785067</text:p>
              </table:table-cell>
              <table:table-cell office:value-type="float" office:value="-5720.07848323248">
                <text:p>-5720.0784832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02.66154181997">
                <text:p>2502.66154181997</text:p>
              </table:table-cell>
              <table:table-cell office:value-type="float" office:value="-5939.1765201358">
                <text:p>-5939.176520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3.58873378926">
                <text:p>2523.58873378926</text:p>
              </table:table-cell>
              <table:table-cell office:value-type="float" office:value="-6162.06561703912">
                <text:p>-6162.0656170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4.82037375856">
                <text:p>2544.82037375856</text:p>
              </table:table-cell>
              <table:table-cell office:value-type="float" office:value="-6388.74577394244">
                <text:p>-6388.7457739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6.35646172785">
                <text:p>2566.35646172785</text:p>
              </table:table-cell>
              <table:table-cell office:value-type="float" office:value="-6619.21699084576">
                <text:p>-6619.2169908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8.19699769715">
                <text:p>2588.19699769715</text:p>
              </table:table-cell>
              <table:table-cell office:value-type="float" office:value="-6853.47926774908">
                <text:p>-6853.4792677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10.34198166644">
                <text:p>2610.34198166644</text:p>
              </table:table-cell>
              <table:table-cell office:value-type="float" office:value="-7091.5326046524">
                <text:p>-7091.532604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32.79141363574">
                <text:p>2632.79141363574</text:p>
              </table:table-cell>
              <table:table-cell office:value-type="float" office:value="-7333.37700155572">
                <text:p>-7333.3770015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5.54529360503">
                <text:p>2655.54529360503</text:p>
              </table:table-cell>
              <table:table-cell office:value-type="float" office:value="-7579.01245845904">
                <text:p>-7579.0124584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78.60362157433">
                <text:p>2678.60362157433</text:p>
              </table:table-cell>
              <table:table-cell office:value-type="float" office:value="-7828.43897536237">
                <text:p>-7828.4389753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01.96639754362">
                <text:p>2701.96639754362</text:p>
              </table:table-cell>
              <table:table-cell office:value-type="float" office:value="-8081.65655226569">
                <text:p>-8081.6565522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25.63362151292">
                <text:p>2725.63362151292</text:p>
              </table:table-cell>
              <table:table-cell office:value-type="float" office:value="-8338.66518916901">
                <text:p>-8338.6651891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49.60529348221">
                <text:p>2749.60529348221</text:p>
              </table:table-cell>
              <table:table-cell office:value-type="float" office:value="-8599.46488607233">
                <text:p>-8599.4648860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73.88141345151">
                <text:p>2773.88141345151</text:p>
              </table:table-cell>
              <table:table-cell office:value-type="float" office:value="-8864.05564297565">
                <text:p>-8864.0556429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8.4619814208">
                <text:p>2798.4619814208</text:p>
              </table:table-cell>
              <table:table-cell office:value-type="float" office:value="-9132.43745987897">
                <text:p>-9132.4374598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23.3469973901">
                <text:p>2823.3469973901</text:p>
              </table:table-cell>
              <table:table-cell office:value-type="float" office:value="-9404.61033678229">
                <text:p>-9404.61033678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48.53646135939">
                <text:p>2848.53646135939</text:p>
              </table:table-cell>
              <table:table-cell office:value-type="float" office:value="-9680.57427368561">
                <text:p>-9680.5742736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4.03037332869">
                <text:p>2874.03037332869</text:p>
              </table:table-cell>
              <table:table-cell office:value-type="float" office:value="-9960.32927058894">
                <text:p>-9960.3292705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9.82873329798">
                <text:p>2899.82873329798</text:p>
              </table:table-cell>
              <table:table-cell office:value-type="float" office:value="-10243.8753274923">
                <text:p>-10243.875327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25.93154126728">
                <text:p>2925.93154126728</text:p>
              </table:table-cell>
              <table:table-cell office:value-type="float" office:value="-10531.2124443956">
                <text:p>-10531.212444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52.33879723658">
                <text:p>2952.33879723658</text:p>
              </table:table-cell>
              <table:table-cell office:value-type="float" office:value="-10822.3406212989">
                <text:p>-10822.34062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9.05050120587">
                <text:p>2979.05050120587</text:p>
              </table:table-cell>
              <table:table-cell office:value-type="float" office:value="-11117.2598582022">
                <text:p>-11117.259858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6.06665317517">
                <text:p>3006.06665317517</text:p>
              </table:table-cell>
              <table:table-cell office:value-type="float" office:value="-11415.9701551055">
                <text:p>-11415.970155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3.38725314446">
                <text:p>3033.38725314446</text:p>
              </table:table-cell>
              <table:table-cell office:value-type="float" office:value="-11718.4715120089">
                <text:p>-11718.471512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61.01230111376">
                <text:p>3061.01230111376</text:p>
              </table:table-cell>
              <table:table-cell office:value-type="float" office:value="-12024.7639289122">
                <text:p>-12024.763928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88.94179708305">
                <text:p>3088.94179708305</text:p>
              </table:table-cell>
              <table:table-cell office:value-type="float" office:value="-12334.8474058155">
                <text:p>-12334.847405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17.17574105235">
                <text:p>3117.17574105235</text:p>
              </table:table-cell>
              <table:table-cell office:value-type="float" office:value="-12648.7219427188">
                <text:p>-12648.721942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5.71413302164">
                <text:p>3145.71413302164</text:p>
              </table:table-cell>
              <table:table-cell office:value-type="float" office:value="-12966.3875396222">
                <text:p>-12966.387539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74.55697299094">
                <text:p>3174.55697299094</text:p>
              </table:table-cell>
              <table:table-cell office:value-type="float" office:value="-13287.8441965255">
                <text:p>-13287.844196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3.70426096023">
                <text:p>3203.70426096023</text:p>
              </table:table-cell>
              <table:table-cell office:value-type="float" office:value="-13613.0919134288">
                <text:p>-13613.091913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33.15599692953">
                <text:p>3233.15599692953</text:p>
              </table:table-cell>
              <table:table-cell office:value-type="float" office:value="-13942.1306903321">
                <text:p>-13942.130690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